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984in"/>
    </style:style>
    <style:style style:name="co2" style:family="table-column">
      <style:table-column-properties fo:break-before="auto" style:column-width="6.8508in"/>
    </style:style>
    <style:style style:name="co3" style:family="table-column">
      <style:table-column-properties fo:break-before="auto" style:column-width="9.6382in"/>
    </style:style>
    <style:style style:name="co4" style:family="table-column">
      <style:table-column-properties fo:break-before="auto" style:column-width="0.889in"/>
    </style:style>
    <style:style style:name="co5" style:family="table-column">
      <style:table-column-properties fo:break-before="auto" style:column-width="8.3945in"/>
    </style:style>
    <style:style style:name="co6" style:family="table-column">
      <style:table-column-properties fo:break-before="auto" style:column-width="9.3272in"/>
    </style:style>
    <style:style style:name="co7" style:family="table-column">
      <style:table-column-properties fo:break-before="auto" style:column-width="8.0839in"/>
    </style:style>
    <style:style style:name="ro1" style:family="table-row">
      <style:table-row-properties style:row-height="0.372in" fo:break-before="auto" style:use-optimal-row-height="true"/>
    </style:style>
    <style:style style:name="ro2" style:family="table-row">
      <style:table-row-properties style:row-height="0.273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italic"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11" table:style-name="ta1">
        <table:table-column table:style-name="co1" table:default-cell-style-name="ce3"/>
        <table:table-column table:style-name="co1" table:number-columns-repeated="1023" table:default-cell-style-name="Default"/>
        <table:table-row table:style-name="ro1">
          <table:table-cell table:style-name="ce1" office:value-type="string" calcext:value-type="string" table:number-columns-spanned="2" table:number-rows-spanned="1">
            <text:p>C++11</text:p>
          </table:table-cell>
          <table:covered-table-cell/>
          <table:table-cell table:number-columns-repeated="1022"/>
        </table:table-row>
        <table:table-row table:style-name="ro2">
          <table:table-cell table:style-name="ce2" office:value-type="string" calcext:value-type="string" table:number-columns-spanned="2" table:number-rows-spanned="1">
            <text:p>概要</text:p>
          </table:table-cell>
          <table:covered-table-cell/>
          <table:table-cell table:number-columns-repeated="1022"/>
        </table:table-row>
        <table:table-row table:style-name="ro3">
          <table:table-cell office:value-type="string" calcext:value-type="string" table:number-columns-spanned="2" table:number-rows-spanned="1">
            <text:p>C++11とは、2011年8月に改訂され、ISO/IEC 14882:2011で標準規格化されたC++バージョンの通称である。</text:p>
          </table:table-cell>
          <table:covered-table-cell/>
          <table:table-cell table:number-columns-repeated="1022"/>
        </table:table-row>
        <table:table-row table:style-name="ro3">
          <table:table-cell office:value-type="string" calcext:value-type="string" table:number-columns-spanned="2" table:number-rows-spanned="1">
            <text:p>前バージョンであるC++03からメジャーバージョンアップされ、多くの有用な機能が追加された。</text:p>
          </table:table-cell>
          <table:covered-table-cell/>
          <table:table-cell table:number-columns-repeated="1022"/>
        </table:table-row>
        <table:table-row table:style-name="ro3">
          <table:table-cell office:value-type="string" calcext:value-type="string" table:number-columns-spanned="2" table:number-rows-spanned="1">
            <text:p>このバージョンは、策定中はC++0xと呼ばれていた。これは、2009年中までに策定を完了させることを目指して、下一桁を伏せ字にしたものである。</text:p>
          </table:table-cell>
          <table:covered-table-cell/>
          <table:table-cell table:number-columns-repeated="1022"/>
        </table:table-row>
        <table:table-row table:style-name="ro2">
          <table:table-cell table:style-name="ce2" office:value-type="string" calcext:value-type="string" table:number-columns-spanned="2" table:number-rows-spanned="1">
            <text:p>言語機能</text:p>
          </table:table-cell>
          <table:covered-table-cell/>
          <table:table-cell table:number-columns-repeated="1022"/>
        </table:table-row>
        <table:table-row table:style-name="ro4">
          <table:table-cell table:style-name="ce4" office:value-type="string" calcext:value-type="string" table:number-columns-spanned="2" table:number-rows-spanned="1">
            <text:p>一般的な機能</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auto.html" xlink:type="simple">auto</text:a></text:p>
          </table:table-cell>
          <table:table-cell table:style-name="ce3" office:value-type="string" calcext:value-type="string">
            <text:p>型推論</text:p>
          </table:table-cell>
          <table:table-cell table:number-columns-repeated="1022"/>
        </table:table-row>
        <table:table-row table:style-name="ro3">
          <table:table-cell office:value-type="string" calcext:value-type="string">
            <text:p><text:a xlink:href="https://cpprefjp.github.io/lang/cpp11/decltype.html" xlink:type="simple">decltype</text:a></text:p>
          </table:table-cell>
          <table:table-cell table:style-name="ce3" office:value-type="string" calcext:value-type="string">
            <text:p>式の型を取得</text:p>
          </table:table-cell>
          <table:table-cell table:number-columns-repeated="1022"/>
        </table:table-row>
        <table:table-row table:style-name="ro3">
          <table:table-cell office:value-type="string" calcext:value-type="string">
            <text:p><text:a xlink:href="https://cpprefjp.github.io/lang/cpp11/range_based_for.html" xlink:type="simple">範囲for文</text:a></text:p>
          </table:table-cell>
          <table:table-cell table:style-name="ce3" office:value-type="string" calcext:value-type="string">
            <text:p>配列やコンテナといった範囲を表すオブジェクトを、簡潔に走査する</text:p>
          </table:table-cell>
          <table:table-cell table:number-columns-repeated="1022"/>
        </table:table-row>
        <table:table-row table:style-name="ro3">
          <table:table-cell office:value-type="string" calcext:value-type="string">
            <text:p><text:a xlink:href="https://cpprefjp.github.io/lang/cpp11/initializer_lists.html" xlink:type="simple">初期化子リスト</text:a></text:p>
          </table:table-cell>
          <table:table-cell table:style-name="ce3" office:value-type="string" calcext:value-type="string">
            <text:p>波括弧による初期化をユーザー定義する。vector&lt;int&gt; v = {1, 2, 3};など。</text:p>
          </table:table-cell>
          <table:table-cell table:number-columns-repeated="1022"/>
        </table:table-row>
        <table:table-row table:style-name="ro3">
          <table:table-cell office:value-type="string" calcext:value-type="string">
            <text:p><text:a xlink:href="https://cpprefjp.github.io/lang/cpp11/uniform_initialization.html" xlink:type="simple">一様初期化</text:a></text:p>
          </table:table-cell>
          <table:table-cell table:style-name="ce3" office:value-type="string" calcext:value-type="string">
            <text:p>コンストラクタの呼び出しを、波カッコで行う。T x {a, b, c};</text:p>
          </table:table-cell>
          <table:table-cell table:number-columns-repeated="1022"/>
        </table:table-row>
        <table:table-row table:style-name="ro3">
          <table:table-cell office:value-type="string" calcext:value-type="string">
            <text:p><text:a xlink:href="https://cpprefjp.github.io/lang/cpp11/rvalue_ref_and_move_semantics.html" xlink:type="simple">右辺値参照・ムーブセマンティクス</text:a></text:p>
          </table:table-cell>
          <table:table-cell table:style-name="ce3" office:value-type="string" calcext:value-type="string">
            <text:p>右辺値によるオーバーロード、およびそれによるリソースの所有権移動</text:p>
          </table:table-cell>
          <table:table-cell table:number-columns-repeated="1022"/>
        </table:table-row>
        <table:table-row table:style-name="ro3">
          <table:table-cell office:value-type="string" calcext:value-type="string">
            <text:p><text:a xlink:href="https://cpprefjp.github.io/lang/cpp11/lambda_expressions.html" xlink:type="simple">ラムダ式</text:a></text:p>
          </table:table-cell>
          <table:table-cell table:style-name="ce3" office:value-type="string" calcext:value-type="string">
            <text:p>関数オブジェクトをその場に書く</text:p>
          </table:table-cell>
          <table:table-cell table:number-columns-repeated="1022"/>
        </table:table-row>
        <table:table-row table:style-name="ro3">
          <table:table-cell office:value-type="string" calcext:value-type="string">
            <text:p><text:a xlink:href="https://cpprefjp.github.io/lang/cpp11/noexcept.html" xlink:type="simple">noexcept</text:a></text:p>
          </table:table-cell>
          <table:table-cell table:style-name="ce3" office:value-type="string" calcext:value-type="string">
            <text:p>関数の例外指定、例外を投げる可能性のある式かbool値を返す演算子</text:p>
          </table:table-cell>
          <table:table-cell table:number-columns-repeated="1022"/>
        </table:table-row>
        <table:table-row table:style-name="ro3">
          <table:table-cell office:value-type="string" calcext:value-type="string">
            <text:p><text:a xlink:href="https://cpprefjp.github.io/lang/cpp11/constexpr.html" xlink:type="simple">constexpr</text:a></text:p>
          </table:table-cell>
          <table:table-cell table:style-name="ce3" office:value-type="string" calcext:value-type="string">
            <text:p>定数式</text:p>
          </table:table-cell>
          <table:table-cell table:number-columns-repeated="1022"/>
        </table:table-row>
        <table:table-row table:style-name="ro3">
          <table:table-cell office:value-type="string" calcext:value-type="string">
            <text:p><text:a xlink:href="https://cpprefjp.github.io/lang/cpp11/nullptr.html" xlink:type="simple">nullptr</text:a></text:p>
          </table:table-cell>
          <table:table-cell table:style-name="ce3" office:value-type="string" calcext:value-type="string">
            <text:p>ヌルポインタを表すポインタリテラル</text:p>
          </table:table-cell>
          <table:table-cell table:number-columns-repeated="1022"/>
        </table:table-row>
        <table:table-row table:style-name="ro3">
          <table:table-cell office:value-type="string" calcext:value-type="string">
            <text:p><text:a xlink:href="https://cpprefjp.github.io/lang/cpp11/inline_namespaces.html" xlink:type="simple">インライン名前空間</text:a></text:p>
          </table:table-cell>
          <table:table-cell table:style-name="ce3" office:value-type="string" calcext:value-type="string">
            <text:p>ネストした名前空間に、透過的にアクセスする</text:p>
          </table:table-cell>
          <table:table-cell table:number-columns-repeated="1022"/>
        </table:table-row>
        <table:table-row table:style-name="ro3">
          <table:table-cell office:value-type="string" calcext:value-type="string">
            <text:p><text:a xlink:href="https://cpprefjp.github.io/lang/cpp11/user_defined_literals.html" xlink:type="simple">ユーザー定義リテラル</text:a></text:p>
          </table:table-cell>
          <table:table-cell table:style-name="ce3" office:value-type="string" calcext:value-type="string">
            <text:p>リテラルのサフィックスをユーザー定義する</text:p>
          </table:table-cell>
          <table:table-cell table:number-columns-repeated="1022"/>
        </table:table-row>
        <table:table-row table:style-name="ro4">
          <table:table-cell table:style-name="ce4" office:value-type="string" calcext:value-type="string" table:number-columns-spanned="2" table:number-rows-spanned="1">
            <text:p>クラス関係の機能</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defaulted_and_deleted_functions.html" xlink:type="simple">関数のdefault／delete宣言</text:a></text:p>
          </table:table-cell>
          <table:table-cell table:style-name="ce3" office:value-type="string" calcext:value-type="string">
            <text:p>自動定義される特殊関数の制御</text:p>
          </table:table-cell>
          <table:table-cell table:number-columns-repeated="1022"/>
        </table:table-row>
        <table:table-row table:style-name="ro3">
          <table:table-cell office:value-type="string" calcext:value-type="string">
            <text:p><text:a xlink:href="https://cpprefjp.github.io/lang/cpp11/delegating_constructors.html" xlink:type="simple">委譲コンストラクタ</text:a></text:p>
          </table:table-cell>
          <table:table-cell table:style-name="ce3" office:value-type="string" calcext:value-type="string">
            <text:p>コンストラクタから他のコンストラクタに処理を委譲する</text:p>
          </table:table-cell>
          <table:table-cell table:number-columns-repeated="1022"/>
        </table:table-row>
        <table:table-row table:style-name="ro3">
          <table:table-cell office:value-type="string" calcext:value-type="string">
            <text:p><text:a xlink:href="https://cpprefjp.github.io/lang/cpp11/non_static_data_member_initializers.html" xlink:type="simple">非静的メンバ変数の初期化</text:a></text:p>
          </table:table-cell>
          <table:table-cell table:style-name="ce3" office:value-type="string" calcext:value-type="string">
            <text:p>メンバ変数を、宣言と同時に初期値指定する</text:p>
          </table:table-cell>
          <table:table-cell table:number-columns-repeated="1022"/>
        </table:table-row>
        <table:table-row table:style-name="ro3">
          <table:table-cell office:value-type="string" calcext:value-type="string">
            <text:p><text:a xlink:href="https://cpprefjp.github.io/lang/cpp11/inheriting_constructors.html" xlink:type="simple">継承コンストラクタ</text:a></text:p>
          </table:table-cell>
          <table:table-cell table:style-name="ce3" office:value-type="string" calcext:value-type="string">
            <text:p>基底クラスのコンストラクタを継承する</text:p>
          </table:table-cell>
          <table:table-cell table:number-columns-repeated="1022"/>
        </table:table-row>
        <table:table-row table:style-name="ro3">
          <table:table-cell office:value-type="string" calcext:value-type="string">
            <text:p><text:a xlink:href="https://cpprefjp.github.io/lang/cpp11/override_final.html" xlink:type="simple">overrideとfinal</text:a></text:p>
          </table:table-cell>
          <table:table-cell table:style-name="ce3" office:value-type="string" calcext:value-type="string">
            <text:p>メンバ関数のオーバーライド指定、および派生クラスでのオーバーライドの禁止を指定する</text:p>
          </table:table-cell>
          <table:table-cell table:number-columns-repeated="1022"/>
        </table:table-row>
        <table:table-row table:style-name="ro3">
          <table:table-cell office:value-type="string" calcext:value-type="string">
            <text:p><text:a xlink:href="https://cpprefjp.github.io/lang/cpp11/explicit_conversion_operator.html" xlink:type="simple">明示的な型変換演算子のオーバーロード</text:a></text:p>
          </table:table-cell>
          <table:table-cell table:style-name="ce3" office:value-type="string" calcext:value-type="string">
            <text:p>明示的な型変換が行われる場合にのみ呼び出される演算子をオーバーロードできるようにする</text:p>
          </table:table-cell>
          <table:table-cell table:number-columns-repeated="1022"/>
        </table:table-row>
        <table:table-row table:style-name="ro3">
          <table:table-cell office:value-type="string" calcext:value-type="string">
            <text:p><text:a xlink:href="https://cpprefjp.github.io/lang/cpp11/extend_friend_targets.html" xlink:type="simple">friend宣言できる対象を拡張</text:a></text:p>
          </table:table-cell>
          <table:table-cell table:style-name="ce3" office:value-type="string" calcext:value-type="string">
            <text:p>テンプレートパラメータや型の別名をfriend宣言する</text:p>
          </table:table-cell>
          <table:table-cell table:number-columns-repeated="1022"/>
        </table:table-row>
        <table:table-row table:style-name="ro3">
          <table:table-cell office:value-type="string" calcext:value-type="string">
            <text:p><text:a xlink:href="https://cpprefjp.github.io/lang/cpp11/ref_qualifier_for_this.html" xlink:type="simple">メンバ関数の左辺値／右辺値修飾</text:a></text:p>
          </table:table-cell>
          <table:table-cell table:style-name="ce3" office:value-type="string" calcext:value-type="string">
            <text:p>オブジェクトが左辺値／右辺値の場合のみ呼び出し可能であることの指定</text:p>
          </table:table-cell>
          <table:table-cell table:number-columns-repeated="1022"/>
        </table:table-row>
        <table:table-row table:style-name="ro4">
          <table:table-cell table:style-name="ce4" office:value-type="string" calcext:value-type="string" table:number-columns-spanned="2" table:number-rows-spanned="1">
            <text:p>クラス以外の型に関する機能</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scoped_enum.html" xlink:type="simple">スコープを持つ列挙型</text:a></text:p>
          </table:table-cell>
          <table:table-cell table:style-name="ce3" office:value-type="string" calcext:value-type="string">
            <text:p>強い型付けとスコープを持つ列挙型の導入と、それにともなって従来の列挙型を機能拡張</text:p>
          </table:table-cell>
          <table:table-cell table:number-columns-repeated="1022"/>
        </table:table-row>
        <table:table-row table:style-name="ro3">
          <table:table-cell office:value-type="string" calcext:value-type="string">
            <text:p><text:a xlink:href="https://cpprefjp.github.io/lang/cpp11/unrestricted_unions.html" xlink:type="simple">共用体の制限解除</text:a></text:p>
          </table:table-cell>
          <table:table-cell table:style-name="ce3" office:value-type="string" calcext:value-type="string">
            <text:p>共用体のメンバ変数として、クラスオブジェクトを持てるようにする</text:p>
          </table:table-cell>
          <table:table-cell table:number-columns-repeated="1022"/>
        </table:table-row>
        <table:table-row table:style-name="ro4">
          <table:table-cell table:style-name="ce4" office:value-type="string" calcext:value-type="string" table:number-columns-spanned="2" table:number-rows-spanned="1">
            <text:p>テンプレート関係の機能</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right_angle_brackets.html" xlink:type="simple">テンプレートの右山カッコ</text:a></text:p>
          </table:table-cell>
          <table:table-cell table:style-name="ce3" office:value-type="string" calcext:value-type="string">
            <text:p>vector&lt;basic_string&lt;char&gt;&gt;のように、&gt;&gt;をスペースを空けずに記述可能にする</text:p>
          </table:table-cell>
          <table:table-cell table:number-columns-repeated="1022"/>
        </table:table-row>
        <table:table-row table:style-name="ro3">
          <table:table-cell office:value-type="string" calcext:value-type="string">
            <text:p><text:a xlink:href="https://cpprefjp.github.io/lang/cpp11/extern_template.html" xlink:type="simple">extern template</text:a></text:p>
          </table:table-cell>
          <table:table-cell table:style-name="ce3" office:value-type="string" calcext:value-type="string">
            <text:p>テンプレートのインスタンス化を抑止する</text:p>
          </table:table-cell>
          <table:table-cell table:number-columns-repeated="1022"/>
        </table:table-row>
        <table:table-row table:style-name="ro3">
          <table:table-cell office:value-type="string" calcext:value-type="string">
            <text:p><text:a xlink:href="https://cpprefjp.github.io/lang/cpp11/alias_templates.html" xlink:type="simple">エイリアステンプレート</text:a></text:p>
          </table:table-cell>
          <table:table-cell table:style-name="ce3" office:value-type="string" calcext:value-type="string">
            <text:p>テンプレートによって型の別名を定義する</text:p>
          </table:table-cell>
          <table:table-cell table:number-columns-repeated="1022"/>
        </table:table-row>
        <table:table-row table:style-name="ro3">
          <table:table-cell office:value-type="string" calcext:value-type="string">
            <text:p><text:a xlink:href="https://cpprefjp.github.io/lang/cpp11/variadic_templates.html" xlink:type="simple">可変引数テンプレート</text:a></text:p>
          </table:table-cell>
          <table:table-cell table:style-name="ce3" office:value-type="string" calcext:value-type="string">
            <text:p>任意の数のテンプレートパラメータを受け取れるようにする</text:p>
          </table:table-cell>
          <table:table-cell table:number-columns-repeated="1022"/>
        </table:table-row>
        <table:table-row table:style-name="ro3">
          <table:table-cell office:value-type="string" calcext:value-type="string">
            <text:p><text:a xlink:href="https://cpprefjp.github.io/lang/cpp11/local_and_unnamed_type_as_template_arguments.html" xlink:type="simple">ローカル型と無名型を、テンプレート引数として使用することを許可</text:a></text:p>
          </table:table-cell>
          <table:table-cell table:style-name="ce3" office:value-type="string" calcext:value-type="string">
            <text:p>ローカルおよび無名として定義したクラスや列挙型を、テンプレート引数として渡せるようにする</text:p>
          </table:table-cell>
          <table:table-cell table:number-columns-repeated="1022"/>
        </table:table-row>
        <table:table-row table:style-name="ro3">
          <table:table-cell office:value-type="string" calcext:value-type="string">
            <text:p><text:a xlink:href="https://cpprefjp.github.io/lang/cpp11/sfinae_expressions.html" xlink:type="simple">任意の式によるSFINAE</text:a></text:p>
          </table:table-cell>
          <table:table-cell table:style-name="ce3" office:value-type="string" calcext:value-type="string">
            <text:p>特定の式が有効かどうかで、その関数をオーバーロード解決に含めるかどうかを決定する</text:p>
          </table:table-cell>
          <table:table-cell table:number-columns-repeated="1022"/>
        </table:table-row>
        <table:table-row table:style-name="ro3">
          <table:table-cell office:value-type="string" calcext:value-type="string">
            <text:p><text:a xlink:href="https://cpprefjp.github.io/lang/cpp11/remove_export_templates.html" xlink:type="simple">テンプレートのエクスポート機能を削除</text:a></text:p>
          </table:table-cell>
          <table:table-cell table:style-name="ce3" office:value-type="string" calcext:value-type="string">
            <text:p>テンプレート定義をエクスポートする機能を削除する</text:p>
          </table:table-cell>
          <table:table-cell table:number-columns-repeated="1022"/>
        </table:table-row>
        <table:table-row table:style-name="ro4">
          <table:table-cell table:style-name="ce4" office:value-type="string" calcext:value-type="string" table:number-columns-spanned="2" table:number-rows-spanned="1">
            <text:p>並行関係の機能</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thread_local_storage.html" xlink:type="simple">スレッドローカルストレージ</text:a></text:p>
          </table:table-cell>
          <table:table-cell table:style-name="ce3" office:value-type="string" calcext:value-type="string">
            <text:p>スレッドごとに異なる静的記憶域に保持される変数</text:p>
          </table:table-cell>
          <table:table-cell table:number-columns-repeated="1022"/>
        </table:table-row>
        <table:table-row table:style-name="ro3">
          <table:table-cell office:value-type="string" calcext:value-type="string">
            <text:p><text:a xlink:href="https://cpprefjp.github.io/lang/cpp11/static_initialization_thread_safely.html" xlink:type="simple">ブロックスコープを持つstatic変数初期化のスレッドセーフ化</text:a></text:p>
          </table:table-cell>
          <table:table-cell table:style-name="ce3" office:value-type="string" calcext:value-type="string">
            <text:p>関数ローカルで定義したstatic変数の初期化を、スレッドセーフにする</text:p>
          </table:table-cell>
          <table:table-cell table:number-columns-repeated="1022"/>
        </table:table-row>
        <table:table-row table:style-name="ro4">
          <table:table-cell table:style-name="ce4" office:value-type="string" calcext:value-type="string" table:number-columns-spanned="2" table:number-rows-spanned="1">
            <text:p>その他様々なユーティリティ</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trailing_return_types.html" xlink:type="simple">戻り値の型を後置する関数宣言構文</text:a></text:p>
          </table:table-cell>
          <table:table-cell table:style-name="ce3" office:value-type="string" calcext:value-type="string">
            <text:p>戻り値の型を後ろに書けるようにすることで、パラメータオブジェクトを戻り値型の文脈で使用できるようにする</text:p>
          </table:table-cell>
          <table:table-cell table:number-columns-repeated="1022"/>
        </table:table-row>
        <table:table-row table:style-name="ro3">
          <table:table-cell office:value-type="string" calcext:value-type="string">
            <text:p><text:a xlink:href="https://cpprefjp.github.io/lang/cpp11/static_assert.html" xlink:type="simple">コンパイル時アサート</text:a></text:p>
          </table:table-cell>
          <table:table-cell table:style-name="ce3" office:value-type="string" calcext:value-type="string">
            <text:p>コンパイル時に条件式が真であることを表明する</text:p>
          </table:table-cell>
          <table:table-cell table:number-columns-repeated="1022"/>
        </table:table-row>
        <table:table-row table:style-name="ro3">
          <table:table-cell office:value-type="string" calcext:value-type="string">
            <text:p><text:a xlink:href="https://cpprefjp.github.io/lang/cpp11/raw_string_literals.html" xlink:type="simple">生文字列リテラル</text:a></text:p>
          </table:table-cell>
          <table:table-cell table:style-name="ce3" office:value-type="string" calcext:value-type="string">
            <text:p>文字列リテラルにRプレフィックスを付けることで、エスケープシーケンスを無視する</text:p>
          </table:table-cell>
          <table:table-cell table:number-columns-repeated="1022"/>
        </table:table-row>
        <table:table-row table:style-name="ro3">
          <table:table-cell office:value-type="string" calcext:value-type="string">
            <text:p><text:a xlink:href="https://cpprefjp.github.io/lang/cpp11/char16_32.html" xlink:type="simple">char16_tとchar32_t</text:a></text:p>
          </table:table-cell>
          <table:table-cell table:style-name="ce3" office:value-type="string" calcext:value-type="string">
            <text:p>UTF-16とUTF-32の文字型</text:p>
          </table:table-cell>
          <table:table-cell table:number-columns-repeated="1022"/>
        </table:table-row>
        <table:table-row table:style-name="ro3">
          <table:table-cell office:value-type="string" calcext:value-type="string">
            <text:p><text:a xlink:href="https://cpprefjp.github.io/lang/cpp11/utf8_string_literals.html" xlink:type="simple">UTF-8文字列リテラル</text:a></text:p>
          </table:table-cell>
          <table:table-cell table:style-name="ce3" office:value-type="string" calcext:value-type="string">
            <text:p>charの文字列をUTF-8エンコーディングするプレフィックス</text:p>
          </table:table-cell>
          <table:table-cell table:number-columns-repeated="1022"/>
        </table:table-row>
        <table:table-row table:style-name="ro3">
          <table:table-cell office:value-type="string" calcext:value-type="string">
            <text:p><text:a xlink:href="https://cpprefjp.github.io/lang/cpp11/attributes.html" xlink:type="simple">属性構文</text:a></text:p>
          </table:table-cell>
          <table:table-cell table:style-name="ce3" office:value-type="string" calcext:value-type="string">
            <text:p>[[attr]]構文による、クラス、関数、変数の属性指定</text:p>
          </table:table-cell>
          <table:table-cell table:number-columns-repeated="1022"/>
        </table:table-row>
        <table:table-row table:style-name="ro3">
          <table:table-cell office:value-type="string" calcext:value-type="string">
            <text:p><text:a xlink:href="https://cpprefjp.github.io/lang/cpp11/alignas.html" xlink:type="simple">alignas</text:a></text:p>
          </table:table-cell>
          <table:table-cell table:style-name="ce3" office:value-type="string" calcext:value-type="string">
            <text:p>アライメントを指定する</text:p>
          </table:table-cell>
          <table:table-cell table:number-columns-repeated="1022"/>
        </table:table-row>
        <table:table-row table:style-name="ro3">
          <table:table-cell office:value-type="string" calcext:value-type="string">
            <text:p><text:a xlink:href="https://cpprefjp.github.io/lang/cpp11/alignof.html" xlink:type="simple">alignof</text:a></text:p>
          </table:table-cell>
          <table:table-cell table:style-name="ce3" office:value-type="string" calcext:value-type="string">
            <text:p>アライメントを取得する</text:p>
          </table:table-cell>
          <table:table-cell table:number-columns-repeated="1022"/>
        </table:table-row>
        <table:table-row table:style-name="ro4">
          <table:table-cell table:style-name="ce4" office:value-type="string" calcext:value-type="string" table:number-columns-spanned="2" table:number-rows-spanned="1">
            <text:p>小さな変更</text:p>
          </table:table-cell>
          <table:covered-table-cell/>
          <table:table-cell table:number-columns-repeated="1022"/>
        </table:table-row>
        <table:table-row table:style-name="ro3">
          <table:table-cell office:value-type="string" calcext:value-type="string" table:number-columns-spanned="2" table:number-rows-spanned="1">
            <text:p>ここでは、コア言語作業グループへ問題報告され、その解決策として導入された言語仕様の変更を解説する。</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predefined_macros.html" xlink:type="simple">更新された定義済みマクロ</text:a></text:p>
          </table:table-cell>
          <table:table-cell table:style-name="ce3" office:value-type="string" calcext:value-type="string">
            <text:p>標準規格で定義されたマクロの更新</text:p>
          </table:table-cell>
          <table:table-cell table:number-columns-repeated="1022"/>
        </table:table-row>
        <table:table-row table:style-name="ro3">
          <table:table-cell office:value-type="string" calcext:value-type="string">
            <text:p><text:a xlink:href="https://cpprefjp.github.io/lang/cpp11/feature_test_macros.html" xlink:type="simple">機能テストマクロ</text:a></text:p>
          </table:table-cell>
          <table:table-cell table:style-name="ce3" office:value-type="string" calcext:value-type="string">
            <text:p>C++11 の機能がサポートされているかどうかをテストするためのマクロ</text:p>
          </table:table-cell>
          <table:table-cell table:number-columns-repeated="1022"/>
        </table:table-row>
        <table:table-row table:style-name="ro3">
          <table:table-cell office:value-type="string" calcext:value-type="string">
            <text:p><text:a xlink:href="https://cpprefjp.github.io/lang/cpp11/recursive_template_limit.html" xlink:type="simple">テンプレート再帰回数の制限緩和</text:a></text:p>
          </table:table-cell>
          <table:table-cell table:style-name="ce3" office:value-type="string" calcext:value-type="string">
            <text:p>17回から1024回に制限緩和</text:p>
          </table:table-cell>
          <table:table-cell table:number-columns-repeated="1022"/>
        </table:table-row>
        <table:table-row table:style-name="ro3">
          <table:table-cell office:value-type="string" calcext:value-type="string">
            <text:p><text:a xlink:href="https://cpprefjp.github.io/lang/cpp11/dependent_name_specifier_outside_of_templates.html" xlink:type="simple">依存名に対するtypenameとtemplateの制限緩和</text:a></text:p>
          </table:table-cell>
          <table:table-cell table:style-name="ce3" office:value-type="string" calcext:value-type="string">
            <text:p>テンプレート外でもtypenameとtemplateを付けられるようになった</text:p>
          </table:table-cell>
          <table:table-cell table:number-columns-repeated="1022"/>
        </table:table-row>
        <table:table-row table:style-name="ro3">
          <table:table-cell office:value-type="string" calcext:value-type="string">
            <text:p><text:a xlink:href="https://cpprefjp.github.io/lang/cpp11/global_scope_syntax_in_nested_name_specifier.html" xlink:type="simple">入れ子名の指定にグローバルスコープ::を付加することを許可</text:a></text:p>
          </table:table-cell>
          <table:table-cell table:style-name="ce3" office:value-type="string" calcext:value-type="string">
            <text:p>struct ::A {};のように入れ子名を指定する際にグローバルスコープから指定できるようになった</text:p>
          </table:table-cell>
          <table:table-cell table:number-columns-repeated="1022"/>
        </table:table-row>
        <table:table-row table:style-name="ro3">
          <table:table-cell office:value-type="string" calcext:value-type="string">
            <text:p><text:a xlink:href="https://cpprefjp.github.io/lang/cpp11/earlier_declarated_array_bounds.html" xlink:type="simple">宣言時に要素数を指定した配列オブジェクトの、定義時の要素数を規定</text:a></text:p>
          </table:table-cell>
          <table:table-cell table:style-name="ce3" office:value-type="string" calcext:value-type="string">
            <text:p>staticメンバやexternとして宣言した配列を定義した際、宣言時に指定した要素数として定義されることが規定された</text:p>
          </table:table-cell>
          <table:table-cell table:number-columns-repeated="1022"/>
        </table:table-row>
        <table:table-row table:style-name="ro3">
          <table:table-cell office:value-type="string" calcext:value-type="string">
            <text:p><text:a xlink:href="https://cpprefjp.github.io/lang/cpp11/reserved_namespaces_for_posix.html" xlink:type="simple">POSIX用の名前空間を予約</text:a></text:p>
          </table:table-cell>
          <table:table-cell table:style-name="ce3" office:value-type="string" calcext:value-type="string">
            <text:p>将来の標準化のためにPOSIX用の名前空間を予約し、ユーザーがその名前空間で機能を定義することを禁止する</text:p>
          </table:table-cell>
          <table:table-cell table:number-columns-repeated="1022"/>
        </table:table-row>
        <table:table-row table:style-name="ro3">
          <table:table-cell office:value-type="string" calcext:value-type="string">
            <text:p><text:a xlink:href="https://cpprefjp.github.io/lang/cpp11/extending_sizeof_to_apply_to_non_static_data_members_without_an_object.html" xlink:type="simple">sizeof演算子にクラスの非静的メンバを、オブジェクトを作らずに指定できるようにする</text:a></text:p>
          </table:table-cell>
          <table:table-cell table:style-name="ce3" office:value-type="string" calcext:value-type="string">
            <text:p>sizeof(T::data_member)のように指定して非静的メンバのサイズを取得する</text:p>
          </table:table-cell>
          <table:table-cell table:number-columns-repeated="1022"/>
        </table:table-row>
        <table:table-row table:style-name="ro3">
          <table:table-cell office:value-type="string" calcext:value-type="string">
            <text:p><text:a xlink:href="https://cpprefjp.github.io/lang/cpp11/deprecation_of_the_register_keyword.html" xlink:type="simple">registerキーワードを非推奨化</text:a></text:p>
          </table:table-cell>
          <table:table-cell table:style-name="ce3" office:value-type="string" calcext:value-type="string">
            <text:p>コンパイラに使われなくなった最適化用の機能を非推奨化</text:p>
          </table:table-cell>
          <table:table-cell table:number-columns-repeated="1022"/>
        </table:table-row>
        <table:table-row table:style-name="ro3">
          <table:table-cell office:value-type="string" calcext:value-type="string">
            <text:p><text:a xlink:href="https://cpprefjp.github.io/lang/cpp11/reference_collapsing.html" xlink:type="simple">参照への参照を折りたたむ</text:a></text:p>
          </table:table-cell>
          <table:table-cell table:style-name="ce3" office:value-type="string" calcext:value-type="string">
            <text:p>T&amp;型に参照を足してもT&amp;となる</text:p>
          </table:table-cell>
          <table:table-cell table:number-columns-repeated="1022"/>
        </table:table-row>
        <table:table-row table:style-name="ro4">
          <table:table-cell table:style-name="ce4" office:value-type="string" calcext:value-type="string" table:number-columns-spanned="2" table:number-rows-spanned="1">
            <text:p>C99互換機能</text:p>
          </table:table-cell>
          <table:covered-table-cell/>
          <table:table-cell table:number-columns-repeated="1022"/>
        </table:table-row>
        <table:table-row table:style-name="ro3">
          <table:table-cell office:value-type="string" calcext:value-type="string" table:number-columns-spanned="2" table:number-rows-spanned="1">
            <text:p>C99は、1999年に改訂され、ISO/IEC 9899:1999で標準規格化されたC言語バージョンの通称である。</text:p>
          </table:table-cell>
          <table:covered-table-cell/>
          <table:table-cell table:number-columns-repeated="1022"/>
        </table:table-row>
        <table:table-row table:style-name="ro3">
          <table:table-cell office:value-type="string" calcext:value-type="string" table:number-columns-spanned="2" table:number-rows-spanned="1">
            <text:p>C++11では、参照するC言語の規格がC89からC99に変更となり、C99の言語機能が一部、C++に導入された。</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1/variadic_macros.html" xlink:type="simple">可変引数マクロ</text:a></text:p>
          </table:table-cell>
          <table:table-cell table:style-name="ce3" office:value-type="string" calcext:value-type="string">
            <text:p>マクロで任意の数の引数を受け取る</text:p>
          </table:table-cell>
          <table:table-cell table:number-columns-repeated="1022"/>
        </table:table-row>
        <table:table-row table:style-name="ro3">
          <table:table-cell office:value-type="string" calcext:value-type="string">
            <text:p><text:a xlink:href="https://cpprefjp.github.io/lang/cpp11/pragma_operator.html" xlink:type="simple">Pragma演算子</text:a></text:p>
          </table:table-cell>
          <table:table-cell table:style-name="ce3" office:value-type="string" calcext:value-type="string">
            <text:p>処理系定義の機能を使用する単項演算子</text:p>
          </table:table-cell>
          <table:table-cell table:number-columns-repeated="1022"/>
        </table:table-row>
        <table:table-row table:style-name="ro3">
          <table:table-cell office:value-type="string" calcext:value-type="string">
            <text:p><text:a xlink:href="https://cpprefjp.github.io/lang/cpp11/c99_predefined_macros.html" xlink:type="simple">定義済みマクロ</text:a></text:p>
          </table:table-cell>
          <table:table-cell table:style-name="ce3" office:value-type="string" calcext:value-type="string">
            <text:p>C99互換で導入された定義済みマクロ</text:p>
          </table:table-cell>
          <table:table-cell table:number-columns-repeated="1022"/>
        </table:table-row>
        <table:table-row table:style-name="ro3">
          <table:table-cell office:value-type="string" calcext:value-type="string">
            <text:p><text:a xlink:href="https://cpprefjp.github.io/lang/cpp11/string_literal_concatenation.html" xlink:type="simple">文字列リテラルとワイド文字列リテラルの結合</text:a></text:p>
          </table:table-cell>
          <table:table-cell table:style-name="ce3" office:value-type="string" calcext:value-type="string">
            <text:p>ワイド文字列定数として結合する</text:p>
          </table:table-cell>
          <table:table-cell table:number-columns-repeated="1022"/>
        </table:table-row>
        <table:table-row table:style-name="ro3">
          <table:table-cell office:value-type="string" calcext:value-type="string">
            <text:p><text:a xlink:href="https://cpprefjp.github.io/lang/cpp11/long_long_type.html" xlink:type="simple">long long型</text:a></text:p>
          </table:table-cell>
          <table:table-cell table:style-name="ce3" office:value-type="string" calcext:value-type="string">
            <text:p>64ビット以上の大きさを持つ整数型</text:p>
          </table:table-cell>
          <table:table-cell table:number-columns-repeated="1022"/>
        </table:table-row>
        <table:table-row table:style-name="ro3">
          <table:table-cell office:value-type="string" calcext:value-type="string">
            <text:p><text:a xlink:href="https://cpprefjp.github.io/lang/cpp11/func.html" xlink:type="simple">事前定義識別子__func__</text:a></text:p>
          </table:table-cell>
          <table:table-cell table:style-name="ce3" office:value-type="string" calcext:value-type="string">
            <text:p>現在いる関数名が格納されている識別子</text:p>
          </table:table-cell>
          <table:table-cell table:number-columns-repeated="1022"/>
        </table:table-row>
        <table:table-row table:style-name="ro3">
          <table:table-cell office:value-type="string" calcext:value-type="string">
            <text:p><text:a xlink:href="https://cpprefjp.github.io/lang/cpp11/trailing_comma_following_enumerator_list.html" xlink:type="simple">列挙子の末尾へのカンマ付加を許可</text:a></text:p>
          </table:table-cell>
          <table:table-cell table:style-name="ce3" office:value-type="string" calcext:value-type="string">
            <text:p>末尾の列挙子の後ろにカンマを書くことが許可された</text:p>
          </table:table-cell>
          <table:table-cell table:number-columns-repeated="1022"/>
        </table:table-row>
        <table:table-row table:style-name="ro3">
          <table:table-cell office:value-type="string" calcext:value-type="string">
            <text:p><text:a xlink:href="https://cpprefjp.github.io/lang/cpp11/result_of_integer_division_and_modulo.html" xlink:type="simple">整数に対する除算と剰余算の丸め結果を規定</text:a></text:p>
          </table:table-cell>
          <table:table-cell table:style-name="ce3" office:value-type="string" calcext:value-type="string">
            <text:p>これまで実装定義だった整数の除算と剰余算に対する丸め方法を、標準で規定する</text:p>
          </table:table-cell>
          <table:table-cell table:number-columns-repeated="1022"/>
        </table:table-row>
        <table:table-row table:style-name="ro2">
          <table:table-cell table:style-name="ce2" office:value-type="string" calcext:value-type="string" table:number-columns-spanned="2" table:number-rows-spanned="1">
            <text:p>ライブラリ更新の概要</text:p>
          </table:table-cell>
          <table:covered-table-cell/>
          <table:table-cell table:number-columns-repeated="1022"/>
        </table:table-row>
        <table:table-row table:style-name="ro4">
          <table:table-cell table:style-name="ce4" office:value-type="string" calcext:value-type="string" table:number-columns-spanned="2" table:number-rows-spanned="1">
            <text:p>コンテナ</text:p>
          </table:table-cell>
          <table:covered-table-cell/>
          <table:table-cell table:number-columns-repeated="1022"/>
        </table:table-row>
        <table:table-row table:style-name="ro3">
          <table:table-cell office:value-type="string" calcext:value-type="string" table:number-columns-spanned="2" table:number-rows-spanned="1">
            <text:p>固定長配列クラス<text:a xlink:href="https://cpprefjp.github.io/reference/array/array.html" xlink:type="simple">std::array</text:a>を追加</text:p>
          </table:table-cell>
          <table:covered-table-cell/>
          <table:table-cell table:number-columns-repeated="1022"/>
        </table:table-row>
        <table:table-row table:style-name="ro3">
          <table:table-cell office:value-type="string" calcext:value-type="string" table:number-columns-spanned="2" table:number-rows-spanned="1">
            <text:p>単方向リンクリストの実装である<text:a xlink:href="https://cpprefjp.github.io/reference/forward_list.html" xlink:type="simple">std::forward_list</text:a>を追加</text:p>
          </table:table-cell>
          <table:covered-table-cell/>
          <table:table-cell table:number-columns-repeated="1022"/>
        </table:table-row>
        <table:table-row table:style-name="ro3">
          <table:table-cell office:value-type="string" calcext:value-type="string" table:number-columns-spanned="2" table:number-rows-spanned="1">
            <text:p>ハッシュ表の連想コンテナである<text:a xlink:href="https://cpprefjp.github.io/reference/unordered_map/unordered_map.html" xlink:type="simple">std::unordered_map</text:a>クラス、<text:a xlink:href="https://cpprefjp.github.io/reference/unordered_set/unordered_set.html" xlink:type="simple">std::unordered_set</text:a>クラス、およびその重複を許可するバージョンを追加</text:p>
          </table:table-cell>
          <table:covered-table-cell/>
          <table:table-cell table:number-columns-repeated="1022"/>
        </table:table-row>
        <table:table-row table:style-name="ro3">
          <table:table-cell office:value-type="string" calcext:value-type="string" table:number-columns-spanned="2" table:number-rows-spanned="1">
            <text:p>コンテナ全般がムーブセマンティクスに対応</text:p>
          </table:table-cell>
          <table:covered-table-cell/>
          <table:table-cell table:number-columns-repeated="1022"/>
        </table:table-row>
        <table:table-row table:style-name="ro3">
          <table:table-cell office:value-type="string" calcext:value-type="string" table:number-columns-spanned="2" table:number-rows-spanned="1">
            <text:p>クラステンプレートのパラメータTが、コピー構築可能な型だけでなく、ムーブ構築のみ可能な型も受け付けるようになった</text:p>
          </table:table-cell>
          <table:covered-table-cell/>
          <table:table-cell table:number-columns-repeated="1022"/>
        </table:table-row>
        <table:table-row table:style-name="ro3">
          <table:table-cell office:value-type="string" calcext:value-type="string" table:number-columns-spanned="2" table:number-rows-spanned="1">
            <text:p>push_back()やinsert()等の要素追加のためのメンバ関数が、新たな要素のコピーだけでなく、一時オブジェクトも受け取れて、ムーブで挿入ができるようになった。</text:p>
          </table:table-cell>
          <table:covered-table-cell/>
          <table:table-cell table:number-columns-repeated="1022"/>
        </table:table-row>
        <table:table-row table:style-name="ro3">
          <table:table-cell office:value-type="string" calcext:value-type="string" table:number-columns-spanned="2" table:number-rows-spanned="1">
            <text:p>要素追加のためのメンバ関数として、クラステンプレートのパラメータTのコンストラクタ引数を受け取り、一時オブジェクトの生成コストを減らせるものが追加された。これらは、以下のように命名されたメンバ関数である：emplace()、emplace_back()、emplace_front()</text:p>
          </table:table-cell>
          <table:covered-table-cell/>
          <table:table-cell table:number-columns-repeated="1022"/>
        </table:table-row>
        <table:table-row table:style-name="ro3">
          <table:table-cell office:value-type="string" calcext:value-type="string" table:number-columns-spanned="2" table:number-rows-spanned="1">
            <text:p>コンテナのメモリアロケータが状態を持てるようになった</text:p>
          </table:table-cell>
          <table:covered-table-cell/>
          <table:table-cell table:number-columns-repeated="1022"/>
        </table:table-row>
        <table:table-row table:style-name="ro3">
          <table:table-cell office:value-type="string" calcext:value-type="string" table:number-columns-spanned="2" table:number-rows-spanned="1">
            <text:p>初期化子リストでコンテナを初期化できるようになった</text:p>
          </table:table-cell>
          <table:covered-table-cell/>
          <table:table-cell table:number-columns-repeated="1022"/>
        </table:table-row>
        <table:table-row table:style-name="ro3">
          <table:table-cell office:value-type="string" calcext:value-type="string" table:number-columns-spanned="2" table:number-rows-spanned="1">
            <text:p>初期化子リストをパラメータで受け取れるようにするためのクラス<text:a xlink:href="https://cpprefjp.github.io/reference/initializer_list/initializer_list.html" xlink:type="simple">std::initializer_list</text:a>を追加</text:p>
          </table:table-cell>
          <table:covered-table-cell/>
          <table:table-cell table:number-columns-repeated="1022"/>
        </table:table-row>
        <table:table-row table:style-name="ro3">
          <table:table-cell office:value-type="string" calcext:value-type="string" table:number-columns-spanned="2" table:number-rows-spanned="1">
            <text:p>型情報型を連想コンテナのキーとして使用するための<text:a xlink:href="https://cpprefjp.github.io/reference/typeindex/type_index.html" xlink:type="simple">std::type_index</text:a>クラスを追加</text:p>
          </table:table-cell>
          <table:covered-table-cell/>
          <table:table-cell table:number-columns-repeated="1022"/>
        </table:table-row>
        <table:table-row table:style-name="ro4">
          <table:table-cell table:style-name="ce4" office:value-type="string" calcext:value-type="string" table:number-columns-spanned="2" table:number-rows-spanned="1">
            <text:p>イテレータ</text:p>
          </table:table-cell>
          <table:covered-table-cell/>
          <table:table-cell table:number-columns-repeated="1022"/>
        </table:table-row>
        <table:table-row table:style-name="ro3">
          <table:table-cell office:value-type="string" calcext:value-type="string" table:number-columns-spanned="2" table:number-rows-spanned="1">
            <text:p>イテレータを進める関数<text:a xlink:href="https://cpprefjp.github.io/reference/iterator/next.html" xlink:type="simple">std::next()</text:a>、イテレータを逆に進める関数<text:a xlink:href="https://cpprefjp.github.io/reference/iterator/prev.html" xlink:type="simple">std::prev()</text:a>を追加</text:p>
          </table:table-cell>
          <table:covered-table-cell/>
          <table:table-cell table:number-columns-repeated="1022"/>
        </table:table-row>
        <table:table-row table:style-name="ro3">
          <table:table-cell office:value-type="string" calcext:value-type="string" table:number-columns-spanned="2" table:number-rows-spanned="1">
            <text:p>要素をムーブするイテレータとして、<text:a xlink:href="https://cpprefjp.github.io/reference/iterator/move_iterator.html" xlink:type="simple">std::move_iterator</text:a>クラスを追加</text:p>
          </table:table-cell>
          <table:covered-table-cell/>
          <table:table-cell table:number-columns-repeated="1022"/>
        </table:table-row>
        <table:table-row table:style-name="ro3">
          <table:table-cell office:value-type="string" calcext:value-type="string" table:number-columns-spanned="2" table:number-rows-spanned="1">
            <text:p>先頭イテレータと末尾イテレータを取得する非メンバ関数として、<text:a xlink:href="https://cpprefjp.github.io/reference/iterator/begin.html" xlink:type="simple">std::begin()</text:a>と<text:a xlink:href="https://cpprefjp.github.io/reference/iterator/end.html" xlink:type="simple">std::end()</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アルゴリズム</text:p>
          </table:table-cell>
          <table:covered-table-cell/>
          <table:table-cell table:number-columns-repeated="1022"/>
        </table:table-row>
        <table:table-row table:style-name="ro3">
          <table:table-cell office:value-type="string" calcext:value-type="string" table:number-columns-spanned="2" table:number-rows-spanned="1">
            <text:p>範囲が特定の条件を満たしているか調べる、<text:a xlink:href="https://cpprefjp.github.io/reference/algorithm/all_of.html" xlink:type="simple">std::all_of()</text:a>、<text:a xlink:href="https://cpprefjp.github.io/reference/algorithm/any_of.html" xlink:type="simple">std::any_of()</text:a>、<text:a xlink:href="https://cpprefjp.github.io/reference/algorithm/none_of.html" xlink:type="simple">std::none_of</text:a>を追加</text:p>
          </table:table-cell>
          <table:covered-table-cell/>
          <table:table-cell table:number-columns-repeated="1022"/>
        </table:table-row>
        <table:table-row table:style-name="ro3">
          <table:table-cell office:value-type="string" calcext:value-type="string" table:number-columns-spanned="2" table:number-rows-spanned="1">
            <text:p>条件を満たしていない最初の要素を検索する<text:a xlink:href="https://cpprefjp.github.io/reference/algorithm/find_if_not.html" xlink:type="simple">std::find_if_not()</text:a>を追加</text:p>
          </table:table-cell>
          <table:covered-table-cell/>
          <table:table-cell table:number-columns-repeated="1022"/>
        </table:table-row>
        <table:table-row table:style-name="ro3">
          <table:table-cell office:value-type="string" calcext:value-type="string" table:number-columns-spanned="2" table:number-rows-spanned="1">
            <text:p>指定された数の要素をコピーする<text:a xlink:href="https://cpprefjp.github.io/reference/algorithm/copy_n.html" xlink:type="simple">std::copy_n()</text:a>を追加</text:p>
          </table:table-cell>
          <table:covered-table-cell/>
          <table:table-cell table:number-columns-repeated="1022"/>
        </table:table-row>
        <table:table-row table:style-name="ro3">
          <table:table-cell office:value-type="string" calcext:value-type="string" table:number-columns-spanned="2" table:number-rows-spanned="1">
            <text:p>条件を満たす要素のみをコピーする<text:a xlink:href="https://cpprefjp.github.io/reference/algorithm/copy_if.html" xlink:type="simple">std::copy_if()</text:a>を追加</text:p>
          </table:table-cell>
          <table:covered-table-cell/>
          <table:table-cell table:number-columns-repeated="1022"/>
        </table:table-row>
        <table:table-row table:style-name="ro3">
          <table:table-cell office:value-type="string" calcext:value-type="string" table:number-columns-spanned="2" table:number-rows-spanned="1">
            <text:p>範囲の要素をムーブする<text:a xlink:href="https://cpprefjp.github.io/reference/algorithm/move.html" xlink:type="simple">std::move()</text:a>、<text:a xlink:href="https://cpprefjp.github.io/reference/algorithm/move_backward.html" xlink:type="simple">std::move_backward()</text:a>を追加</text:p>
          </table:table-cell>
          <table:covered-table-cell/>
          <table:table-cell table:number-columns-repeated="1022"/>
        </table:table-row>
        <table:table-row table:style-name="ro3">
          <table:table-cell office:value-type="string" calcext:value-type="string" table:number-columns-spanned="2" table:number-rows-spanned="1">
            <text:p>新たな乱数ライブラリ<text:a xlink:href="https://cpprefjp.github.io/reference/random.html" xlink:type="simple">&lt;random&gt;</text:a>に対応した範囲のシャッフルアルゴリズム<text:a xlink:href="https://cpprefjp.github.io/reference/algorithm/shuffle.html" xlink:type="simple">std::shuffle()</text:a>を追加</text:p>
          </table:table-cell>
          <table:covered-table-cell/>
          <table:table-cell table:number-columns-repeated="1022"/>
        </table:table-row>
        <table:table-row table:style-name="ro3">
          <table:table-cell office:value-type="string" calcext:value-type="string" table:number-columns-spanned="2" table:number-rows-spanned="1">
            <text:p>範囲がソート済みか調べる<text:a xlink:href="https://cpprefjp.github.io/reference/algorithm/is_sorted.html" xlink:type="simple">std::is_sorted()</text:a>を追加</text:p>
          </table:table-cell>
          <table:covered-table-cell/>
          <table:table-cell table:number-columns-repeated="1022"/>
        </table:table-row>
        <table:table-row table:style-name="ro3">
          <table:table-cell office:value-type="string" calcext:value-type="string" table:number-columns-spanned="2" table:number-rows-spanned="1">
            <text:p>2つの値の最小値を取得する<text:a xlink:href="https://cpprefjp.github.io/reference/algorithm/min.html" xlink:type="simple">std::min()</text:a>、最大値を取得する<text:a xlink:href="https://cpprefjp.github.io/reference/algorithm/max.html" xlink:type="simple">std::max()</text:a>に、初期化子リストによる可変引数版を追加</text:p>
          </table:table-cell>
          <table:covered-table-cell/>
          <table:table-cell table:number-columns-repeated="1022"/>
        </table:table-row>
        <table:table-row table:style-name="ro3">
          <table:table-cell office:value-type="string" calcext:value-type="string" table:number-columns-spanned="2" table:number-rows-spanned="1">
            <text:p>最小値と最大値を同時に取得する関数<text:a xlink:href="https://cpprefjp.github.io/reference/algorithm/minmax.html" xlink:type="simple">std::minmax()</text:a>、<text:a xlink:href="https://cpprefjp.github.io/reference/algorithm/minmax_element.html" xlink:type="simple">std::minmax_element()</text:a>を追加</text:p>
          </table:table-cell>
          <table:covered-table-cell/>
          <table:table-cell table:number-columns-repeated="1022"/>
        </table:table-row>
        <table:table-row table:style-name="ro3">
          <table:table-cell office:value-type="string" calcext:value-type="string" table:number-columns-spanned="2" table:number-rows-spanned="1">
            <text:p>指定された値から始まる整数列を生成する<text:a xlink:href="https://cpprefjp.github.io/reference/numeric/iota.html" xlink:type="simple">std::iota()</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メモリ管理</text:p>
          </table:table-cell>
          <table:covered-table-cell/>
          <table:table-cell table:number-columns-repeated="1022"/>
        </table:table-row>
        <table:table-row table:style-name="ro3">
          <table:table-cell office:value-type="string" calcext:value-type="string" table:number-columns-spanned="2" table:number-rows-spanned="1">
            <text:p>メモリアロケータの実装をより容易にするために、コンテナとメモリアロケータの中間インタフェースとして<text:a xlink:href="https://cpprefjp.github.io/reference/memory/allocator_traits.html" xlink:type="simple">std::allocator_traits</text:a>を追加</text:p>
          </table:table-cell>
          <table:covered-table-cell/>
          <table:table-cell table:number-columns-repeated="1022"/>
        </table:table-row>
        <table:table-row table:style-name="ro3">
          <table:table-cell office:value-type="string" calcext:value-type="string" table:number-columns-spanned="2" table:number-rows-spanned="1">
            <text:p>スマートポインタの実装として、所有権共有方式の<text:a xlink:href="https://cpprefjp.github.io/reference/memory/shared_ptr.html" xlink:type="simple">std::shared_ptr</text:a>クラスと、所有権専有方式の<text:a xlink:href="https://cpprefjp.github.io/reference/memory/unique_ptr.html" xlink:type="simple">std::unique_ptr</text:a>クラスを追加</text:p>
          </table:table-cell>
          <table:covered-table-cell/>
          <table:table-cell table:number-columns-repeated="1022"/>
        </table:table-row>
        <table:table-row table:style-name="ro3">
          <table:table-cell office:value-type="string" calcext:value-type="string" table:number-columns-spanned="2" table:number-rows-spanned="1">
            <text:p>従来のスマートポインタauto_ptrクラスを、非推奨とする</text:p>
          </table:table-cell>
          <table:covered-table-cell/>
          <table:table-cell table:number-columns-repeated="1022"/>
        </table:table-row>
        <table:table-row table:style-name="ro3">
          <table:table-cell office:value-type="string" calcext:value-type="string" table:number-columns-spanned="2" table:number-rows-spanned="1">
            <text:p>operator&amp;()がオーバーロードされていたとしても正しく変数のアドレスを取得する関数、<text:a xlink:href="https://cpprefjp.github.io/reference/memory/addressof.html" xlink:type="simple">std::addressof()</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入出力</text:p>
          </table:table-cell>
          <table:covered-table-cell/>
          <table:table-cell table:number-columns-repeated="1022"/>
        </table:table-row>
        <table:table-row table:style-name="ro3">
          <table:table-cell office:value-type="string" calcext:value-type="string" table:number-columns-spanned="2" table:number-rows-spanned="1">
            <text:p>標準ライブラリ中の入力ストリーム演算子operator&lt;&lt;()と出力ストリーム演算子operator&gt;&gt;()がムーブセマンティクスに対応。ストリームの一時オブジェクトを受け取れるようになった</text:p>
          </table:table-cell>
          <table:covered-table-cell/>
          <table:table-cell table:number-columns-repeated="1022"/>
        </table:table-row>
        <table:table-row table:style-name="ro4">
          <table:table-cell table:style-name="ce4" office:value-type="string" calcext:value-type="string" table:number-columns-spanned="2" table:number-rows-spanned="1">
            <text:p>文字列処理</text:p>
          </table:table-cell>
          <table:covered-table-cell/>
          <table:table-cell table:number-columns-repeated="1022"/>
        </table:table-row>
        <table:table-row table:style-name="ro3">
          <table:table-cell office:value-type="string" calcext:value-type="string" table:number-columns-spanned="2" table:number-rows-spanned="1">
            <text:p>UTF-16の文字列型<text:a xlink:href="https://cpprefjp.github.io/reference/string/basic_string.html" xlink:type="simple">std::u16string</text:a>、UTF-32の文字列型<text:a xlink:href="https://cpprefjp.github.io/reference/string/basic_string.html" xlink:type="simple">std::u32string</text:a>を追加</text:p>
          </table:table-cell>
          <table:covered-table-cell/>
          <table:table-cell table:number-columns-repeated="1022"/>
        </table:table-row>
        <table:table-row table:style-name="ro3">
          <table:table-cell office:value-type="string" calcext:value-type="string" table:number-columns-spanned="2" table:number-rows-spanned="1">
            <text:p>UTF-8とUTF-16、UTF-8とUTF-32といった、マルチバイト文字とワイド文字列の相互変換を行うクラス<text:a xlink:href="https://cpprefjp.github.io/reference/locale/wstring_convert.html" xlink:type="simple">std::wstring_convert</text:a>を追加</text:p>
          </table:table-cell>
          <table:covered-table-cell/>
          <table:table-cell table:number-columns-repeated="1022"/>
        </table:table-row>
        <table:table-row table:style-name="ro3">
          <table:table-cell office:value-type="string" calcext:value-type="string" table:number-columns-spanned="2" table:number-rows-spanned="1">
            <text:p>数値から文字列オブジェクトに変換する関数として、<text:a xlink:href="https://cpprefjp.github.io/reference/string/to_string.html" xlink:type="simple">std::to_string()</text:a>と<text:a xlink:href="https://cpprefjp.github.io/reference/string/to_wstring.html" xlink:type="simple">std::to_wstring()</text:a>を追加</text:p>
          </table:table-cell>
          <table:covered-table-cell/>
          <table:table-cell table:number-columns-repeated="1022"/>
        </table:table-row>
        <table:table-row table:style-name="ro3">
          <table:table-cell office:value-type="string" calcext:value-type="string" table:number-columns-spanned="2" table:number-rows-spanned="1">
            <text:p>文字列オブジェクトから数値に変換する、<text:a xlink:href="https://cpprefjp.github.io/reference/string/stoi.html" xlink:type="simple">std::stoi()</text:a>や<text:a xlink:href="https://cpprefjp.github.io/reference/string/stof.html" xlink:type="simple">std::stof()</text:a>といった関数を追加</text:p>
          </table:table-cell>
          <table:covered-table-cell/>
          <table:table-cell table:number-columns-repeated="1022"/>
        </table:table-row>
        <table:table-row table:style-name="ro4">
          <table:table-cell table:style-name="ce4" office:value-type="string" calcext:value-type="string" table:number-columns-spanned="2" table:number-rows-spanned="1">
            <text:p>関数オブジェクト</text:p>
          </table:table-cell>
          <table:covered-table-cell/>
          <table:table-cell table:number-columns-repeated="1022"/>
        </table:table-row>
        <table:table-row table:style-name="ro3">
          <table:table-cell office:value-type="string" calcext:value-type="string" table:number-columns-spanned="2" table:number-rows-spanned="1">
            <text:p>関数ポインタと関数オブジェクトを統一的に扱えるクラス<text:a xlink:href="https://cpprefjp.github.io/reference/functional/function.html" xlink:type="simple">std::function</text:a>を追加</text:p>
          </table:table-cell>
          <table:covered-table-cell/>
          <table:table-cell table:number-columns-repeated="1022"/>
        </table:table-row>
        <table:table-row table:style-name="ro3">
          <table:table-cell office:value-type="string" calcext:value-type="string" table:number-columns-spanned="2" table:number-rows-spanned="1">
            <text:p>関数の引数を束縛して部分適用する関数<text:a xlink:href="https://cpprefjp.github.io/reference/functional/bind.html" xlink:type="simple">std::bind()</text:a>を追加</text:p>
          </table:table-cell>
          <table:covered-table-cell/>
          <table:table-cell table:number-columns-repeated="1022"/>
        </table:table-row>
        <table:table-row table:style-name="ro3">
          <table:table-cell office:value-type="string" calcext:value-type="string" table:number-columns-spanned="2" table:number-rows-spanned="1">
            <text:p>メンバ関数ポインタを関数オブジェクトにアダプトする関数<text:a xlink:href="https://cpprefjp.github.io/reference/functional/mem_fn.html" xlink:type="simple">std::mem_fn()</text:a>を追加</text:p>
          </table:table-cell>
          <table:covered-table-cell/>
          <table:table-cell table:number-columns-repeated="1022"/>
        </table:table-row>
        <table:table-row table:style-name="ro3">
          <table:table-cell office:value-type="string" calcext:value-type="string" table:number-columns-spanned="2" table:number-rows-spanned="1">
            <text:p>テンプレートに、明示的に左辺値参照を渡すための渡すためのクラス<text:a xlink:href="https://cpprefjp.github.io/reference/functional/reference_wrapper.html" xlink:type="simple">std::reference_wrapper</text:a>と、そのヘルパ関数である<text:a xlink:href="https://cpprefjp.github.io/reference/functional/ref.html" xlink:type="simple">std::ref()</text:a>と<text:a xlink:href="https://cpprefjp.github.io/reference/functional/cref.html" xlink:type="simple">std::cref()</text:a>を追加</text:p>
          </table:table-cell>
          <table:covered-table-cell/>
          <table:table-cell table:number-columns-repeated="1022"/>
        </table:table-row>
        <table:table-row table:style-name="ro3">
          <table:table-cell office:value-type="string" calcext:value-type="string" table:number-columns-spanned="2" table:number-rows-spanned="1">
            <text:p>ハッシュ表コンテナの追加にともない、オブジェクトのハッシュ値を計算する関数オブジェクト<text:a xlink:href="https://cpprefjp.github.io/reference/functional/hash.html" xlink:type="simple">std::hash</text:a>クラスを追加</text:p>
          </table:table-cell>
          <table:covered-table-cell/>
          <table:table-cell table:number-columns-repeated="1022"/>
        </table:table-row>
        <table:table-row table:style-name="ro3">
          <table:table-cell office:value-type="string" calcext:value-type="string" table:number-columns-spanned="2" table:number-rows-spanned="1">
            <text:p>ビット演算の関数オブジェクトとして、<text:a xlink:href="https://cpprefjp.github.io/reference/functional/bit_and.html" xlink:type="simple">std::bit_and</text:a>、<text:a xlink:href="https://cpprefjp.github.io/reference/functional/bit_or.html" xlink:type="simple">std::bit_or</text:a>、<text:a xlink:href="https://cpprefjp.github.io/reference/functional/bit_xor.html" xlink:type="simple">std::bit_xor</text:a>を追加</text:p>
          </table:table-cell>
          <table:covered-table-cell/>
          <table:table-cell table:number-columns-repeated="1022"/>
        </table:table-row>
        <table:table-row table:style-name="ro3">
          <table:table-cell office:value-type="string" calcext:value-type="string" table:number-columns-spanned="2" table:number-rows-spanned="1">
            <text:p>従来の関数オブジェクトアダプタstd::unary_function、std::binary_function、std::mem_fun()、std::mem_fun_ref()等を非推奨とする</text:p>
          </table:table-cell>
          <table:covered-table-cell/>
          <table:table-cell table:number-columns-repeated="1022"/>
        </table:table-row>
        <table:table-row table:style-name="ro3">
          <table:table-cell office:value-type="string" calcext:value-type="string" table:number-columns-spanned="2" table:number-rows-spanned="1">
            <text:p>従来の関数バインダstd::bind1st、std::bind2nd等を非推奨とする</text:p>
          </table:table-cell>
          <table:covered-table-cell/>
          <table:table-cell table:number-columns-repeated="1022"/>
        </table:table-row>
        <table:table-row table:style-name="ro4">
          <table:table-cell table:style-name="ce4" office:value-type="string" calcext:value-type="string" table:number-columns-spanned="2" table:number-rows-spanned="1">
            <text:p>並行処理</text:p>
          </table:table-cell>
          <table:covered-table-cell/>
          <table:table-cell table:number-columns-repeated="1022"/>
        </table:table-row>
        <table:table-row table:style-name="ro3">
          <table:table-cell office:value-type="string" calcext:value-type="string" table:number-columns-spanned="2" table:number-rows-spanned="1">
            <text:p>スレッドを管理するクラス<text:a xlink:href="https://cpprefjp.github.io/reference/thread/thread.html" xlink:type="simple">std::thread</text:a>を追加</text:p>
          </table:table-cell>
          <table:covered-table-cell/>
          <table:table-cell table:number-columns-repeated="1022"/>
        </table:table-row>
        <table:table-row table:style-name="ro3">
          <table:table-cell office:value-type="string" calcext:value-type="string" table:number-columns-spanned="2" table:number-rows-spanned="1">
            <text:p>スレッド間での排他制御を行うミューテックスの実装である<text:a xlink:href="https://cpprefjp.github.io/reference/mutex/mutex.html" xlink:type="simple">std::mutex</text:a>クラス、<text:a xlink:href="https://cpprefjp.github.io/reference/mutex/recursive_mutex.html" xlink:type="simple">std::recursive_mutex</text:a>クラス等を追加</text:p>
          </table:table-cell>
          <table:covered-table-cell/>
          <table:table-cell table:number-columns-repeated="1022"/>
        </table:table-row>
        <table:table-row table:style-name="ro3">
          <table:table-cell office:value-type="string" calcext:value-type="string" table:number-columns-spanned="2" table:number-rows-spanned="1">
            <text:p>ミューテックスの所有権放棄を自動的に行うためのクラス<text:a xlink:href="https://cpprefjp.github.io/reference/mutex/lock_guard.html" xlink:type="simple">std::lock_guard</text:a>、<text:a xlink:href="https://cpprefjp.github.io/reference/mutex/unique_lock.html" xlink:type="simple">std::unique_lock</text:a>を追加</text:p>
          </table:table-cell>
          <table:covered-table-cell/>
          <table:table-cell table:number-columns-repeated="1022"/>
        </table:table-row>
        <table:table-row table:style-name="ro3">
          <table:table-cell office:value-type="string" calcext:value-type="string" table:number-columns-spanned="2" table:number-rows-spanned="1">
            <text:p>スレッドセーフに一度だけ処理を呼び出す関数、<text:a xlink:href="https://cpprefjp.github.io/reference/mutex/call_once.html" xlink:type="simple">std::call_once()</text:a>を追加</text:p>
          </table:table-cell>
          <table:covered-table-cell/>
          <table:table-cell table:number-columns-repeated="1022"/>
        </table:table-row>
        <table:table-row table:style-name="ro3">
          <table:table-cell office:value-type="string" calcext:value-type="string" table:number-columns-spanned="2" table:number-rows-spanned="1">
            <text:p>条件変数の実装である<text:a xlink:href="https://cpprefjp.github.io/reference/condition_variable/condition_variable.html" xlink:type="simple">std::condition_variable</text:a>クラス、<text:a xlink:href="https://cpprefjp.github.io/reference/condition_variable/condition_variable_any.html" xlink:type="simple">std::condition_variable_any</text:a>クラスを追加</text:p>
          </table:table-cell>
          <table:covered-table-cell/>
          <table:table-cell table:number-columns-repeated="1022"/>
        </table:table-row>
        <table:table-row table:style-name="ro3">
          <table:table-cell office:value-type="string" calcext:value-type="string" table:number-columns-spanned="2" table:number-rows-spanned="1">
            <text:p>Futureデザインパターンをサポートする<text:a xlink:href="https://cpprefjp.github.io/reference/future/future.html" xlink:type="simple">std::future</text:a>クラス、<text:a xlink:href="https://cpprefjp.github.io/reference/future/promise.html" xlink:type="simple">std::promise</text:a>クラス、およびその補助機能を追加</text:p>
          </table:table-cell>
          <table:covered-table-cell/>
          <table:table-cell table:number-columns-repeated="1022"/>
        </table:table-row>
        <table:table-row table:style-name="ro3">
          <table:table-cell office:value-type="string" calcext:value-type="string" table:number-columns-spanned="2" table:number-rows-spanned="1">
            <text:p>アトミック操作のライブラリ<text:a xlink:href="https://cpprefjp.github.io/reference/atomic.html" xlink:type="simple">&lt;atomic&gt;</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汎用的なユーティリティ</text:p>
          </table:table-cell>
          <table:covered-table-cell/>
          <table:table-cell table:number-columns-repeated="1022"/>
        </table:table-row>
        <table:table-row table:style-name="ro3">
          <table:table-cell office:value-type="string" calcext:value-type="string" table:number-columns-spanned="2" table:number-rows-spanned="1">
            <text:p>std::swap()関数を、<text:a xlink:href="https://cpprefjp.github.io/reference/algorithm.html" xlink:type="simple">&lt;algorithm&gt;</text:a>から<text:a xlink:href="https://cpprefjp.github.io/reference/utility.html" xlink:type="simple">&lt;utility&gt;</text:a>に移動</text:p>
          </table:table-cell>
          <table:covered-table-cell/>
          <table:table-cell table:number-columns-repeated="1022"/>
        </table:table-row>
        <table:table-row table:style-name="ro3">
          <table:table-cell office:value-type="string" calcext:value-type="string" table:number-columns-spanned="2" table:number-rows-spanned="1">
            <text:p>ムーブセマンティクスのために、左辺値を右辺値に変換する関数<text:a xlink:href="https://cpprefjp.github.io/reference/utility/move.html" xlink:type="simple">std::move()</text:a>を追加</text:p>
          </table:table-cell>
          <table:covered-table-cell/>
          <table:table-cell table:number-columns-repeated="1022"/>
        </table:table-row>
        <table:table-row table:style-name="ro3">
          <table:table-cell office:value-type="string" calcext:value-type="string" table:number-columns-spanned="2" table:number-rows-spanned="1">
            <text:p>引数転送のための関数<text:a xlink:href="https://cpprefjp.github.io/reference/utility/forward.html" xlink:type="simple">std::forward()</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utility/pair.html" xlink:type="simple">std::pair</text:a>クラスの<text:a xlink:href="https://cpprefjp.github.io/reference/utility/pair/op_constructor.html" xlink:type="simple">コンストラクタ</text:a>が、それぞれの要素型のコンストラクタ引数を直接受け取れるようになった</text:p>
          </table:table-cell>
          <table:covered-table-cell/>
          <table:table-cell table:number-columns-repeated="1022"/>
        </table:table-row>
        <table:table-row table:style-name="ro3">
          <table:table-cell office:value-type="string" calcext:value-type="string" table:number-columns-spanned="2" table:number-rows-spanned="1">
            <text:p>タプルの実装である<text:a xlink:href="https://cpprefjp.github.io/reference/tuple/tuple.html" xlink:type="simple">std::tuple</text:a>クラスを追加</text:p>
          </table:table-cell>
          <table:covered-table-cell/>
          <table:table-cell table:number-columns-repeated="1022"/>
        </table:table-row>
        <table:table-row table:style-name="ro3">
          <table:table-cell office:value-type="string" calcext:value-type="string" table:number-columns-spanned="2" table:number-rows-spanned="1">
            <text:p>SFINAEのために、型の値を取得する関数<text:a xlink:href="https://cpprefjp.github.io/reference/utility/declval.html" xlink:type="simple">std::declval()</text:a>を追加</text:p>
          </table:table-cell>
          <table:covered-table-cell/>
          <table:table-cell table:number-columns-repeated="1022"/>
        </table:table-row>
        <table:table-row table:style-name="ro3">
          <table:table-cell office:value-type="string" calcext:value-type="string" table:number-columns-spanned="2" table:number-rows-spanned="1">
            <text:p>時間ユーティリティライブラリ<text:a xlink:href="https://cpprefjp.github.io/reference/chrono.html" xlink:type="simple">&lt;chrono&gt;</text:a>を追加</text:p>
          </table:table-cell>
          <table:covered-table-cell/>
          <table:table-cell table:number-columns-repeated="1022"/>
        </table:table-row>
        <table:table-row table:style-name="ro3">
          <table:table-cell office:value-type="string" calcext:value-type="string" table:number-columns-spanned="2" table:number-rows-spanned="1">
            <text:p>型特性ライブラリ<text:a xlink:href="https://cpprefjp.github.io/reference/type_traits.html" xlink:type="simple">&lt;type_traits&gt;</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エラー報告</text:p>
          </table:table-cell>
          <table:covered-table-cell/>
          <table:table-cell table:number-columns-repeated="1022"/>
        </table:table-row>
        <table:table-row table:style-name="ro3">
          <table:table-cell office:value-type="string" calcext:value-type="string" table:number-columns-spanned="2" table:number-rows-spanned="1">
            <text:p>OSのエラー値を扱うライブラリ<text:a xlink:href="https://cpprefjp.github.io/reference/system_error.html" xlink:type="simple">&lt;system_error&gt;</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正規表現ライブラリ</text:p>
          </table:table-cell>
          <table:covered-table-cell/>
          <table:table-cell table:number-columns-repeated="1022"/>
        </table:table-row>
        <table:table-row table:style-name="ro3">
          <table:table-cell office:value-type="string" calcext:value-type="string" table:number-columns-spanned="2" table:number-rows-spanned="1">
            <text:p>正規表現ライブラリ<text:a xlink:href="https://cpprefjp.github.io/reference/regex.html" xlink:type="simple">&lt;regex&gt;</text:a>を追加</text:p>
          </table:table-cell>
          <table:covered-table-cell/>
          <table:table-cell table:number-columns-repeated="1022"/>
        </table:table-row>
        <table:table-row table:style-name="ro3">
          <table:table-cell office:value-type="string" calcext:value-type="string" table:number-columns-spanned="2" table:number-rows-spanned="1">
            <text:p>ECMAScript、POSIX、AWK、grepなどの構文を切り替えて使用できるのが特徴。デフォルトではECMAScript</text:p>
          </table:table-cell>
          <table:covered-table-cell/>
          <table:table-cell table:number-columns-repeated="1022"/>
        </table:table-row>
        <table:table-row table:style-name="ro4">
          <table:table-cell table:style-name="ce4" office:value-type="string" calcext:value-type="string" table:number-columns-spanned="2" table:number-rows-spanned="1">
            <text:p>乱数ライブラリ</text:p>
          </table:table-cell>
          <table:covered-table-cell/>
          <table:table-cell table:number-columns-repeated="1022"/>
        </table:table-row>
        <table:table-row table:style-name="ro3">
          <table:table-cell office:value-type="string" calcext:value-type="string" table:number-columns-spanned="2" table:number-rows-spanned="1">
            <text:p>乱数ライブラリ<text:a xlink:href="https://cpprefjp.github.io/reference/random.html" xlink:type="simple">&lt;random&gt;</text:a>を追加</text:p>
          </table:table-cell>
          <table:covered-table-cell/>
          <table:table-cell table:number-columns-repeated="1022"/>
        </table:table-row>
        <table:table-row table:style-name="ro3">
          <table:table-cell office:value-type="string" calcext:value-type="string" table:number-columns-spanned="2" table:number-rows-spanned="1">
            <text:p>複数定義されている乱数生成器と分布アルゴリズムを、組み合わせて使用するのが特徴</text:p>
          </table:table-cell>
          <table:covered-table-cell/>
          <table:table-cell table:number-columns-repeated="1022"/>
        </table:table-row>
        <table:table-row table:style-name="ro4">
          <table:table-cell table:style-name="ce4" office:value-type="string" calcext:value-type="string" table:number-columns-spanned="2" table:number-rows-spanned="1">
            <text:p>C互換ライブラリ</text:p>
          </table:table-cell>
          <table:covered-table-cell/>
          <table:table-cell table:number-columns-repeated="1022"/>
        </table:table-row>
        <table:table-row table:style-name="ro3">
          <table:table-cell office:value-type="string" calcext:value-type="string" table:number-columns-spanned="2" table:number-rows-spanned="1">
            <text:p>ビット幅規定の整数型ライブラリである<text:a xlink:href="https://cpprefjp.github.io/reference/cstdint.html" xlink:type="simple">&lt;cstdint&gt;</text:a>を追加</text:p>
          </table:table-cell>
          <table:covered-table-cell/>
          <table:table-cell table:number-columns-repeated="1022"/>
        </table:table-row>
      </table:table>
      <table:table table:name="C++14" table:style-name="ta1">
        <table:table-column table:style-name="co2" table:default-cell-style-name="ce3"/>
        <table:table-column table:style-name="co3" table:default-cell-style-name="Default"/>
        <table:table-row table:style-name="ro1">
          <table:table-cell table:style-name="ce1" office:value-type="string" calcext:value-type="string" table:number-columns-spanned="2" table:number-rows-spanned="1">
            <text:p>C++14</text:p>
          </table:table-cell>
          <table:covered-table-cell/>
        </table:table-row>
        <table:table-row table:style-name="ro2">
          <table:table-cell table:style-name="ce2" office:value-type="string" calcext:value-type="string" table:number-columns-spanned="2" table:number-rows-spanned="1">
            <text:p>概要</text:p>
          </table:table-cell>
          <table:covered-table-cell/>
        </table:table-row>
        <table:table-row table:style-name="ro3">
          <table:table-cell office:value-type="string" calcext:value-type="string" table:number-columns-spanned="2" table:number-rows-spanned="1">
            <text:p>C++14とは、2014年12月に改訂され、ISO/IEC 14882:2014で標準規格化されたC++バージョンの通称である。</text:p>
          </table:table-cell>
          <table:covered-table-cell/>
        </table:table-row>
        <table:table-row table:style-name="ro3">
          <table:table-cell office:value-type="string" calcext:value-type="string" table:number-columns-spanned="2" table:number-rows-spanned="1">
            <text:p>前バージョンであるC++11からマイナーバージョンアップされ、小さな機能拡張が行われた。</text:p>
          </table:table-cell>
          <table:covered-table-cell/>
        </table:table-row>
        <table:table-row table:style-name="ro3">
          <table:table-cell office:value-type="string" calcext:value-type="string" table:number-columns-spanned="2" table:number-rows-spanned="1">
            <text:p>このバージョンは、策定中はC++1yと呼ばれていた。前バージョンであるC++11が策定中、C++0xと呼ばれていたことから、「xの次」という意味で「y」が使われていた。</text:p>
          </table:table-cell>
          <table:covered-table-cell/>
        </table:table-row>
        <table:table-row table:style-name="ro2">
          <table:table-cell table:style-name="ce2" office:value-type="string" calcext:value-type="string" table:number-columns-spanned="2" table:number-rows-spanned="1">
            <text:p>言語機能</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14/binary_literals.html" xlink:type="simple">2進数リテラル</text:a></text:p>
          </table:table-cell>
          <table:table-cell table:style-name="ce3" office:value-type="string" calcext:value-type="string">
            <text:p>2進数を表す0b or 0Bプレフィックスを付けた数値リテラルの記述を可能とする</text:p>
          </table:table-cell>
        </table:table-row>
        <table:table-row table:style-name="ro3">
          <table:table-cell office:value-type="string" calcext:value-type="string">
            <text:p><text:a xlink:href="https://cpprefjp.github.io/lang/cpp14/return_type_deduction_for_normal_functions.html" xlink:type="simple">通常関数の戻り値型推論</text:a></text:p>
          </table:table-cell>
          <table:table-cell table:style-name="ce3" office:value-type="string" calcext:value-type="string">
            <text:p>関数の戻り値型をautoにすることで、return文から戻り値の型を推論させる</text:p>
          </table:table-cell>
        </table:table-row>
        <table:table-row table:style-name="ro3">
          <table:table-cell office:value-type="string" calcext:value-type="string">
            <text:p><text:a xlink:href="https://cpprefjp.github.io/lang/cpp14/decltype_auto.html" xlink:type="simple">decltype(auto)</text:a></text:p>
          </table:table-cell>
          <table:table-cell table:style-name="ce3" office:value-type="string" calcext:value-type="string">
            <text:p>decltypeの規則による変数の型推論</text:p>
          </table:table-cell>
        </table:table-row>
        <table:table-row table:style-name="ro3">
          <table:table-cell office:value-type="string" calcext:value-type="string">
            <text:p><text:a xlink:href="https://cpprefjp.github.io/lang/cpp14/placeholder_type_in_trailing_return_type.html" xlink:type="simple">後置戻り値型をプレースホルダーにすることを許可</text:a></text:p>
          </table:table-cell>
          <table:table-cell table:style-name="ce3" office:value-type="string" calcext:value-type="string">
            <text:p>戻り値の型を後置する関数宣言構文とラムダ式の戻り値型にautoを使用できるようにする</text:p>
          </table:table-cell>
        </table:table-row>
        <table:table-row table:style-name="ro3">
          <table:table-cell office:value-type="string" calcext:value-type="string">
            <text:p><text:a xlink:href="https://cpprefjp.github.io/lang/cpp14/initialize_capture.html" xlink:type="simple">ラムダ式の初期化キャプチャ</text:a></text:p>
          </table:table-cell>
          <table:table-cell table:style-name="ce3" office:value-type="string" calcext:value-type="string">
            <text:p>キャプチャに代入構文を導入し、一つの変数に複数のキャプチャ方法を指定可能にする</text:p>
          </table:table-cell>
        </table:table-row>
        <table:table-row table:style-name="ro3">
          <table:table-cell office:value-type="string" calcext:value-type="string">
            <text:p><text:a xlink:href="https://cpprefjp.github.io/lang/cpp14/generic_lambdas.html" xlink:type="simple">ジェネリックラムダ</text:a></text:p>
          </table:table-cell>
          <table:table-cell table:style-name="ce3" office:value-type="string" calcext:value-type="string">
            <text:p>ラムダ式のパラメータをautoにすることで、ジェネリックな関数呼び出し演算子を持つ関数オブジェクトを生成する</text:p>
          </table:table-cell>
        </table:table-row>
        <table:table-row table:style-name="ro3">
          <table:table-cell office:value-type="string" calcext:value-type="string">
            <text:p><text:a xlink:href="https://cpprefjp.github.io/lang/cpp14/variable_templates.html" xlink:type="simple">変数テンプレート</text:a></text:p>
          </table:table-cell>
          <table:table-cell table:style-name="ce3" office:value-type="string" calcext:value-type="string">
            <text:p>変数定義時のテンプレート指定を可能にする</text:p>
          </table:table-cell>
        </table:table-row>
        <table:table-row table:style-name="ro5">
          <table:table-cell office:value-type="string" calcext:value-type="string">
            <text:p><text:a xlink:href="https://cpprefjp.github.io/lang/cpp14/relaxing_constraints_on_constexpr.html" xlink:type="simple">constexprの制限緩和</text:a></text:p>
          </table:table-cell>
          <table:table-cell table:style-name="ce3" office:value-type="string" calcext:value-type="string">
            <text:p>if文、switch文による条件分岐の許可。</text:p>
            <text:p>for文、while文、do-while文によるループの許可。</text:p>
            <text:p>void戻り値型の許可</text:p>
            <text:p>初期化を伴う変数宣言の許可。</text:p>
            <text:p>変数書き換えの許可</text:p>
          </table:table-cell>
        </table:table-row>
        <table:table-row table:style-name="ro3">
          <table:table-cell office:value-type="string" calcext:value-type="string">
            <text:p>宣言時のメンバ初期化を持つ型の集成体初期化を許可</text:p>
          </table:table-cell>
          <table:table-cell table:style-name="ce3" office:value-type="string" calcext:value-type="string">
            <text:p>集成体において、宣言時に初期化されているメンバを持つことを許可する</text:p>
          </table:table-cell>
        </table:table-row>
        <table:table-row table:style-name="ro3">
          <table:table-cell office:value-type="string" calcext:value-type="string">
            <text:p><text:a xlink:href="https://cpprefjp.github.io/lang/cpp14/brace_elision_in_array_temporary_initialization.html" xlink:type="simple">ネストする集成体初期化における波カッコ省略を許可</text:a></text:p>
          </table:table-cell>
          <table:table-cell table:style-name="ce3" office:value-type="string" calcext:value-type="string">
            <text:p>一様初期化と初期化子リストを組み合わせた際、二重に波カッコが必要となっていた仕様を緩和し、波カッコを省略できるようにする</text:p>
          </table:table-cell>
        </table:table-row>
        <table:table-row table:style-name="ro3">
          <table:table-cell office:value-type="string" calcext:value-type="string">
            <text:p><text:a xlink:href="https://cpprefjp.github.io/lang/cpp14/deprecated_attr.html" xlink:type="simple">[[deprecated]]属性</text:a></text:p>
          </table:table-cell>
          <table:table-cell table:style-name="ce3" office:value-type="string" calcext:value-type="string">
            <text:p>非推奨の機能であることを示す属性</text:p>
          </table:table-cell>
        </table:table-row>
        <table:table-row table:style-name="ro3">
          <table:table-cell office:value-type="string" calcext:value-type="string">
            <text:p><text:a xlink:href="https://cpprefjp.github.io/lang/cpp14/digit_separators.html" xlink:type="simple">数値リテラルの桁区切り文字</text:a></text:p>
          </table:table-cell>
          <table:table-cell table:style-name="ce3" office:value-type="string" calcext:value-type="string">
            <text:p>シングルクォーテーションで数値リテラルを桁区切りする</text:p>
          </table:table-cell>
        </table:table-row>
        <table:table-row table:style-name="ro3">
          <table:table-cell office:value-type="string" calcext:value-type="string">
            <text:p><text:a xlink:href="https://cpprefjp.github.io/lang/cpp14/sized_deallocation.html" xlink:type="simple">サイズ付きデアロケーション</text:a></text:p>
          </table:table-cell>
          <table:table-cell table:style-name="ce3" office:value-type="string" calcext:value-type="string">
            <text:p>サイズをとるdelete演算子のオーバーロードを許可する</text:p>
          </table:table-cell>
        </table:table-row>
        <table:table-row table:style-name="ro3">
          <table:table-cell office:value-type="string" calcext:value-type="string">
            <text:p><text:a xlink:href="https://cpprefjp.github.io/lang/cpp14/clarifying_memory_allocation.html" xlink:type="simple">動的メモリ確保の省略の許可</text:a></text:p>
          </table:table-cell>
          <table:table-cell table:style-name="ce3" office:value-type="string" calcext:value-type="string">
            <text:p>デフォルトの::operator newによる動的メモリ確保を省略したりまとめたりする事を許可する</text:p>
          </table:table-cell>
        </table:table-row>
        <table:table-row table:style-name="ro4">
          <table:table-cell table:style-name="ce4" office:value-type="string" calcext:value-type="string" table:number-columns-spanned="2" table:number-rows-spanned="1">
            <text:p>小さな変更</text:p>
          </table:table-cell>
          <table:covered-table-cell/>
        </table:table-row>
        <table:table-row table:style-name="ro3">
          <table:table-cell office:value-type="string" calcext:value-type="string" table:number-columns-spanned="2" table:number-rows-spanned="1">
            <text:p>ここでは、コア言語作業グループへ問題報告され、その解決策として導入された言語仕様の変更を解説する。</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14/predefined_macros.html" xlink:type="simple">更新された定義済みマクロ</text:a></text:p>
          </table:table-cell>
          <table:table-cell table:style-name="ce3" office:value-type="string" calcext:value-type="string">
            <text:p>標準規格で定義されたマクロの更新</text:p>
          </table:table-cell>
        </table:table-row>
        <table:table-row table:style-name="ro3">
          <table:table-cell office:value-type="string" calcext:value-type="string">
            <text:p><text:a xlink:href="https://cpprefjp.github.io/lang/cpp14/feature_test_macros.html" xlink:type="simple">機能テストマクロ</text:a></text:p>
          </table:table-cell>
          <table:table-cell table:style-name="ce3" office:value-type="string" calcext:value-type="string">
            <text:p>C++14 の機能がサポートされているかどうかをテストするためのマクロ</text:p>
          </table:table-cell>
        </table:table-row>
        <table:table-row table:style-name="ro3">
          <table:table-cell office:value-type="string" calcext:value-type="string">
            <text:p><text:a xlink:href="https://cpprefjp.github.io/lang/cpp14/no_whitespace_literal_operators.html" xlink:type="simple">リテラル演算子のスペースを省略可能とする</text:a></text:p>
          </table:table-cell>
          <table:table-cell table:style-name="ce3" office:value-type="string" calcext:value-type="string">
            <text:p>operator""とサフィックス名の間にスペースを入力しなくてもよくなった</text:p>
          </table:table-cell>
        </table:table-row>
        <table:table-row table:style-name="ro3">
          <table:table-cell office:value-type="string" calcext:value-type="string">
            <text:p><text:a xlink:href="https://cpprefjp.github.io/lang/cpp14/nontype_template_parameters_of_type_nullptr_t.html" xlink:type="simple">nullptr_t型の定数式を非型テンプレートパラメータとすることを許可</text:a></text:p>
          </table:table-cell>
          <table:table-cell table:style-name="ce3" office:value-type="string" calcext:value-type="string">
            <text:p>nullptr_t型の値をテンプレート引数として渡せるようになった</text:p>
          </table:table-cell>
        </table:table-row>
        <table:table-row table:style-name="ro2">
          <table:table-cell table:style-name="ce2" office:value-type="string" calcext:value-type="string" table:number-columns-spanned="2" table:number-rows-spanned="1">
            <text:p>ライブラリ更新の概要</text:p>
          </table:table-cell>
          <table:covered-table-cell/>
        </table:table-row>
        <table:table-row table:style-name="ro4">
          <table:table-cell table:style-name="ce4" office:value-type="string" calcext:value-type="string" table:number-columns-spanned="2" table:number-rows-spanned="1">
            <text:p>コンテナ</text:p>
          </table:table-cell>
          <table:covered-table-cell/>
        </table:table-row>
        <table:table-row table:style-name="ro3">
          <table:table-cell office:value-type="string" calcext:value-type="string" table:number-columns-spanned="2" table:number-rows-spanned="1">
            <text:p>順序付き連想コンテナのルックアップ処理で、一時オブジェクトが生成されるコストを抑える拡張が行われた</text:p>
          </table:table-cell>
          <table:covered-table-cell/>
        </table:table-row>
        <table:table-row table:style-name="ro3">
          <table:table-cell office:value-type="string" calcext:value-type="string" table:number-columns-spanned="2" table:number-rows-spanned="1">
            <text:p><text:a xlink:href="https://cpprefjp.github.io/reference/map/map/find.html" xlink:type="simple">std::map::find()</text:a></text:p>
          </table:table-cell>
          <table:covered-table-cell/>
        </table:table-row>
        <table:table-row table:style-name="ro3">
          <table:table-cell office:value-type="string" calcext:value-type="string" table:number-columns-spanned="2" table:number-rows-spanned="1">
            <text:p><text:a xlink:href="https://cpprefjp.github.io/reference/map/map/count.html" xlink:type="simple">std::map::count()</text:a></text:p>
          </table:table-cell>
          <table:covered-table-cell/>
        </table:table-row>
        <table:table-row table:style-name="ro3">
          <table:table-cell office:value-type="string" calcext:value-type="string" table:number-columns-spanned="2" table:number-rows-spanned="1">
            <text:p><text:a xlink:href="https://cpprefjp.github.io/reference/map/map/lower_bound.html" xlink:type="simple">std::map::lower_bound()</text:a></text:p>
          </table:table-cell>
          <table:covered-table-cell/>
        </table:table-row>
        <table:table-row table:style-name="ro3">
          <table:table-cell office:value-type="string" calcext:value-type="string" table:number-columns-spanned="2" table:number-rows-spanned="1">
            <text:p><text:a xlink:href="https://cpprefjp.github.io/reference/map/map/upper_bound.html" xlink:type="simple">std::map::upper_bound()</text:a></text:p>
          </table:table-cell>
          <table:covered-table-cell/>
        </table:table-row>
        <table:table-row table:style-name="ro3">
          <table:table-cell office:value-type="string" calcext:value-type="string" table:number-columns-spanned="2" table:number-rows-spanned="1">
            <text:p><text:a xlink:href="https://cpprefjp.github.io/reference/map/map/equal_range.html" xlink:type="simple">std::map::equal_range()</text:a></text:p>
          </table:table-cell>
          <table:covered-table-cell/>
        </table:table-row>
        <table:table-row table:style-name="ro3">
          <table:table-cell office:value-type="string" calcext:value-type="string" table:number-columns-spanned="2" table:number-rows-spanned="1">
            <text:p>std::mapクラスのほか、std::set、std::multiset、std::multimapの上記メンバ関数も対象</text:p>
          </table:table-cell>
          <table:covered-table-cell/>
        </table:table-row>
        <table:table-row table:style-name="ro4">
          <table:table-cell table:style-name="ce4" office:value-type="string" calcext:value-type="string" table:number-columns-spanned="2" table:number-rows-spanned="1">
            <text:p>イテレータ</text:p>
          </table:table-cell>
          <table:covered-table-cell/>
        </table:table-row>
        <table:table-row table:style-name="ro3">
          <table:table-cell office:value-type="string" calcext:value-type="string" table:number-columns-spanned="2" table:number-rows-spanned="1">
            <text:p>Forward Iteratorを値初期化した場合に、どこも指さないヌルイテレータになる、という規定が追加された(参照 : <text:a xlink:href="http://www.open-std.org/jtc1/sc22/wg21/docs/papers/2013/n3644.pdf" xlink:type="simple">N3644 Null Forward Iterators</text:a>)</text:p>
          </table:table-cell>
          <table:covered-table-cell/>
        </table:table-row>
        <table:table-row table:style-name="ro4">
          <table:table-cell table:style-name="ce4" office:value-type="string" calcext:value-type="string" table:number-columns-spanned="2" table:number-rows-spanned="1">
            <text:p>アルゴリズム</text:p>
          </table:table-cell>
          <table:covered-table-cell/>
        </table:table-row>
        <table:table-row table:style-name="ro3">
          <table:table-cell office:value-type="string" calcext:value-type="string" table:number-columns-spanned="2" table:number-rows-spanned="1">
            <text:p>以下のアルゴリズムに、2つ目の範囲の終端イテレータをパラメータにとるバージョンを追加。これにより、2つの範囲が同じ長さかを事前にユーザーがチェックする必要がなくなった</text:p>
          </table:table-cell>
          <table:covered-table-cell/>
        </table:table-row>
        <table:table-row table:style-name="ro3">
          <table:table-cell office:value-type="string" calcext:value-type="string" table:number-columns-spanned="2" table:number-rows-spanned="1">
            <text:p><text:a xlink:href="https://cpprefjp.github.io/reference/algorithm/mismatch.html" xlink:type="simple">std::mismatch()</text:a></text:p>
          </table:table-cell>
          <table:covered-table-cell/>
        </table:table-row>
        <table:table-row table:style-name="ro3">
          <table:table-cell office:value-type="string" calcext:value-type="string" table:number-columns-spanned="2" table:number-rows-spanned="1">
            <text:p><text:a xlink:href="https://cpprefjp.github.io/reference/algorithm/equal.html" xlink:type="simple">std::equal()</text:a></text:p>
          </table:table-cell>
          <table:covered-table-cell/>
        </table:table-row>
        <table:table-row table:style-name="ro3">
          <table:table-cell office:value-type="string" calcext:value-type="string" table:number-columns-spanned="2" table:number-rows-spanned="1">
            <text:p><text:a xlink:href="https://cpprefjp.github.io/reference/algorithm/is_permutation.html" xlink:type="simple">std::is_permutation()</text:a></text:p>
          </table:table-cell>
          <table:covered-table-cell/>
        </table:table-row>
        <table:table-row table:style-name="ro3">
          <table:table-cell office:value-type="string" calcext:value-type="string" table:number-columns-spanned="2" table:number-rows-spanned="1">
            <text:p>乱数生成を行うアルゴリズム、std::rand()と<text:a xlink:href="https://cpprefjp.github.io/reference/algorithm/random_shuffle.html" xlink:type="simple">std::random_shuffle()</text:a>を非推奨とする。std::rand()の代わりに<text:a xlink:href="https://cpprefjp.github.io/reference/random.html" xlink:type="simple">&lt;random&gt;</text:a>ヘッダで定義される乱数生成器と分布クラスを、<text:a xlink:href="https://cpprefjp.github.io/reference/algorithm/random_shuffle.html" xlink:type="simple">std::random_shuffle()</text:a>の代わりに<text:a xlink:href="https://cpprefjp.github.io/reference/algorithm/shuffle.html" xlink:type="simple">std::shuffle()</text:a>を使用すること</text:p>
          </table:table-cell>
          <table:covered-table-cell/>
        </table:table-row>
        <table:table-row table:style-name="ro4">
          <table:table-cell table:style-name="ce4" office:value-type="string" calcext:value-type="string" table:number-columns-spanned="2" table:number-rows-spanned="1">
            <text:p>メモリ管理</text:p>
          </table:table-cell>
          <table:covered-table-cell/>
        </table:table-row>
        <table:table-row table:style-name="ro3">
          <table:table-cell office:value-type="string" calcext:value-type="string" table:number-columns-spanned="2" table:number-rows-spanned="1">
            <text:p><text:a xlink:href="https://cpprefjp.github.io/reference/memory/unique_ptr.html" xlink:type="simple">std::unique_ptr</text:a>を生成するヘルパ関数<text:a xlink:href="https://cpprefjp.github.io/reference/memory/make_unique.html" xlink:type="simple">std::make_unique()</text:a>を追加</text:p>
          </table:table-cell>
          <table:covered-table-cell/>
        </table:table-row>
        <table:table-row table:style-name="ro4">
          <table:table-cell table:style-name="ce4" office:value-type="string" calcext:value-type="string" table:number-columns-spanned="2" table:number-rows-spanned="1">
            <text:p>入出力</text:p>
          </table:table-cell>
          <table:covered-table-cell/>
        </table:table-row>
        <table:table-row table:style-name="ro3">
          <table:table-cell office:value-type="string" calcext:value-type="string" table:number-columns-spanned="2" table:number-rows-spanned="1">
            <text:p>文字列をクォート修飾する<text:a xlink:href="https://cpprefjp.github.io/reference/iomanip/quoted.html" xlink:type="simple">std::quoted</text:a>マニピュレータを追加</text:p>
          </table:table-cell>
          <table:covered-table-cell/>
        </table:table-row>
        <table:table-row table:style-name="ro4">
          <table:table-cell table:style-name="ce4" office:value-type="string" calcext:value-type="string" table:number-columns-spanned="2" table:number-rows-spanned="1">
            <text:p>汎用的なユーティリティ</text:p>
          </table:table-cell>
          <table:covered-table-cell/>
        </table:table-row>
        <table:table-row table:style-name="ro3">
          <table:table-cell office:value-type="string" calcext:value-type="string" table:number-columns-spanned="2" table:number-rows-spanned="1">
            <text:p>2つの値を入れ替える関数<text:a xlink:href="https://cpprefjp.github.io/reference/utility/exchange.html" xlink:type="simple">std::exchange()</text:a>を追加</text:p>
          </table:table-cell>
          <table:covered-table-cell/>
        </table:table-row>
        <table:table-row table:style-name="ro3">
          <table:table-cell office:value-type="string" calcext:value-type="string" table:number-columns-spanned="2" table:number-rows-spanned="1">
            <text:p>コンパイル時整数シーケンス<text:a xlink:href="https://cpprefjp.github.io/reference/utility/integer_sequence.html" xlink:type="simple">std::integer_sequence</text:a>を追加</text:p>
          </table:table-cell>
          <table:covered-table-cell/>
        </table:table-row>
        <table:table-row table:style-name="ro3">
          <table:table-cell office:value-type="string" calcext:value-type="string" table:number-columns-spanned="2" table:number-rows-spanned="1">
            <text:p>タプルを型の集合と見なし、型を指定して対応する値を取得する<text:a xlink:href="https://cpprefjp.github.io/reference/tuple/tuple/get.html" xlink:type="simple">std::get()</text:a>のオーバーロード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ヘッダの、メンバ型typeを定義するクラステンプレートに、エイリアステンプレート版を追加。そのバージョンには、_tサフィックスが付く</text:p>
          </table:table-cell>
          <table:covered-table-cell/>
        </table:table-row>
        <table:table-row table:style-name="ro4">
          <table:table-cell table:style-name="ce4" office:value-type="string" calcext:value-type="string" table:number-columns-spanned="2" table:number-rows-spanned="1">
            <text:p>リテラル演算子</text:p>
          </table:table-cell>
          <table:covered-table-cell/>
        </table:table-row>
        <table:table-row table:style-name="ro3">
          <table:table-cell office:value-type="string" calcext:value-type="string" table:number-columns-spanned="2" table:number-rows-spanned="1">
            <text:p><text:a xlink:href="https://cpprefjp.github.io/reference/string/basic_string.html" xlink:type="simple">std::basic_string</text:a>の<text:a xlink:href="https://cpprefjp.github.io/reference/string/basic_string/op_s.html" xlink:type="simple">リテラル演算子s</text:a>を追加</text:p>
          </table:table-cell>
          <table:covered-table-cell/>
        </table:table-row>
        <table:table-row table:style-name="ro3">
          <table:table-cell office:value-type="string" calcext:value-type="string" table:number-columns-spanned="2" table:number-rows-spanned="1">
            <text:p>"hello"sは、文字コード未規定のstd::stringオブジェクトを表すリテラル</text:p>
          </table:table-cell>
          <table:covered-table-cell/>
        </table:table-row>
        <table:table-row table:style-name="ro3">
          <table:table-cell office:value-type="string" calcext:value-type="string" table:number-columns-spanned="2" table:number-rows-spanned="1">
            <text:p>L"hello"sは、文字コード未規定のstd::wstringオブジェクトを表すリテラル</text:p>
          </table:table-cell>
          <table:covered-table-cell/>
        </table:table-row>
        <table:table-row table:style-name="ro3">
          <table:table-cell office:value-type="string" calcext:value-type="string" table:number-columns-spanned="2" table:number-rows-spanned="1">
            <text:p>u8"hello"sは、UTF-8文字コードのstd::stringオブジェクトを表すリテラル</text:p>
          </table:table-cell>
          <table:covered-table-cell/>
        </table:table-row>
        <table:table-row table:style-name="ro3">
          <table:table-cell office:value-type="string" calcext:value-type="string" table:number-columns-spanned="2" table:number-rows-spanned="1">
            <text:p>u"hello"sは、UTF-16文字コードのstd::u16stringオブジェクトを表すリテラル</text:p>
          </table:table-cell>
          <table:covered-table-cell/>
        </table:table-row>
        <table:table-row table:style-name="ro3">
          <table:table-cell office:value-type="string" calcext:value-type="string" table:number-columns-spanned="2" table:number-rows-spanned="1">
            <text:p>U"hello"sは、UTF-32文字コードのstd::u32stringオブジェクトを表すリテラル</text:p>
          </table:table-cell>
          <table:covered-table-cell/>
        </table:table-row>
        <table:table-row table:style-name="ro3">
          <table:table-cell office:value-type="string" calcext:value-type="string" table:number-columns-spanned="2" table:number-rows-spanned="1">
            <text:p><text:a xlink:href="https://cpprefjp.github.io/reference/chrono/duration.html" xlink:type="simple">std::chrono::duration</text:a>の、各時間単位を表す、以下のリテラルを追加</text:p>
          </table:table-cell>
          <table:covered-table-cell/>
        </table:table-row>
        <table:table-row table:style-name="ro3">
          <table:table-cell office:value-type="string" calcext:value-type="string" table:number-columns-spanned="2" table:number-rows-spanned="1">
            <text:p>ナノ秒単位を表す<text:a xlink:href="https://cpprefjp.github.io/reference/chrono/duration/op_ns.html" xlink:type="simple">nsリテラル</text:a></text:p>
          </table:table-cell>
          <table:covered-table-cell/>
        </table:table-row>
        <table:table-row table:style-name="ro3">
          <table:table-cell office:value-type="string" calcext:value-type="string" table:number-columns-spanned="2" table:number-rows-spanned="1">
            <text:p>マイクロ秒単位を表す<text:a xlink:href="https://cpprefjp.github.io/reference/chrono/duration/op_us.html" xlink:type="simple">usリテラル</text:a></text:p>
          </table:table-cell>
          <table:covered-table-cell/>
        </table:table-row>
        <table:table-row table:style-name="ro3">
          <table:table-cell office:value-type="string" calcext:value-type="string" table:number-columns-spanned="2" table:number-rows-spanned="1">
            <text:p>ミリ秒単位を表す<text:a xlink:href="https://cpprefjp.github.io/reference/chrono/duration/op_ms.html" xlink:type="simple">msリテラル</text:a></text:p>
          </table:table-cell>
          <table:covered-table-cell/>
        </table:table-row>
        <table:table-row table:style-name="ro3">
          <table:table-cell office:value-type="string" calcext:value-type="string" table:number-columns-spanned="2" table:number-rows-spanned="1">
            <text:p>秒単位を表す<text:a xlink:href="https://cpprefjp.github.io/reference/chrono/duration/op_s.html" xlink:type="simple">sリテラル</text:a></text:p>
          </table:table-cell>
          <table:covered-table-cell/>
        </table:table-row>
        <table:table-row table:style-name="ro3">
          <table:table-cell office:value-type="string" calcext:value-type="string" table:number-columns-spanned="2" table:number-rows-spanned="1">
            <text:p>分単位を表す<text:a xlink:href="https://cpprefjp.github.io/reference/chrono/duration/op_min.html" xlink:type="simple">minリテラル</text:a></text:p>
          </table:table-cell>
          <table:covered-table-cell/>
        </table:table-row>
        <table:table-row table:style-name="ro3">
          <table:table-cell office:value-type="string" calcext:value-type="string" table:number-columns-spanned="2" table:number-rows-spanned="1">
            <text:p>時単位を表す<text:a xlink:href="https://cpprefjp.github.io/reference/chrono/duration/op_h.html" xlink:type="simple">hリテラル</text:a></text:p>
          </table:table-cell>
          <table:covered-table-cell/>
        </table:table-row>
        <table:table-row table:style-name="ro3">
          <table:table-cell office:value-type="string" calcext:value-type="string" table:number-columns-spanned="2" table:number-rows-spanned="1">
            <text:p><text:a xlink:href="https://cpprefjp.github.io/reference/complex/complex.html" xlink:type="simple">std::complex</text:a>の、各要素型を表す、以下のリテラルを追加</text:p>
          </table:table-cell>
          <table:covered-table-cell/>
        </table:table-row>
        <table:table-row table:style-name="ro3">
          <table:table-cell office:value-type="string" calcext:value-type="string" table:number-columns-spanned="2" table:number-rows-spanned="1">
            <text:p>std::complex&lt;double&gt;を表す<text:a xlink:href="https://cpprefjp.github.io/reference/complex/complex/op_i.html" xlink:type="simple">iリテラル</text:a></text:p>
          </table:table-cell>
          <table:covered-table-cell/>
        </table:table-row>
        <table:table-row table:style-name="ro3">
          <table:table-cell office:value-type="string" calcext:value-type="string" table:number-columns-spanned="2" table:number-rows-spanned="1">
            <text:p>std::complex&lt;float&gt;を表す<text:a xlink:href="https://cpprefjp.github.io/reference/complex/complex/op_if.html" xlink:type="simple">ifリテラル</text:a></text:p>
          </table:table-cell>
          <table:covered-table-cell/>
        </table:table-row>
        <table:table-row table:style-name="ro3">
          <table:table-cell office:value-type="string" calcext:value-type="string" table:number-columns-spanned="2" table:number-rows-spanned="1">
            <text:p>std::complex&lt;long double&gt;を表す<text:a xlink:href="https://cpprefjp.github.io/reference/complex/complex/op_il.html" xlink:type="simple">ilリテラル</text:a></text:p>
          </table:table-cell>
          <table:covered-table-cell/>
        </table:table-row>
        <table:table-row table:style-name="ro4">
          <table:table-cell table:style-name="ce4" office:value-type="string" calcext:value-type="string" table:number-columns-spanned="2" table:number-rows-spanned="1">
            <text:p>並行処理</text:p>
          </table:table-cell>
          <table:covered-table-cell/>
        </table:table-row>
        <table:table-row table:style-name="ro3">
          <table:table-cell office:value-type="string" calcext:value-type="string" table:number-columns-spanned="2" table:number-rows-spanned="1">
            <text:p>Readers-writer lockと呼ばれる、書き込みを行うユーザーが1人、読み込みを行うユーザーが複数いる状況で効率的に振る舞うミューテックスの実装として、<text:a xlink:href="https://cpprefjp.github.io/reference/shared_mutex.html" xlink:type="simple">&lt;shared_mutex&gt;</text:a>ヘッダを追加</text:p>
          </table:table-cell>
          <table:covered-table-cell/>
        </table:table-row>
      </table:table>
      <table:table table:name="C++17" table:style-name="ta1">
        <table:table-column table:style-name="co5" table:default-cell-style-name="ce3"/>
        <table:table-column table:style-name="co5" table:number-columns-repeated="1023" table:default-cell-style-name="Default"/>
        <table:table-row table:style-name="ro1">
          <table:table-cell table:style-name="ce1" office:value-type="string" calcext:value-type="string" table:number-columns-spanned="2" table:number-rows-spanned="1">
            <text:p>C++17</text:p>
          </table:table-cell>
          <table:covered-table-cell/>
          <table:table-cell table:number-columns-repeated="1022"/>
        </table:table-row>
        <table:table-row table:style-name="ro2">
          <table:table-cell table:style-name="ce2" office:value-type="string" calcext:value-type="string" table:number-columns-spanned="2" table:number-rows-spanned="1">
            <text:p>概要</text:p>
          </table:table-cell>
          <table:covered-table-cell/>
          <table:table-cell table:number-columns-repeated="1022"/>
        </table:table-row>
        <table:table-row table:style-name="ro3">
          <table:table-cell office:value-type="string" calcext:value-type="string" table:number-columns-spanned="2" table:number-rows-spanned="1">
            <text:p>C++17とは、2017年12月に改訂され、ISO/IEC 14882:2017で標準規格化されたC++バージョンの通称である。</text:p>
          </table:table-cell>
          <table:covered-table-cell/>
          <table:table-cell table:number-columns-repeated="1022"/>
        </table:table-row>
        <table:table-row table:style-name="ro3">
          <table:table-cell office:value-type="string" calcext:value-type="string" table:number-columns-spanned="2" table:number-rows-spanned="1">
            <text:p>このバージョンは、策定中はC++1zと呼ばれていた。前バージョンであるC++11が策定中にC++0xと呼ばれ、C++14がC++1yと呼ばれており、「201z年にリリースされる」という年数の伏せ字として「z」が使われていた。</text:p>
          </table:table-cell>
          <table:covered-table-cell/>
          <table:table-cell table:number-columns-repeated="1022"/>
        </table:table-row>
        <table:table-row table:style-name="ro2">
          <table:table-cell table:style-name="ce2" office:value-type="string" calcext:value-type="string" table:number-columns-spanned="2" table:number-rows-spanned="1">
            <text:p>策定体制</text:p>
          </table:table-cell>
          <table:covered-table-cell/>
          <table:table-cell table:number-columns-repeated="1022"/>
        </table:table-row>
        <table:table-row table:style-name="ro6">
          <table:table-cell office:value-type="string" calcext:value-type="string" table:number-columns-spanned="2" table:number-rows-spanned="1">
            <text:p>C++14の策定開始段階から「Study Group (SG)」と呼ばれる専門家グループが複数作られ、そこで同時並行に新機能の議論、策定が進められていた。C++14ではそれらの機能は導入されなかったが、C++17ではSGで議論された機能のうち、仕様が固まったもののいくつかが導入されることとなった。</text:p>
          </table:table-cell>
          <table:covered-table-cell/>
          <table:table-cell table:number-columns-repeated="1022"/>
        </table:table-row>
        <table:table-row table:style-name="ro6">
          <table:table-cell office:value-type="string" calcext:value-type="string" table:number-columns-spanned="2" table:number-rows-spanned="1">
            <text:p>各SGで考えられた仕様は「Technical Specification (TS)」という単位で個別に各国の承認をとっている。その段階では、ライブラリ機能はstd::exprerimental名前空間などで各コンパイラが実験的にサポートをしていた。これはコンパイラが実装経験を積み、ユーザーが使用経験を得てから標準に採用するためである。</text:p>
          </table:table-cell>
          <table:covered-table-cell/>
          <table:table-cell table:number-columns-repeated="1022"/>
        </table:table-row>
        <table:table-row table:style-name="ro3">
          <table:table-cell office:value-type="string" calcext:value-type="string" table:number-columns-spanned="2" table:number-rows-spanned="1">
            <text:p>C++17では以下のTSが採用された：</text:p>
          </table:table-cell>
          <table:covered-table-cell/>
          <table:table-cell table:number-columns-repeated="1022"/>
        </table:table-row>
        <table:table-row table:style-name="ro3">
          <table:table-cell table:style-name="ce6" office:value-type="string" calcext:value-type="string">
            <text:p>TS</text:p>
          </table:table-cell>
          <table:table-cell table:style-name="ce5" office:value-type="string" calcext:value-type="string">
            <text:p>説明</text:p>
          </table:table-cell>
          <table:table-cell table:number-columns-repeated="1022"/>
        </table:table-row>
        <table:table-row table:style-name="ro7">
          <table:table-cell office:value-type="string" calcext:value-type="string">
            <text:p>Library Fundamentals TS</text:p>
          </table:table-cell>
          <table:table-cell table:style-name="ce3" office:value-type="string" calcext:value-type="string">
            <text:p>基本的なライブラリ機能。any, optional, string_view, メモリプール, 検索アルゴリズム, サンプリングアルゴリズム, タプルを展開して関数呼び出しするapply関数, shared_ptrの配列対応, 最大公約数と最小公倍数などが含まれる</text:p>
          </table:table-cell>
          <table:table-cell table:number-columns-repeated="1022"/>
        </table:table-row>
        <table:table-row table:style-name="ro3">
          <table:table-cell office:value-type="string" calcext:value-type="string">
            <text:p>Filesystem TS</text:p>
          </table:table-cell>
          <table:table-cell table:style-name="ce3" office:value-type="string" calcext:value-type="string">
            <text:p>ファイルシステムのライブラリ</text:p>
          </table:table-cell>
          <table:table-cell table:number-columns-repeated="1022"/>
        </table:table-row>
        <table:table-row table:style-name="ro3">
          <table:table-cell office:value-type="string" calcext:value-type="string">
            <text:p>Parallelism TS</text:p>
          </table:table-cell>
          <table:table-cell table:style-name="ce3" office:value-type="string" calcext:value-type="string">
            <text:p>並列ライブラリ。&lt;algorithm&gt;や&lt;numeric&gt;に並列アルゴリズムが追加される</text:p>
          </table:table-cell>
          <table:table-cell table:number-columns-repeated="1022"/>
        </table:table-row>
        <table:table-row table:style-name="ro6">
          <table:table-cell office:value-type="string" calcext:value-type="string" table:number-columns-spanned="2" table:number-rows-spanned="1">
            <text:p>C++17以降、言語の策定にship train modelというリリース体制が設けられた。これは、3年ごとの定期的な言語アップデートを提供するために、「仕様が完成したらリリース」ではなく「完成した仕様から順次リリースに含める」という体制である。これにより、メジャーアップデート／マイナーアップデートというバージョンアップはなくなった。</text:p>
          </table:table-cell>
          <table:covered-table-cell/>
          <table:table-cell table:number-columns-repeated="1022"/>
        </table:table-row>
        <table:table-row table:style-name="ro2">
          <table:table-cell table:style-name="ce2" office:value-type="string" calcext:value-type="string" table:number-columns-spanned="2" table:number-rows-spanned="1">
            <text:p>言語機能</text:p>
          </table:table-cell>
          <table:covered-table-cell/>
          <table:table-cell table:number-columns-repeated="1022"/>
        </table:table-row>
        <table:table-row table:style-name="ro4">
          <table:table-cell table:style-name="ce4" office:value-type="string" calcext:value-type="string" table:number-columns-spanned="2" table:number-rows-spanned="1">
            <text:p>変数・データ構造関係</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hexadecimal_floating_literals.html" xlink:type="simple">十六進浮動小数点数リテラル</text:a></text:p>
          </table:table-cell>
          <table:table-cell table:style-name="ce3" office:value-type="string" calcext:value-type="string">
            <text:p>十六進数表記で浮動小数点数リテラルを記述できるようにする</text:p>
          </table:table-cell>
          <table:table-cell table:number-columns-repeated="1022"/>
        </table:table-row>
        <table:table-row table:style-name="ro3">
          <table:table-cell office:value-type="string" calcext:value-type="string">
            <text:p><text:a xlink:href="https://cpprefjp.github.io/lang/cpp17/inline_variables.html" xlink:type="simple">インライン変数</text:a></text:p>
          </table:table-cell>
          <table:table-cell table:style-name="ce3" office:value-type="string" calcext:value-type="string">
            <text:p>inline指定をすることで翻訳単位を跨いでひとつのオブジェクトになる変数を定義する</text:p>
          </table:table-cell>
          <table:table-cell table:number-columns-repeated="1022"/>
        </table:table-row>
        <table:table-row table:style-name="ro3">
          <table:table-cell office:value-type="string" calcext:value-type="string">
            <text:p><text:a xlink:href="https://cpprefjp.github.io/lang/cpp17/structured_bindings.html" xlink:type="simple">構造化束縛</text:a></text:p>
          </table:table-cell>
          <table:table-cell table:style-name="ce3" office:value-type="string" calcext:value-type="string">
            <text:p>組・タプル・配列を展開して変数定義する</text:p>
          </table:table-cell>
          <table:table-cell table:number-columns-repeated="1022"/>
        </table:table-row>
        <table:table-row table:style-name="ro3">
          <table:table-cell office:value-type="string" calcext:value-type="string">
            <text:p><text:a xlink:href="https://cpprefjp.github.io/lang/cpp17/new_rules_for_auto_deduction_from_braced-init-list.html" xlink:type="simple">波括弧初期化の型推論の新規則</text:a></text:p>
          </table:table-cell>
          <table:table-cell table:style-name="ce3" office:value-type="string" calcext:value-type="string">
            <text:p>波括弧初期化子が単一要素の場合は T に推論，複数要素の場合は不適格</text:p>
          </table:table-cell>
          <table:table-cell table:number-columns-repeated="1022"/>
        </table:table-row>
        <table:table-row table:style-name="ro3">
          <table:table-cell office:value-type="string" calcext:value-type="string">
            <text:p><text:a xlink:href="https://cpprefjp.github.io/lang/cpp17/maybe_unused.html" xlink:type="simple">[[maybe_unused]]属性</text:a></text:p>
          </table:table-cell>
          <table:table-cell table:style-name="ce3" office:value-type="string" calcext:value-type="string">
            <text:p>使用しない可能性のある変数に対する警告を抑制する</text:p>
          </table:table-cell>
          <table:table-cell table:number-columns-repeated="1022"/>
        </table:table-row>
        <table:table-row table:style-name="ro3">
          <table:table-cell office:value-type="string" calcext:value-type="string">
            <text:p><text:a xlink:href="https://cpprefjp.github.io/lang/cpp17/nodiscard.html" xlink:type="simple">[[nodiscard]]属性</text:a></text:p>
          </table:table-cell>
          <table:table-cell table:style-name="ce3" office:value-type="string" calcext:value-type="string">
            <text:p>戻り値を捨ててはならないことを指定する</text:p>
          </table:table-cell>
          <table:table-cell table:number-columns-repeated="1022"/>
        </table:table-row>
        <table:table-row table:style-name="ro3">
          <table:table-cell office:value-type="string" calcext:value-type="string">
            <text:p><text:a xlink:href="https://cpprefjp.github.io/lang/cpp17/guaranteed_copy_elision.html" xlink:type="simple">値のコピー省略を保証</text:a></text:p>
          </table:table-cell>
          <table:table-cell table:style-name="ce3" office:value-type="string" calcext:value-type="string">
            <text:p>右辺値を変数の初期化のために使用する場合、コピーもムーブも省略することを保証</text:p>
          </table:table-cell>
          <table:table-cell table:number-columns-repeated="1022"/>
        </table:table-row>
        <table:table-row table:style-name="ro3">
          <table:table-cell office:value-type="string" calcext:value-type="string">
            <text:p><text:a xlink:href="https://cpprefjp.github.io/lang/cpp17/expression_evaluation_order.html" xlink:type="simple">厳密な式の評価順</text:a></text:p>
          </table:table-cell>
          <table:table-cell table:style-name="ce3" office:value-type="string" calcext:value-type="string">
            <text:p>式の評価順を規定する</text:p>
          </table:table-cell>
          <table:table-cell table:number-columns-repeated="1022"/>
        </table:table-row>
        <table:table-row table:style-name="ro6">
          <table:table-cell office:value-type="string" calcext:value-type="string">
            <text:p><text:a xlink:href="https://cpprefjp.github.io/lang/cpp17/replacement_of_class_objects_containing_reference_members.html" xlink:type="simple">参照メンバをもつクラスの置き換え</text:a></text:p>
          </table:table-cell>
          <table:table-cell table:style-name="ce3" office:value-type="string" calcext:value-type="string">
            <text:p>参照型メンバやconstメンバ変数を含むクラスについてこれまで結果は未定義とされていた配置newによるオブジェクトの置き換えを条件付きで可能とする</text:p>
          </table:table-cell>
          <table:table-cell table:number-columns-repeated="1022"/>
        </table:table-row>
        <table:table-row table:style-name="ro3">
          <table:table-cell office:value-type="string" calcext:value-type="string">
            <text:p><text:a xlink:href="https://cpprefjp.github.io/lang/cpp17/construction_enum_class_values.html" xlink:type="simple">enum class変数の初期値として整数を指定する際の規則を調整</text:a></text:p>
          </table:table-cell>
          <table:table-cell table:style-name="ce3" office:value-type="string" calcext:value-type="string">
            <text:p>キャストを使用することなく整数を初期値として使用し、E e{0};のような初期化を許可</text:p>
          </table:table-cell>
          <table:table-cell table:number-columns-repeated="1022"/>
        </table:table-row>
        <table:table-row table:style-name="ro3">
          <table:table-cell office:value-type="string" calcext:value-type="string">
            <text:p><text:a xlink:href="https://cpprefjp.github.io/lang/cpp17/dynamic_memory_allocation_for_over-aligned_data.html" xlink:type="simple">アライメント指定されたデータの動的メモリ確保</text:a></text:p>
          </table:table-cell>
          <table:table-cell table:style-name="ce3" office:value-type="string" calcext:value-type="string">
            <text:p>operator newとoperator deleteでアライメント値を取得できるようにする</text:p>
          </table:table-cell>
          <table:table-cell table:number-columns-repeated="1022"/>
        </table:table-row>
        <table:table-row table:style-name="ro3">
          <table:table-cell office:value-type="string" calcext:value-type="string">
            <text:p><text:a xlink:href="https://cpprefjp.github.io/lang/cpp17/extension_to_aggregate_initialization.html" xlink:type="simple">集成体初期化の拡張</text:a></text:p>
          </table:table-cell>
          <table:table-cell table:style-name="ce3" office:value-type="string" calcext:value-type="string">
            <text:p>集成体初期化で基底クラスも入れ子に集成体初期化可能になる</text:p>
          </table:table-cell>
          <table:table-cell table:number-columns-repeated="1022"/>
        </table:table-row>
        <table:table-row table:style-name="ro4">
          <table:table-cell table:style-name="ce4" office:value-type="string" calcext:value-type="string" table:number-columns-spanned="2" table:number-rows-spanned="1">
            <text:p>制御構文</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selection_statements_with_initializer.html" xlink:type="simple">if文とswitch文の条件式と初期化を分離</text:a></text:p>
          </table:table-cell>
          <table:table-cell table:style-name="ce3" office:value-type="string" calcext:value-type="string">
            <text:p>if (init; condition)のように初期化と条件式を分けて記述できるようにする</text:p>
          </table:table-cell>
          <table:table-cell table:number-columns-repeated="1022"/>
        </table:table-row>
        <table:table-row table:style-name="ro3">
          <table:table-cell office:value-type="string" calcext:value-type="string">
            <text:p><text:a xlink:href="https://cpprefjp.github.io/lang/cpp17/fallthrough.html" xlink:type="simple">[[fallthrough]]属性</text:a></text:p>
          </table:table-cell>
          <table:table-cell table:style-name="ce3" office:value-type="string" calcext:value-type="string">
            <text:p>フォールスルー時の警告を抑制する</text:p>
          </table:table-cell>
          <table:table-cell table:number-columns-repeated="1022"/>
        </table:table-row>
        <table:table-row table:style-name="ro3">
          <table:table-cell office:value-type="string" calcext:value-type="string">
            <text:p><text:a xlink:href="https://cpprefjp.github.io/lang/cpp17/if_constexpr.html" xlink:type="simple">constexpr if文</text:a></text:p>
          </table:table-cell>
          <table:table-cell table:style-name="ce3" office:value-type="string" calcext:value-type="string">
            <text:p>if constexpr(cond)とすることで、そのif文はコンパイル時に処理される</text:p>
          </table:table-cell>
          <table:table-cell table:number-columns-repeated="1022"/>
        </table:table-row>
        <table:table-row table:style-name="ro6">
          <table:table-cell office:value-type="string" calcext:value-type="string">
            <text:p><text:a xlink:href="https://cpprefjp.github.io/lang/cpp17/generalizing_the_range-based_for_loop.html" xlink:type="simple">範囲 for ループの制限緩和</text:a></text:p>
          </table:table-cell>
          <table:table-cell table:style-name="ce3" office:value-type="string" calcext:value-type="string">
            <text:p>範囲 for 文の begin() と end() が異なるイテレータ型を返せるようにすることで、終端イテレータを定義しやすくする</text:p>
          </table:table-cell>
          <table:table-cell table:number-columns-repeated="1022"/>
        </table:table-row>
        <table:table-row table:style-name="ro4">
          <table:table-cell table:style-name="ce4" office:value-type="string" calcext:value-type="string" table:number-columns-spanned="2" table:number-rows-spanned="1">
            <text:p>ラムダ式</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lambda_capture_of_this_by_value.html" xlink:type="simple">ラムダ式での*thisのコピーキャプチャ</text:a></text:p>
          </table:table-cell>
          <table:table-cell table:style-name="ce3" office:value-type="string" calcext:value-type="string">
            <text:p>キャプチャリストに*thisを指定することで、*thisをコピーキャプチャする</text:p>
          </table:table-cell>
          <table:table-cell table:number-columns-repeated="1022"/>
        </table:table-row>
        <table:table-row table:style-name="ro6">
          <table:table-cell office:value-type="string" calcext:value-type="string">
            <text:p><text:a xlink:href="https://cpprefjp.github.io/lang/cpp17/constexpr_lambda.html" xlink:type="simple">constexprラムダ</text:a></text:p>
          </table:table-cell>
          <table:table-cell table:style-name="ce3" office:value-type="string" calcext:value-type="string">
            <text:p>ラムダ式の関数オブジェクトが定数式の文脈で使用された場合に、それがコンパイル時に評価されるようにする</text:p>
          </table:table-cell>
          <table:table-cell table:number-columns-repeated="1022"/>
        </table:table-row>
        <table:table-row table:style-name="ro4">
          <table:table-cell table:style-name="ce4" office:value-type="string" calcext:value-type="string" table:number-columns-spanned="2" table:number-rows-spanned="1">
            <text:p>テンプレート</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folding_expressions.html" xlink:type="simple">畳み込み式</text:a></text:p>
          </table:table-cell>
          <table:table-cell table:style-name="ce3" office:value-type="string" calcext:value-type="string">
            <text:p>パラメータパックに対する二項演算の累積処理</text:p>
          </table:table-cell>
          <table:table-cell table:number-columns-repeated="1022"/>
        </table:table-row>
        <table:table-row table:style-name="ro3">
          <table:table-cell office:value-type="string" calcext:value-type="string">
            <text:p><text:a xlink:href="https://cpprefjp.github.io/lang/cpp17/allow_typename_in_a_template_template_parameter.html" xlink:type="simple">テンプレートテンプレートパラメータにtypenameキーワードの使用を許可</text:a></text:p>
          </table:table-cell>
          <table:table-cell table:style-name="ce3" office:value-type="string" calcext:value-type="string">
            <text:p>classキーワードしか使用できなかった部分に、typenameを許可する</text:p>
          </table:table-cell>
          <table:table-cell table:number-columns-repeated="1022"/>
        </table:table-row>
        <table:table-row table:style-name="ro3">
          <table:table-cell office:value-type="string" calcext:value-type="string">
            <text:p><text:a xlink:href="https://cpprefjp.github.io/lang/cpp17/type_deduction_for_class_templates.html" xlink:type="simple">クラステンプレートのテンプレート引数推論</text:a></text:p>
          </table:table-cell>
          <table:table-cell table:style-name="ce3" office:value-type="string" calcext:value-type="string">
            <text:p>コンストラクタの引数からクラスのテンプレート引数を推論できるようにする</text:p>
          </table:table-cell>
          <table:table-cell table:number-columns-repeated="1022"/>
        </table:table-row>
        <table:table-row table:style-name="ro3">
          <table:table-cell office:value-type="string" calcext:value-type="string">
            <text:p><text:a xlink:href="https://cpprefjp.github.io/lang/cpp17/declaring_non-type_template_arguments_with_auto.html" xlink:type="simple">非型テンプレートパラメータのauto宣言</text:a></text:p>
          </table:table-cell>
          <table:table-cell table:style-name="ce3" office:value-type="string" calcext:value-type="string">
            <text:p>template &lt;auto x&gt;とすることで、X&lt;3&gt;; X&lt;true&gt;; X&lt;'a'&gt;のように定数を受け取りやすくする</text:p>
          </table:table-cell>
          <table:table-cell table:number-columns-repeated="1022"/>
        </table:table-row>
        <table:table-row table:style-name="ro3">
          <table:table-cell office:value-type="string" calcext:value-type="string">
            <text:p><text:a xlink:href="https://cpprefjp.github.io/lang/cpp17/allow_constant_evaluation_for_all_non-type_template_arguments.html" xlink:type="simple">全ての非型テンプレート引数の定数式評価を許可</text:a></text:p>
          </table:table-cell>
          <table:table-cell table:style-name="ce3" office:value-type="string" calcext:value-type="string">
            <text:p>ポインタの定数式評価として、配列からポインタへの変換や、関数から関数ポインタへの変換などを許可</text:p>
          </table:table-cell>
          <table:table-cell table:number-columns-repeated="1022"/>
        </table:table-row>
        <table:table-row table:style-name="ro6">
          <table:table-cell office:value-type="string" calcext:value-type="string">
            <text:p><text:a xlink:href="https://cpprefjp.github.io/lang/cpp17/pack_expansions_in_using.html" xlink:type="simple">using宣言のパック展開</text:a></text:p>
          </table:table-cell>
          <table:table-cell table:style-name="ce3" office:value-type="string" calcext:value-type="string">
            <text:p>パラメータパックの型を基底クラスとして指定した場合に、using宣言に基底クラスのパラメータパックを指定できるようにする</text:p>
          </table:table-cell>
          <table:table-cell table:number-columns-repeated="1022"/>
        </table:table-row>
        <table:table-row table:style-name="ro3">
          <table:table-cell office:value-type="string" calcext:value-type="string">
            <text:p><text:a xlink:href="https://cpprefjp.github.io/lang/cpp17/allow_default_template_arguments_of_variable_templates.html" xlink:type="simple">変数テンプレートのデフォルトテンプレート引数を許可</text:a></text:p>
          </table:table-cell>
          <table:table-cell table:style-name="ce3" office:value-type="string" calcext:value-type="string">
            <text:p>変数テンプレートのテンプレートパラメータがデフォルト引数を持つことを許可する</text:p>
          </table:table-cell>
          <table:table-cell table:number-columns-repeated="1022"/>
        </table:table-row>
        <table:table-row table:style-name="ro4">
          <table:table-cell table:style-name="ce4" office:value-type="string" calcext:value-type="string" table:number-columns-spanned="2" table:number-rows-spanned="1">
            <text:p>定数式</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extending_static_assert.html" xlink:type="simple">static_assertのメッセージ省略を許可</text:a></text:p>
          </table:table-cell>
          <table:table-cell table:style-name="ce3" office:value-type="string" calcext:value-type="string">
            <text:p>第2引数だった診断メッセージの省略を許可する</text:p>
          </table:table-cell>
          <table:table-cell table:number-columns-repeated="1022"/>
        </table:table-row>
        <table:table-row table:style-name="ro6">
          <table:table-cell office:value-type="string" calcext:value-type="string">
            <text:p><text:a xlink:href="https://cpprefjp.github.io/lang/cpp17/constexpr_lambda.html" xlink:type="simple">constexprラムダ</text:a></text:p>
          </table:table-cell>
          <table:table-cell table:style-name="ce3" office:value-type="string" calcext:value-type="string">
            <text:p>ラムダ式の関数オブジェクトが定数式の文脈で使用された場合に、それがコンパイル時に評価されるようにする</text:p>
          </table:table-cell>
          <table:table-cell table:number-columns-repeated="1022"/>
        </table:table-row>
        <table:table-row table:style-name="ro3">
          <table:table-cell office:value-type="string" calcext:value-type="string">
            <text:p><text:a xlink:href="https://cpprefjp.github.io/lang/cpp17/if_constexpr.html" xlink:type="simple">if constexpr文</text:a></text:p>
          </table:table-cell>
          <table:table-cell table:style-name="ce3" office:value-type="string" calcext:value-type="string">
            <text:p>if constexpr(cond)とすることで、そのif文はコンパイル時に処理される</text:p>
          </table:table-cell>
          <table:table-cell table:number-columns-repeated="1022"/>
        </table:table-row>
        <table:table-row table:style-name="ro4">
          <table:table-cell table:style-name="ce4" office:value-type="string" calcext:value-type="string" table:number-columns-spanned="2" table:number-rows-spanned="1">
            <text:p>名前空間</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nested_namespace.html" xlink:type="simple">入れ子名前空間の定義</text:a></text:p>
          </table:table-cell>
          <table:table-cell table:style-name="ce3" office:value-type="string" calcext:value-type="string">
            <text:p>namespace A::B {}のように、入れ子の名前空間を簡単に定義できるようにする</text:p>
          </table:table-cell>
          <table:table-cell table:number-columns-repeated="1022"/>
        </table:table-row>
        <table:table-row table:style-name="ro3">
          <table:table-cell office:value-type="string" calcext:value-type="string">
            <text:p><text:a xlink:href="https://cpprefjp.github.io/lang/cpp17/attributes_for_namespaces_and_enumerators.html" xlink:type="simple">名前空間と列挙子への属性付加を許可</text:a></text:p>
          </table:table-cell>
          <table:table-cell table:style-name="ce3" office:value-type="string" calcext:value-type="string">
            <text:p>名前空間の定義と、列挙型の各要素の定義に、属性を付けられるようにする</text:p>
          </table:table-cell>
          <table:table-cell table:number-columns-repeated="1022"/>
        </table:table-row>
        <table:table-row table:style-name="ro6">
          <table:table-cell office:value-type="string" calcext:value-type="string">
            <text:p><text:a xlink:href="https://cpprefjp.github.io/lang/cpp17/pack_expansions_in_using.html" xlink:type="simple">using宣言のパック展開</text:a></text:p>
          </table:table-cell>
          <table:table-cell table:style-name="ce3" office:value-type="string" calcext:value-type="string">
            <text:p>パラメータパックの型を基底クラスとして指定した場合に、using宣言に基底クラスのパラメータパックを指定できるようにする</text:p>
          </table:table-cell>
          <table:table-cell table:number-columns-repeated="1022"/>
        </table:table-row>
        <table:table-row table:style-name="ro4">
          <table:table-cell table:style-name="ce4" office:value-type="string" calcext:value-type="string" table:number-columns-spanned="2" table:number-rows-spanned="1">
            <text:p>例外</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exception_spec_be_part_of_the_type_system.html" xlink:type="simple">例外仕様を型システムの一部にする</text:a></text:p>
          </table:table-cell>
          <table:table-cell table:style-name="ce3" office:value-type="string" calcext:value-type="string">
            <text:p>関数の型に例外仕様が含まれるようにする</text:p>
          </table:table-cell>
          <table:table-cell table:number-columns-repeated="1022"/>
        </table:table-row>
        <table:table-row table:style-name="ro3">
          <table:table-cell office:value-type="string" calcext:value-type="string">
            <text:p><text:a xlink:href="https://cpprefjp.github.io/lang/cpp17/remove_deprecated_exception_specifications.html" xlink:type="simple">非推奨だった古い例外仕様を削除</text:a></text:p>
          </table:table-cell>
          <table:table-cell table:style-name="ce3" office:value-type="string" calcext:value-type="string">
            <text:p>throwキーワードによる例外仕様を削除。throw()は残る</text:p>
          </table:table-cell>
          <table:table-cell table:number-columns-repeated="1022"/>
        </table:table-row>
        <table:table-row table:style-name="ro4">
          <table:table-cell table:style-name="ce4" office:value-type="string" calcext:value-type="string" table:number-columns-spanned="2" table:number-rows-spanned="1">
            <text:p>属性</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fallthrough.html" xlink:type="simple">[[fallthrough]]属性</text:a></text:p>
          </table:table-cell>
          <table:table-cell table:style-name="ce3" office:value-type="string" calcext:value-type="string">
            <text:p>フォールスルー時の警告を抑制する</text:p>
          </table:table-cell>
          <table:table-cell table:number-columns-repeated="1022"/>
        </table:table-row>
        <table:table-row table:style-name="ro3">
          <table:table-cell office:value-type="string" calcext:value-type="string">
            <text:p><text:a xlink:href="https://cpprefjp.github.io/lang/cpp17/maybe_unused.html" xlink:type="simple">[[maybe_unused]]属性</text:a></text:p>
          </table:table-cell>
          <table:table-cell table:style-name="ce3" office:value-type="string" calcext:value-type="string">
            <text:p>使用しない可能性のある変数に対する警告を抑制する</text:p>
          </table:table-cell>
          <table:table-cell table:number-columns-repeated="1022"/>
        </table:table-row>
        <table:table-row table:style-name="ro3">
          <table:table-cell office:value-type="string" calcext:value-type="string">
            <text:p><text:a xlink:href="https://cpprefjp.github.io/lang/cpp17/nodiscard.html" xlink:type="simple">[[nodiscard]]属性</text:a></text:p>
          </table:table-cell>
          <table:table-cell table:style-name="ce3" office:value-type="string" calcext:value-type="string">
            <text:p>戻り値を捨ててはならないことを指定する</text:p>
          </table:table-cell>
          <table:table-cell table:number-columns-repeated="1022"/>
        </table:table-row>
        <table:table-row table:style-name="ro3">
          <table:table-cell office:value-type="string" calcext:value-type="string">
            <text:p><text:a xlink:href="https://cpprefjp.github.io/lang/cpp17/attributes_for_namespaces_and_enumerators.html" xlink:type="simple">名前空間と列挙子への属性付加を許可</text:a></text:p>
          </table:table-cell>
          <table:table-cell table:style-name="ce3" office:value-type="string" calcext:value-type="string">
            <text:p>名前空間の定義と、列挙型の各要素の定義に、属性を付けられるようにする</text:p>
          </table:table-cell>
          <table:table-cell table:number-columns-repeated="1022"/>
        </table:table-row>
        <table:table-row table:style-name="ro3">
          <table:table-cell office:value-type="string" calcext:value-type="string">
            <text:p><text:a xlink:href="https://cpprefjp.github.io/lang/cpp17/using_attribute_namespaces.html" xlink:type="simple">属性の名前空間指定に繰り返しをなくす</text:a></text:p>
          </table:table-cell>
          <table:table-cell table:style-name="ce3" office:value-type="string" calcext:value-type="string">
            <text:p>[[using CC: opt(1), debug]]のように属性の名前空間宣言をまとめて行う</text:p>
          </table:table-cell>
          <table:table-cell table:number-columns-repeated="1022"/>
        </table:table-row>
        <table:table-row table:style-name="ro3">
          <table:table-cell office:value-type="string" calcext:value-type="string">
            <text:p><text:a xlink:href="https://cpprefjp.github.io/lang/cpp17/non_standard_attributes.html" xlink:type="simple">不明な属性を無視する</text:a></text:p>
          </table:table-cell>
          <table:table-cell table:style-name="ce3" office:value-type="string" calcext:value-type="string">
            <text:p>実装が知らない名前空間の属性は無視する</text:p>
          </table:table-cell>
          <table:table-cell table:number-columns-repeated="1022"/>
        </table:table-row>
        <table:table-row table:style-name="ro4">
          <table:table-cell table:style-name="ce4" office:value-type="string" calcext:value-type="string" table:number-columns-spanned="2" table:number-rows-spanned="1">
            <text:p>プリプロセッサ</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has_include.html" xlink:type="simple">__has_include</text:a></text:p>
          </table:table-cell>
          <table:table-cell table:style-name="ce3" office:value-type="string" calcext:value-type="string">
            <text:p>インクルードするファイルが存在するかを確認する</text:p>
          </table:table-cell>
          <table:table-cell table:number-columns-repeated="1022"/>
        </table:table-row>
        <table:table-row table:style-name="ro4">
          <table:table-cell table:style-name="ce4" office:value-type="string" calcext:value-type="string" table:number-columns-spanned="2" table:number-rows-spanned="1">
            <text:p>機能の削除</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removing_trigraphs.html" xlink:type="simple">トライグラフの削除</text:a></text:p>
          </table:table-cell>
          <table:table-cell table:style-name="ce3" office:value-type="string" calcext:value-type="string">
            <text:p>現代では使用する必要がなくなったトライグラフ機能を削除</text:p>
          </table:table-cell>
          <table:table-cell table:number-columns-repeated="1022"/>
        </table:table-row>
        <table:table-row table:style-name="ro3">
          <table:table-cell office:value-type="string" calcext:value-type="string">
            <text:p><text:a xlink:href="https://cpprefjp.github.io/lang/cpp17/remove_deprecated_use_of_the_register_keyword.html" xlink:type="simple">非推奨だったregisterキーワードを削除</text:a></text:p>
          </table:table-cell>
          <table:table-cell table:style-name="ce3" office:value-type="string" calcext:value-type="string">
            <text:p>コンパイラから単に無視されていたregisterキーワードを削除。予約語は残る</text:p>
          </table:table-cell>
          <table:table-cell table:number-columns-repeated="1022"/>
        </table:table-row>
        <table:table-row table:style-name="ro3">
          <table:table-cell office:value-type="string" calcext:value-type="string">
            <text:p><text:a xlink:href="https://cpprefjp.github.io/lang/cpp17/remove_deprecated_increment_of_bool.html" xlink:type="simple">非推奨だったbool型に対するインクリメント演算子を削除</text:a></text:p>
          </table:table-cell>
          <table:table-cell table:style-name="ce3" office:value-type="string" calcext:value-type="string">
            <text:p>bool変数に対して++するとtrueになる仕様を削除</text:p>
          </table:table-cell>
          <table:table-cell table:number-columns-repeated="1022"/>
        </table:table-row>
        <table:table-row table:style-name="ro3">
          <table:table-cell office:value-type="string" calcext:value-type="string">
            <text:p><text:a xlink:href="https://cpprefjp.github.io/lang/cpp17/remove_deprecated_exception_specifications.html" xlink:type="simple">非推奨だった古い例外仕様を削除</text:a></text:p>
          </table:table-cell>
          <table:table-cell table:style-name="ce3" office:value-type="string" calcext:value-type="string">
            <text:p>throwキーワードによる例外仕様を削除。throw()は残る</text:p>
          </table:table-cell>
          <table:table-cell table:number-columns-repeated="1022"/>
        </table:table-row>
        <table:table-row table:style-name="ro4">
          <table:table-cell table:style-name="ce4" office:value-type="string" calcext:value-type="string" table:number-columns-spanned="2" table:number-rows-spanned="1">
            <text:p>小さな変更</text:p>
          </table:table-cell>
          <table:covered-table-cell/>
          <table:table-cell table:number-columns-repeated="1022"/>
        </table:table-row>
        <table:table-row table:style-name="ro3">
          <table:table-cell office:value-type="string" calcext:value-type="string" table:number-columns-spanned="2" table:number-rows-spanned="1">
            <text:p>ここでは、コア言語作業グループへ問題報告され、その解決策として導入された言語仕様の変更を解説する。</text:p>
          </table:table-cell>
          <table:covered-table-cell/>
          <table:table-cell table:number-columns-repeated="1022"/>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cell table:number-columns-repeated="1022"/>
        </table:table-row>
        <table:table-row table:style-name="ro3">
          <table:table-cell office:value-type="string" calcext:value-type="string">
            <text:p><text:a xlink:href="https://cpprefjp.github.io/lang/cpp17/predefined_macros.html" xlink:type="simple">更新された定義済みマクロ</text:a></text:p>
          </table:table-cell>
          <table:table-cell table:style-name="ce3" office:value-type="string" calcext:value-type="string">
            <text:p>標準規格で定義されたマクロの更新</text:p>
          </table:table-cell>
          <table:table-cell table:number-columns-repeated="1022"/>
        </table:table-row>
        <table:table-row table:style-name="ro3">
          <table:table-cell office:value-type="string" calcext:value-type="string">
            <text:p><text:a xlink:href="https://cpprefjp.github.io/lang/cpp17/feature_test_macros.html" xlink:type="simple">機能テストマクロ</text:a></text:p>
          </table:table-cell>
          <table:table-cell table:style-name="ce3" office:value-type="string" calcext:value-type="string">
            <text:p>C++17 の機能がサポートされているかどうかをテストするためのマクロ</text:p>
          </table:table-cell>
          <table:table-cell table:number-columns-repeated="1022"/>
        </table:table-row>
        <table:table-row table:style-name="ro6">
          <table:table-cell office:value-type="string" calcext:value-type="string">
            <text:p><text:a xlink:href="https://cpprefjp.github.io/lang/cpp17/lambda_to_noexcept_function_pointer.html" xlink:type="simple">noexcept付きのラムダ式から変換する関数ポインタにnoexceptを付加する</text:a></text:p>
          </table:table-cell>
          <table:table-cell table:style-name="ce3" office:value-type="string" calcext:value-type="string">
            <text:p>キャプチャを持たない非ジェネリックラムダにnoexceptを付加した場合、変換した関数ポインタにnoexceptを付加する</text:p>
          </table:table-cell>
          <table:table-cell table:number-columns-repeated="1022"/>
        </table:table-row>
        <table:table-row table:style-name="ro6">
          <table:table-cell office:value-type="string" calcext:value-type="string">
            <text:p><text:a xlink:href="https://cpprefjp.github.io/lang/cpp17/utf8_character_literals.html" xlink:type="simple">UTF-8文字リテラル</text:a></text:p>
          </table:table-cell>
          <table:table-cell table:style-name="ce3" office:value-type="string" calcext:value-type="string">
            <text:p>UTF-8の指定が文字列リテラルに対してしかできなかったが、文字リテラルにもUTF-8指定をできるようにする</text:p>
          </table:table-cell>
          <table:table-cell table:number-columns-repeated="1022"/>
        </table:table-row>
        <table:table-row table:style-name="ro2">
          <table:table-cell table:style-name="ce2" office:value-type="string" calcext:value-type="string" table:number-columns-spanned="2" table:number-rows-spanned="1">
            <text:p>ライブラリ更新の概要</text:p>
          </table:table-cell>
          <table:covered-table-cell/>
          <table:table-cell table:number-columns-repeated="1022"/>
        </table:table-row>
        <table:table-row table:style-name="ro4">
          <table:table-cell table:style-name="ce4" office:value-type="string" calcext:value-type="string" table:number-columns-spanned="2" table:number-rows-spanned="1">
            <text:p>新ライブラリ</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ilesystem.html" xlink:type="simple">&lt;filesystem&gt;</text:a>ヘッダを新設し、ファイルシステムライブラリを追加。ファイル、ディレクトリなどを扱う</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algorithm.html" xlink:type="simple">&lt;algorithm&gt;</text:a>や<text:a xlink:href="https://cpprefjp.github.io/reference/numeric.html" xlink:type="simple">&lt;numeric&gt;</text:a>のアルゴリズムに、並列実行のオプション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optional.html" xlink:type="simple">&lt;optional&gt;</text:a>ヘッダを新設し、統一的な有効値と無効値の表現をもつ<text:a xlink:href="https://cpprefjp.github.io/reference/optional/optional.html" xlink:type="simple">optional</text:a>クラス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variant.html" xlink:type="simple">&lt;variant&gt;</text:a>ヘッダを新設し、型安全な共用体<text:a xlink:href="https://cpprefjp.github.io/reference/variant/variant.html" xlink:type="simple">variant</text:a>クラス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any.html" xlink:type="simple">&lt;any&gt;</text:a>ヘッダを新設し、なんでも代入できる<text:a xlink:href="https://cpprefjp.github.io/reference/any/any.html" xlink:type="simple">any</text:a>クラスを追加</text:p>
          </table:table-cell>
          <table:covered-table-cell/>
          <table:table-cell table:number-columns-repeated="1022"/>
        </table:table-row>
        <table:table-row table:style-name="ro3">
          <table:table-cell office:value-type="string" calcext:value-type="string" table:number-columns-spanned="2" table:number-rows-spanned="1">
            <text:p>標準ライブラリの参照をC11に更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float.html" xlink:type="simple">&lt;cfloat&gt;</text:a>に、非正規化数の有無を判定するマクロ、10進数の桁数を表すマクロ、正の最小数を表すマクロ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stdlib.html" xlink:type="simple">&lt;cstdlib&gt;</text:a>に、<text:a xlink:href="https://cpprefjp.github.io/reference/cstdlib/aligned_alloc.html" xlink:type="simple">aligned_alloc()</text:a>関数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time.html" xlink:type="simple">&lt;ctime&gt;</text:a>に、<text:a xlink:href="https://cpprefjp.github.io/reference/ctime/time_utc.html" xlink:type="simple">TIME_UTC</text:a>マクロ, <text:a xlink:href="https://cpprefjp.github.io/reference/ctime/timespec.html" xlink:type="simple">timespec</text:a>構造体, <text:a xlink:href="https://cpprefjp.github.io/reference/ctime/timespec_get.html" xlink:type="simple">timespec_get()</text:a>関数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stdio.html" xlink:type="simple">&lt;cstdio&gt;</text:a>に、vfscanf()関数を追加</text:p>
          </table:table-cell>
          <table:covered-table-cell/>
          <table:table-cell table:number-columns-repeated="1022"/>
        </table:table-row>
        <table:table-row table:style-name="ro3">
          <table:table-cell office:value-type="string" calcext:value-type="string" table:number-columns-spanned="2" table:number-rows-spanned="1">
            <text:p>&lt;ccomplex&gt;, &lt;cstdalign&gt;, &lt;cstdbool&gt;, &lt;ctgmath&gt;を非推奨化</text:p>
          </table:table-cell>
          <table:covered-table-cell/>
          <table:table-cell table:number-columns-repeated="1022"/>
        </table:table-row>
        <table:table-row table:style-name="ro4">
          <table:table-cell table:style-name="ce4" office:value-type="string" calcext:value-type="string" table:number-columns-spanned="2" table:number-rows-spanned="1">
            <text:p>コンテナ</text:p>
          </table:table-cell>
          <table:covered-table-cell/>
          <table:table-cell table:number-columns-repeated="1022"/>
        </table:table-row>
        <table:table-row table:style-name="ro3">
          <table:table-cell office:value-type="string" calcext:value-type="string" table:number-columns-spanned="2" table:number-rows-spanned="1">
            <text:p>コンテナのコピー・ムーブ、swap操作にnoexceptを追加</text:p>
          </table:table-cell>
          <table:covered-table-cell/>
          <table:table-cell table:number-columns-repeated="1022"/>
        </table:table-row>
        <table:table-row table:style-name="ro3">
          <table:table-cell office:value-type="string" calcext:value-type="string" table:number-columns-spanned="2" table:number-rows-spanned="1">
            <text:p>コンテナの要素情報にアクセスする非メンバ関数として、<text:a xlink:href="https://cpprefjp.github.io/reference/iterator.html" xlink:type="simple">&lt;iterator&gt;</text:a>に <text:a xlink:href="https://cpprefjp.github.io/reference/iterator/size.html" xlink:type="simple">size()</text:a>, <text:a xlink:href="https://cpprefjp.github.io/reference/iterator/empty.html" xlink:type="simple">empty()</text:a>, <text:a xlink:href="https://cpprefjp.github.io/reference/iterator/data.html" xlink:type="simple">data()</text:a>関数を追加</text:p>
          </table:table-cell>
          <table:covered-table-cell/>
          <table:table-cell table:number-columns-repeated="1022"/>
        </table:table-row>
        <table:table-row table:style-name="ro3">
          <table:table-cell office:value-type="string" calcext:value-type="string" table:number-columns-spanned="2" table:number-rows-spanned="1">
            <text:p>コンテナに不完全型の最小サポートを追加。<text:a xlink:href="https://cpprefjp.github.io/reference/vector.html" xlink:type="simple">vector</text:a>, <text:a xlink:href="https://cpprefjp.github.io/reference/list/list.html" xlink:type="simple">list</text:a>, <text:a xlink:href="https://cpprefjp.github.io/reference/forward_list/forward_list.html" xlink:type="simple">forward_list</text:a>の要素型に、不完全型の指定を許可。ただし、これらのコンテナのなんらかのメンバ関数を呼び出す前には、要素型が完全型になっていること</text:p>
          </table:table-cell>
          <table:covered-table-cell/>
          <table:table-cell table:number-columns-repeated="1022"/>
        </table:table-row>
        <table:table-row table:style-name="ro3">
          <table:table-cell office:value-type="string" calcext:value-type="string" table:number-columns-spanned="2" table:number-rows-spanned="1">
            <text:p>多相アロケータとメモリプール。<text:a xlink:href="https://cpprefjp.github.io/reference/memory_resource.html" xlink:type="simple">&lt;memory_resource&gt;</text:a>が新設され、アロケートする型を規定しないアロケータと、それを利用したメモリプールの仕組みが導入される</text:p>
          </table:table-cell>
          <table:covered-table-cell/>
          <table:table-cell table:number-columns-repeated="1022"/>
        </table:table-row>
        <table:table-row table:style-name="ro3">
          <table:table-cell office:value-type="string" calcext:value-type="string" table:number-columns-spanned="2" table:number-rows-spanned="1">
            <text:p>標準イテレータ全般と<text:a xlink:href="https://cpprefjp.github.io/reference/array/array.html" xlink:type="simple">array</text:a>の変更操作にconstexprを追加</text:p>
          </table:table-cell>
          <table:covered-table-cell/>
          <table:table-cell table:number-columns-repeated="1022"/>
        </table:table-row>
        <table:table-row table:style-name="ro3">
          <table:table-cell office:value-type="string" calcext:value-type="string" table:number-columns-spanned="2" table:number-rows-spanned="1">
            <text:p>emplace_front()とemplace_back()メンバ関数で、追加された要素を返すようにする</text:p>
          </table:table-cell>
          <table:covered-table-cell/>
          <table:table-cell table:number-columns-repeated="1022"/>
        </table:table-row>
        <table:table-row table:style-name="ro6">
          <table:table-cell office:value-type="string" calcext:value-type="string" table:number-columns-spanned="2" table:number-rows-spanned="1">
            <text:p>連想コンテナの接合機能を追加。ほかのコンテナに要素を移すために抽出するextract()メンバ関数、抽出された要素をほかのコンテナに移すためのinsert()メンバ関数のオーバーロード、2つの連想コンテナをまるごと接合するmerge()メンバ関数を追加</text:p>
          </table:table-cell>
          <table:covered-table-cell/>
          <table:table-cell table:number-columns-repeated="1022"/>
        </table:table-row>
        <table:table-row table:style-name="ro3">
          <table:table-cell office:value-type="string" calcext:value-type="string" table:number-columns-spanned="2" table:number-rows-spanned="1">
            <text:p>mapとunordered_mapに、挿入失敗時の動作を規定した新たなメンバ関数として、try_emplace()とinsert_or_assign()を追加</text:p>
          </table:table-cell>
          <table:covered-table-cell/>
          <table:table-cell table:number-columns-repeated="1022"/>
        </table:table-row>
        <table:table-row table:style-name="ro3">
          <table:table-cell office:value-type="string" calcext:value-type="string" table:number-columns-spanned="2" table:number-rows-spanned="1">
            <text:p>イテレータの分類に「隣接イテレータ (contiguous iterator)」を追加。要素間のメモリが隣接していることを表す。以下のコンテナのイテレータは、隣接イテレータであることが規定される：</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string/basic_string.html" xlink:type="simple">basic_string</text:a></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array/array.html" xlink:type="simple">array</text:a></text:p>
          </table:table-cell>
          <table:covered-table-cell/>
          <table:table-cell table:number-columns-repeated="1022"/>
        </table:table-row>
        <table:table-row table:style-name="ro3">
          <table:table-cell office:value-type="string" calcext:value-type="string" table:number-columns-spanned="2" table:number-rows-spanned="1">
            <text:p>bool以外を要素型とする<text:a xlink:href="https://cpprefjp.github.io/reference/vector.html" xlink:type="simple">vector</text:a></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valarray/valarray.html" xlink:type="simple">valarray</text:a> (の非メンバ関数である<text:a xlink:href="https://cpprefjp.github.io/reference/valarray/valarray/begin_free.html" xlink:type="simple">std::begin()</text:a>、<text:a xlink:href="https://cpprefjp.github.io/reference/valarray/valarray/end_free.html" xlink:type="simple">std::end()</text:a>で返されるイテレータは隣接イテレータ)</text:p>
          </table:table-cell>
          <table:covered-table-cell/>
          <table:table-cell table:number-columns-repeated="1022"/>
        </table:table-row>
        <table:table-row table:style-name="ro4">
          <table:table-cell table:style-name="ce4" office:value-type="string" calcext:value-type="string" table:number-columns-spanned="2" table:number-rows-spanned="1">
            <text:p>アルゴリズム</text:p>
          </table:table-cell>
          <table:covered-table-cell/>
          <table:table-cell table:number-columns-repeated="1022"/>
        </table:table-row>
        <table:table-row table:style-name="ro3">
          <table:table-cell office:value-type="string" calcext:value-type="string" table:number-columns-spanned="2" table:number-rows-spanned="1">
            <text:p>ランダムサンプリングアルゴリズムとして、<text:a xlink:href="https://cpprefjp.github.io/reference/algorithm/sample.html" xlink:type="simple">sample()</text:a>を追加</text:p>
          </table:table-cell>
          <table:covered-table-cell/>
          <table:table-cell table:number-columns-repeated="1022"/>
        </table:table-row>
        <table:table-row table:style-name="ro3">
          <table:table-cell office:value-type="string" calcext:value-type="string" table:number-columns-spanned="2" table:number-rows-spanned="1">
            <text:p>並列アルゴリズムの追加にともない、<text:a xlink:href="https://cpprefjp.github.io/reference/algorithm.html" xlink:type="simple">&lt;algorithm&gt;</text:a>に<text:a xlink:href="https://cpprefjp.github.io/reference/algorithm/for_each_n.html" xlink:type="simple">for_each_n()</text:a>を追加</text:p>
          </table:table-cell>
          <table:covered-table-cell/>
          <table:table-cell table:number-columns-repeated="1022"/>
        </table:table-row>
        <table:table-row table:style-name="ro3">
          <table:table-cell office:value-type="string" calcext:value-type="string" table:number-columns-spanned="2" table:number-rows-spanned="1">
            <text:p>並列アルゴリズムの追加にともない、<text:a xlink:href="https://cpprefjp.github.io/reference/numeric.html" xlink:type="simple">&lt;numeric&gt;</text:a>に以下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numeric/accumulate.html" xlink:type="simple">accumulate()</text:a>の計算順序を規定しないバージョンである、<text:a xlink:href="https://cpprefjp.github.io/reference/numeric/reduce.html" xlink:type="simple">reduce()</text:a>を追加</text:p>
          </table:table-cell>
          <table:covered-table-cell/>
          <table:table-cell table:number-columns-repeated="1022"/>
        </table:table-row>
        <table:table-row table:style-name="ro3">
          <table:table-cell office:value-type="string" calcext:value-type="string" table:number-columns-spanned="2" table:number-rows-spanned="1">
            <text:p>部分和を求める関数<text:a xlink:href="https://cpprefjp.github.io/reference/numeric/partial_sum.html" xlink:type="simple">partial_sum()</text:a>を、i番目の部分和を求める際にi番目の要素を含める・含めないで分割し、<text:a xlink:href="https://cpprefjp.github.io/reference/numeric/inclusive_scan.html" xlink:type="simple">inclusive_scan()</text:a>と<text:a xlink:href="https://cpprefjp.github.io/reference/numeric/exclusive_scan.html" xlink:type="simple">exclusive_scan()</text:a>を追加</text:p>
          </table:table-cell>
          <table:covered-table-cell/>
          <table:table-cell table:number-columns-repeated="1022"/>
        </table:table-row>
        <table:table-row table:style-name="ro3">
          <table:table-cell office:value-type="string" calcext:value-type="string" table:number-columns-spanned="2" table:number-rows-spanned="1">
            <text:p>値を変換しながら畳み込む<text:a xlink:href="https://cpprefjp.github.io/reference/numeric/transform_reduce.html" xlink:type="simple">transform_reduce()</text:a>を追加</text:p>
          </table:table-cell>
          <table:covered-table-cell/>
          <table:table-cell table:number-columns-repeated="1022"/>
        </table:table-row>
        <table:table-row table:style-name="ro3">
          <table:table-cell office:value-type="string" calcext:value-type="string" table:number-columns-spanned="2" table:number-rows-spanned="1">
            <text:p>値を変換しながら部分和を求める関数として、<text:a xlink:href="https://cpprefjp.github.io/reference/numeric/transform_inclusive_scan.html" xlink:type="simple">transform_inclusive_scan()</text:a>と<text:a xlink:href="https://cpprefjp.github.io/reference/numeric/transform_exclusive_scan.html" xlink:type="simple">transform_exclusive_scan()</text:a>を追加</text:p>
          </table:table-cell>
          <table:covered-table-cell/>
          <table:table-cell table:number-columns-repeated="1022"/>
        </table:table-row>
        <table:table-row table:style-name="ro3">
          <table:table-cell office:value-type="string" calcext:value-type="string" table:number-columns-spanned="2" table:number-rows-spanned="1">
            <text:p>値を範囲内に収める<text:a xlink:href="https://cpprefjp.github.io/reference/algorithm/clamp.html" xlink:type="simple">clamp()</text:a>関数を追加</text:p>
          </table:table-cell>
          <table:covered-table-cell/>
          <table:table-cell table:number-columns-repeated="1022"/>
        </table:table-row>
        <table:table-row table:style-name="ro3">
          <table:table-cell office:value-type="string" calcext:value-type="string" table:number-columns-spanned="2" table:number-rows-spanned="1">
            <text:p>boolを返す関数オブジェクトの結果を反転させる<text:a xlink:href="https://cpprefjp.github.io/reference/functional/not_fn.html" xlink:type="simple">not_fn()</text:a>関数を追加</text:p>
          </table:table-cell>
          <table:covered-table-cell/>
          <table:table-cell table:number-columns-repeated="1022"/>
        </table:table-row>
        <table:table-row table:style-name="ro3">
          <table:table-cell table:style-name="ce7" office:value-type="string" calcext:value-type="string" table:number-columns-spanned="2" table:number-rows-spanned="1">
            <text:p><text:a xlink:href="https://cpprefjp.github.io/reference/concepts/Invoke.html" xlink:type="simple">INVOKE</text:a>要件に従った関数呼び出しをする<text:a xlink:href="https://cpprefjp.github.io/reference/functional/invoke.html" xlink:type="simple">invoke()</text:a>関数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reference_wrapper.html" xlink:type="simple">reference_wrapper</text:a>がTriviallyCopyableであることを保証</text:p>
          </table:table-cell>
          <table:covered-table-cell/>
          <table:table-cell table:number-columns-repeated="1022"/>
        </table:table-row>
        <table:table-row table:style-name="ro3">
          <table:table-cell office:value-type="string" calcext:value-type="string" table:number-columns-spanned="2" table:number-rows-spanned="1">
            <text:p>オブジェクトをconstにする<text:a xlink:href="https://cpprefjp.github.io/reference/utility/as_const.html" xlink:type="simple">as_const()</text:a>関数を追加</text:p>
          </table:table-cell>
          <table:covered-table-cell/>
          <table:table-cell table:number-columns-repeated="1022"/>
        </table:table-row>
        <table:table-row table:style-name="ro6">
          <table:table-cell office:value-type="string" calcext:value-type="string" table:number-columns-spanned="2" table:number-rows-spanned="1">
            <text:p>未初期化メモリのアルゴリズムと、デストラクタ呼び出しの関数として、以下の関数を追加： <text:a xlink:href="https://cpprefjp.github.io/reference/memory/destroy_at.html" xlink:type="simple">destroy_at()</text:a>, <text:a xlink:href="https://cpprefjp.github.io/reference/memory/destroy.html" xlink:type="simple">destroy()</text:a>, <text:a xlink:href="https://cpprefjp.github.io/reference/memory/destroy_n.html" xlink:type="simple">destroy_n()</text:a>, <text:a xlink:href="https://cpprefjp.github.io/reference/memory/uninitialized_move.html" xlink:type="simple">uninitialized_move()</text:a>, <text:a xlink:href="https://cpprefjp.github.io/reference/memory/uninitialized_move_n.html" xlink:type="simple">uninitialized_move_n()</text:a>, <text:a xlink:href="https://cpprefjp.github.io/reference/memory/uninitialized_value_construct.html" xlink:type="simple">uninitialized_value_construct()</text:a>, <text:a xlink:href="https://cpprefjp.github.io/reference/memory/uninitialized_value_construct_n.html" xlink:type="simple">uninitialized_value_construct_n()</text:a>, <text:a xlink:href="https://cpprefjp.github.io/reference/memory/uninitialized_default_construct.html" xlink:type="simple">uninitialized_default_construct()</text:a>, <text:a xlink:href="https://cpprefjp.github.io/reference/memory/uninitialized_default_construct_n.html" xlink:type="simple">uninitialized_default_construct_n()</text:a></text:p>
          </table:table-cell>
          <table:covered-table-cell/>
          <table:table-cell table:number-columns-repeated="1022"/>
        </table:table-row>
        <table:table-row table:style-name="ro4">
          <table:table-cell table:style-name="ce4" office:value-type="string" calcext:value-type="string" table:number-columns-spanned="2" table:number-rows-spanned="1">
            <text:p>文字列</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string_view.html" xlink:type="simple">&lt;string_view&gt;</text:a>ヘッダを新設し、所有権を持たない文字列クラスである<text:a xlink:href="https://cpprefjp.github.io/reference/string_view/basic_string_view.html" xlink:type="simple">basic_string_view</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string/basic_string/data.html" xlink:type="simple">basic_string::data()</text:a>メンバ関数の非const版を追加</text:p>
          </table:table-cell>
          <table:covered-table-cell/>
          <table:table-cell table:number-columns-repeated="1022"/>
        </table:table-row>
        <table:table-row table:style-name="ro6">
          <table:table-cell office:value-type="string" calcext:value-type="string" table:number-columns-spanned="2" table:number-rows-spanned="1">
            <text:p>文字列検索アルゴリズムとして、「ボイヤー・ムーア法 (Boyer-Moore)」の<text:a xlink:href="https://cpprefjp.github.io/reference/functional/boyer_moore_searcher.html" xlink:type="simple">std::boyer_moore_searcher</text:a>関数オブジェクトと「ボイヤー・ムーア・ホースプール法 (Boyer-Moore-Horspool)」の<text:a xlink:href="https://cpprefjp.github.io/reference/functional/boyer_moore_horspool_searcher.html" xlink:type="simple">std::boyer_moore_horspool_searcher</text:a>関数オブジェクトを追加。<text:a xlink:href="https://cpprefjp.github.io/reference/algorithm/search.html" xlink:type="simple">std::search()</text:a>関数のポリシーとして、検索アルゴリズムを指定する</text:p>
          </table:table-cell>
          <table:covered-table-cell/>
          <table:table-cell table:number-columns-repeated="1022"/>
        </table:table-row>
        <table:table-row table:style-name="ro3">
          <table:table-cell office:value-type="string" calcext:value-type="string" table:number-columns-spanned="2" table:number-rows-spanned="1">
            <text:p>ロケール依存なし、フォーマット解析なしの高速な文字列・数値変換関数として、<text:a xlink:href="https://cpprefjp.github.io/reference/charconv/to_chars.html" xlink:type="simple">to_chars()</text:a>と<text:a xlink:href="https://cpprefjp.github.io/reference/charconv/from_chars.html" xlink:type="simple">from_chars()</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string/char_traits.html" xlink:type="simple">char_traits</text:a>クラスをconstexprに対応</text:p>
          </table:table-cell>
          <table:covered-table-cell/>
          <table:table-cell table:number-columns-repeated="1022"/>
        </table:table-row>
        <table:table-row table:style-name="ro3">
          <table:table-cell office:value-type="string" calcext:value-type="string" table:number-columns-spanned="2" table:number-rows-spanned="1">
            <text:p>バイトデータを表す<text:a xlink:href="https://cpprefjp.github.io/reference/cstddef/byte.html" xlink:type="simple">byte</text:a>型を追加</text:p>
          </table:table-cell>
          <table:covered-table-cell/>
          <table:table-cell table:number-columns-repeated="1022"/>
        </table:table-row>
        <table:table-row table:style-name="ro4">
          <table:table-cell table:style-name="ce4" office:value-type="string" calcext:value-type="string" table:number-columns-spanned="2" table:number-rows-spanned="1">
            <text:p>並行処理</text:p>
          </table:table-cell>
          <table:covered-table-cell/>
          <table:table-cell table:number-columns-repeated="1022"/>
        </table:table-row>
        <table:table-row table:style-name="ro3">
          <table:table-cell office:value-type="string" calcext:value-type="string" table:number-columns-spanned="2" table:number-rows-spanned="1">
            <text:p>タイムアウト機能がないReaders-writer lockのミューテックスとして、<text:a xlink:href="https://cpprefjp.github.io/reference/shared_mutex/shared_mutex.html" xlink:type="simple">shared_mutex</text:a>クラスを追加</text:p>
          </table:table-cell>
          <table:covered-table-cell/>
          <table:table-cell table:number-columns-repeated="1022"/>
        </table:table-row>
        <table:table-row table:style-name="ro3">
          <table:table-cell office:value-type="string" calcext:value-type="string" table:number-columns-spanned="2" table:number-rows-spanned="1">
            <text:p>スコープ付きロックの可変引数版として、<text:a xlink:href="https://cpprefjp.github.io/reference/mutex/scoped_lock.html" xlink:type="simple">scoped_lock</text:a>クラス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atomic/atomic.html" xlink:type="simple">atomic</text:a>クラスに、指定された要素型に対するアトミック操作がロックフリー(非ミューテックス)に振る舞うかを判定するためにis_always_lock_free定数を追加</text:p>
          </table:table-cell>
          <table:covered-table-cell/>
          <table:table-cell table:number-columns-repeated="1022"/>
        </table:table-row>
        <table:table-row table:style-name="ro3">
          <table:table-cell office:value-type="string" calcext:value-type="string" table:number-columns-spanned="2" table:number-rows-spanned="1">
            <text:p>false sharingとtrue sharingを制御するための機能として、<text:a xlink:href="https://cpprefjp.github.io/reference/new/hardware_destructive_interference_size.html" xlink:type="simple">hardware_destructive_interference_size</text:a>定数と、<text:a xlink:href="https://cpprefjp.github.io/reference/new/hardware_constructive_interference_size.html" xlink:type="simple">hardware_constructive_interference_size</text:a>定数を追加</text:p>
          </table:table-cell>
          <table:covered-table-cell/>
          <table:table-cell table:number-columns-repeated="1022"/>
        </table:table-row>
        <table:table-row table:style-name="ro4">
          <table:table-cell table:style-name="ce4" office:value-type="string" calcext:value-type="string" table:number-columns-spanned="2" table:number-rows-spanned="1">
            <text:p>スマートポインタ</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shared_ptr.html" xlink:type="simple">shared_ptr</text:a>を配列に対応</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shared_ptr.html" xlink:type="simple">shared_ptr</text:a>クラスに、指定された要素型の<text:a xlink:href="https://cpprefjp.github.io/reference/memory/weak_ptr.html" xlink:type="simple">weak_ptr</text:a>型を表すweak_typeメンバ型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shared_ptr.html" xlink:type="simple">shared_ptr</text:a>::<text:a xlink:href="https://cpprefjp.github.io/reference/memory/shared_ptr/use_count.html" xlink:type="simple">use_count()</text:a>の仕様を明確化</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enable_shared_from_this/shared_from_this.html" xlink:type="simple">shared_from_this</text:a>の指す先が書き換わらないことを規定</text:p>
          </table:table-cell>
          <table:covered-table-cell/>
          <table:table-cell table:number-columns-repeated="1022"/>
        </table:table-row>
        <table:table-row table:style-name="ro3">
          <table:table-cell office:value-type="string" calcext:value-type="string" table:number-columns-spanned="2" table:number-rows-spanned="1">
            <text:p>配列版<text:a xlink:href="https://cpprefjp.github.io/reference/memory/unique_ptr.html" xlink:type="simple">unique_ptr</text:a>の型変換として、以下のコードが不適格だった：</text:p>
          </table:table-cell>
          <table:covered-table-cell/>
          <table:table-cell table:number-columns-repeated="1022"/>
        </table:table-row>
        <table:table-row table:style-name="ro3">
          <table:table-cell table:style-name="ce8" office:value-type="string" calcext:value-type="string" table:number-columns-spanned="2" table:number-rows-spanned="1">
            <text:p><text:a xlink:href="https://cpprefjp.github.io/reference/memory/unique_ptr.html" xlink:type="simple">std::unique_ptr</text:a>&lt;Foo const * const []&gt; ptr1(new Foo*[10]);</text:p>
          </table:table-cell>
          <table:covered-table-cell/>
          <table:table-cell table:number-columns-repeated="1022"/>
        </table:table-row>
        <table:table-row table:style-name="ro3">
          <table:table-cell table:style-name="ce8" office:value-type="string" calcext:value-type="string" table:number-columns-spanned="2" table:number-rows-spanned="1">
            <text:p>Foo const * ptr = ptr1[9];</text:p>
          </table:table-cell>
          <table:covered-table-cell/>
          <table:table-cell table:number-columns-repeated="1022"/>
        </table:table-row>
        <table:table-row table:style-name="ro3">
          <table:table-cell table:style-name="ce8" office:value-type="string" calcext:value-type="string" table:number-columns-spanned="2" table:number-rows-spanned="1">
            <text:p>このようなコードが適格になるよう、変換コンストラクタと変換代入演算子を追加</text:p>
          </table:table-cell>
          <table:covered-table-cell/>
          <table:table-cell table:number-columns-repeated="1022"/>
        </table:table-row>
        <table:table-row table:style-name="ro3">
          <table:table-cell table:style-name="ce8" office:value-type="string" calcext:value-type="string" table:number-columns-spanned="2" table:number-rows-spanned="1">
            <text:p><text:a xlink:href="https://cpprefjp.github.io/reference/memory/unique_ptr.html" xlink:type="simple">unique_ptr</text:a>のテンプレート代入演算子に、不足していたSFINAEルールを追加</text:p>
          </table:table-cell>
          <table:covered-table-cell/>
          <table:table-cell table:number-columns-repeated="1022"/>
        </table:table-row>
        <table:table-row table:style-name="ro3">
          <table:table-cell table:style-name="ce8" office:value-type="string" calcext:value-type="string" table:number-columns-spanned="2" table:number-rows-spanned="1">
            <text:p><text:a xlink:href="https://cpprefjp.github.io/reference/memory/owner_less.html" xlink:type="simple">owner_less</text:a>で、任意の要素型を持つ<text:a xlink:href="https://cpprefjp.github.io/reference/memory/shared_ptr.html" xlink:type="simple">shared_ptr</text:a>同士を比較できるようにする</text:p>
          </table:table-cell>
          <table:covered-table-cell/>
          <table:table-cell table:number-columns-repeated="1022"/>
        </table:table-row>
        <table:table-row table:style-name="ro4">
          <table:table-cell table:style-name="ce4" office:value-type="string" calcext:value-type="string" table:number-columns-spanned="2" table:number-rows-spanned="1">
            <text:p>数学</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math.html" xlink:type="simple">&lt;cmath&gt;</text:a>に<text:a xlink:href="https://cpprefjp.github.io/reference/cmath.html#mathematical-special-functions" xlink:type="simple">数学の特殊関数</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math/hypot.html" xlink:type="simple">hypot()</text:a>関数の3引数版を追加</text:p>
          </table:table-cell>
          <table:covered-table-cell/>
          <table:table-cell table:number-columns-repeated="1022"/>
        </table:table-row>
        <table:table-row table:style-name="ro3">
          <table:table-cell office:value-type="string" calcext:value-type="string" table:number-columns-spanned="2" table:number-rows-spanned="1">
            <text:p>最大公約数と最小公倍数の関数として、<text:a xlink:href="https://cpprefjp.github.io/reference/numeric/gcd.html" xlink:type="simple">gcd()</text:a>と<text:a xlink:href="https://cpprefjp.github.io/reference/numeric/lcm.html" xlink:type="simple">lcm()</text:a>を追加</text:p>
          </table:table-cell>
          <table:covered-table-cell/>
          <table:table-cell table:number-columns-repeated="1022"/>
        </table:table-row>
        <table:table-row table:style-name="ro4">
          <table:table-cell table:style-name="ce4" office:value-type="string" calcext:value-type="string" table:number-columns-spanned="2" table:number-rows-spanned="1">
            <text:p>タプル</text:p>
          </table:table-cell>
          <table:covered-table-cell/>
          <table:table-cell table:number-columns-repeated="1022"/>
        </table:table-row>
        <table:table-row table:style-name="ro3">
          <table:table-cell office:value-type="string" calcext:value-type="string" table:number-columns-spanned="2" table:number-rows-spanned="1">
            <text:p>タプルを展開して関数呼び出しする<text:a xlink:href="https://cpprefjp.github.io/reference/tuple/apply.html" xlink:type="simple">apply()</text:a>関数を追加</text:p>
          </table:table-cell>
          <table:covered-table-cell/>
          <table:table-cell table:number-columns-repeated="1022"/>
        </table:table-row>
        <table:table-row table:style-name="ro3">
          <table:table-cell office:value-type="string" calcext:value-type="string" table:number-columns-spanned="2" table:number-rows-spanned="1">
            <text:p>タプルを任意の型のオブジェクトに変換する<text:a xlink:href="https://cpprefjp.github.io/reference/tuple/make_from_tuple.html" xlink:type="simple">make_from_tuple()</text:a>関数を追加</text:p>
          </table:table-cell>
          <table:covered-table-cell/>
          <table:table-cell table:number-columns-repeated="1022"/>
        </table:table-row>
        <table:table-row table:style-name="ro3">
          <table:table-cell office:value-type="string" calcext:value-type="string" table:number-columns-spanned="2" table:number-rows-spanned="1">
            <text:p>初期化子リストから<text:a xlink:href="https://cpprefjp.github.io/reference/utility/pair.html" xlink:type="simple">pair</text:a>と<text:a xlink:href="https://cpprefjp.github.io/reference/tuple/tuple.html" xlink:type="simple">tuple</text:a>を構築しやすくするための改善として、以下のコードが適格になるようコンストラクタの仕様を調整：</text:p>
          </table:table-cell>
          <table:covered-table-cell/>
          <table:table-cell table:number-columns-repeated="1022"/>
        </table:table-row>
        <table:table-row table:style-name="ro3">
          <table:table-cell table:style-name="ce8" office:value-type="string" calcext:value-type="string" table:number-columns-spanned="2" table:number-rows-spanned="1">
            <text:p>std::tuple&lt;int, int&gt; pixel_coordinates()</text:p>
          </table:table-cell>
          <table:covered-table-cell/>
          <table:table-cell table:number-columns-repeated="1022"/>
        </table:table-row>
        <table:table-row table:style-name="ro3">
          <table:table-cell table:style-name="ce8" office:value-type="string" calcext:value-type="string" table:number-columns-spanned="2" table:number-rows-spanned="1">
            <text:p>{</text:p>
          </table:table-cell>
          <table:covered-table-cell/>
          <table:table-cell table:number-columns-repeated="1022"/>
        </table:table-row>
        <table:table-row table:style-name="ro3">
          <table:table-cell table:style-name="ce8" office:value-type="string" calcext:value-type="string" table:number-columns-spanned="2" table:number-rows-spanned="1">
            <text:p><text:s text:c="2"/>return {10, -15}; <text:s/>// コンパイルエラー</text:p>
          </table:table-cell>
          <table:covered-table-cell/>
          <table:table-cell table:number-columns-repeated="1022"/>
        </table:table-row>
        <table:table-row table:style-name="ro3">
          <table:table-cell table:style-name="ce8" office:value-type="string" calcext:value-type="string" table:number-columns-spanned="2" table:number-rows-spanned="1">
            <text:p>}</text:p>
          </table:table-cell>
          <table:covered-table-cell/>
          <table:table-cell table:number-columns-repeated="1022"/>
        </table:table-row>
        <table:table-row table:style-name="ro3">
          <table:table-cell table:style-name="ce8" office:value-type="string" calcext:value-type="string" table:number-columns-spanned="2" table:number-rows-spanned="1">
            <text:p>struct NonCopyable { NonCopyable(int); NonCopyable(const NonCopyable&amp;) = delete; };</text:p>
          </table:table-cell>
          <table:covered-table-cell/>
          <table:table-cell table:number-columns-repeated="1022"/>
        </table:table-row>
        <table:table-row table:style-name="ro3">
          <table:table-cell table:style-name="ce8" office:value-type="string" calcext:value-type="string" table:number-columns-spanned="2" table:number-rows-spanned="1">
            <text:p><text:a xlink:href="https://cpprefjp.github.io/reference/utility/pair.html" xlink:type="simple">std::pair</text:a>&lt;NonCopyable, double&gt; pmd{42, 3.14}; // C++14ではコンパイルエラー</text:p>
          </table:table-cell>
          <table:covered-table-cell/>
          <table:table-cell table:number-columns-repeated="1022"/>
        </table:table-row>
        <table:table-row table:style-name="ro3">
          <table:table-cell table:style-name="ce8" office:value-type="string" calcext:value-type="string" table:number-columns-spanned="2" table:number-rows-spanned="1">
            <text:p><text:s text:c="46"/>// C++17ではOK</text:p>
          </table:table-cell>
          <table:covered-table-cell/>
          <table:table-cell table:number-columns-repeated="1022"/>
        </table:table-row>
        <table:table-row table:style-name="ro4">
          <table:table-cell table:style-name="ce4" office:value-type="string" calcext:value-type="string" table:number-columns-spanned="2" table:number-rows-spanned="1">
            <text:p>型特性</text:p>
          </table:table-cell>
          <table:covered-table-cell/>
          <table:table-cell table:number-columns-repeated="1022"/>
        </table:table-row>
        <table:table-row table:style-name="ro3">
          <table:table-cell office:value-type="string" calcext:value-type="string" table:number-columns-spanned="2" table:number-rows-spanned="1">
            <text:p>値を返す型特性クラスのconstexpr変数テンプレート版を追加。変数テンプレート版は、末尾に_vが付く。vはvalue (値) を意味する</text:p>
          </table:table-cell>
          <table:covered-table-cell/>
          <table:table-cell table:number-columns-repeated="1022"/>
        </table:table-row>
        <table:table-row table:style-name="ro3">
          <table:table-cell office:value-type="string" calcext:value-type="string" table:number-columns-spanned="2" table:number-rows-spanned="1">
            <text:p>型特性クラスを定義しやすくするために、<text:a xlink:href="https://cpprefjp.github.io/reference/type_traits/void_t.html" xlink:type="simple">void_t</text:a>を追加</text:p>
          </table:table-cell>
          <table:covered-table-cell/>
          <table:table-cell table:number-columns-repeated="1022"/>
        </table:table-row>
        <table:table-row table:style-name="ro3">
          <table:table-cell office:value-type="string" calcext:value-type="string" table:number-columns-spanned="2" table:number-rows-spanned="1">
            <text:p>bool定数を表す<text:a xlink:href="https://cpprefjp.github.io/reference/type_traits/bool_constant.html" xlink:type="simple">bool_constant</text:a>を追加</text:p>
          </table:table-cell>
          <table:covered-table-cell/>
          <table:table-cell table:number-columns-repeated="1022"/>
        </table:table-row>
        <table:table-row table:style-name="ro3">
          <table:table-cell office:value-type="string" calcext:value-type="string" table:number-columns-spanned="2" table:number-rows-spanned="1">
            <text:p>コンパイル時条件の論理演算のために、論理積である<text:a xlink:href="https://cpprefjp.github.io/reference/type_traits/conjunction.html" xlink:type="simple">conjunction</text:a>、論理和である<text:a xlink:href="https://cpprefjp.github.io/reference/type_traits/disjunction.html" xlink:type="simple">disjunction</text:a>、否定である<text:a xlink:href="https://cpprefjp.github.io/reference/type_traits/negation.html" xlink:type="simple">negation</text:a>を追加</text:p>
          </table:table-cell>
          <table:covered-table-cell/>
          <table:table-cell table:number-columns-repeated="1022"/>
        </table:table-row>
        <table:table-row table:style-name="ro3">
          <table:table-cell office:value-type="string" calcext:value-type="string" table:number-columns-spanned="2" table:number-rows-spanned="1">
            <text:p>swap可能かを判定する型特性クラスとして、<text:a xlink:href="https://cpprefjp.github.io/reference/type_traits/is_swappable_with.html" xlink:type="simple">is_swappable_with</text:a>、<text:a xlink:href="https://cpprefjp.github.io/reference/type_traits/is_swappable.html" xlink:type="simple">is_swappable</text:a>、<text:a xlink:href="https://cpprefjp.github.io/reference/type_traits/is_nothrow_swappable_with.html" xlink:type="simple">is_nothrow_swappable_with</text:a>、<text:a xlink:href="https://cpprefjp.github.io/reference/type_traits/is_nothrow_swappable.html" xlink:type="simple">is_nothrow_swappable</text:a>を追加</text:p>
          </table:table-cell>
          <table:covered-table-cell/>
          <table:table-cell table:number-columns-repeated="1022"/>
        </table:table-row>
        <table:table-row table:style-name="ro3">
          <table:table-cell office:value-type="string" calcext:value-type="string" table:number-columns-spanned="2" table:number-rows-spanned="1">
            <text:p>関数が呼び出し可能かを判定する型特性として、<text:a xlink:href="https://cpprefjp.github.io/reference/type_traits/is_invocable.html" xlink:type="simple">is_invocable</text:a>、<text:a xlink:href="https://cpprefjp.github.io/reference/type_traits/is_invocable_r.html" xlink:type="simple">is_invocable_r</text:a>、<text:a xlink:href="https://cpprefjp.github.io/reference/type_traits/is_nothrow_invocable.html" xlink:type="simple">is_nothrow_invocable</text:a>、<text:a xlink:href="https://cpprefjp.github.io/reference/type_traits/is_nothrow_invocable_r.html" xlink:type="simple">is_nothrow_invocable_r</text:a>を追加</text:p>
          </table:table-cell>
          <table:covered-table-cell/>
          <table:table-cell table:number-columns-repeated="1022"/>
        </table:table-row>
        <table:table-row table:style-name="ro3">
          <table:table-cell office:value-type="string" calcext:value-type="string" table:number-columns-spanned="2" table:number-rows-spanned="1">
            <text:p>自動的にハッシュ値が求められる型かを判定するために<text:a xlink:href="https://cpprefjp.github.io/reference/type_traits/has_unique_object_representations.html" xlink:type="simple">has_unique_object_representations</text:a>型特性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invoke.html" xlink:type="simple">invoke()</text:a>の追加にともない、関数の戻り値型を取得する型特性<text:a xlink:href="https://cpprefjp.github.io/reference/type_traits/invoke_result.html" xlink:type="simple">invoke_result</text:a>を追加。これまでの<text:a xlink:href="https://cpprefjp.github.io/reference/type_traits/result_of.html" xlink:type="simple">result_of</text:a>と違って関数型のテンプレート引数を使用しないため、それによって起こっていた厄介な問題を回避する</text:p>
          </table:table-cell>
          <table:covered-table-cell/>
          <table:table-cell table:number-columns-repeated="1022"/>
        </table:table-row>
        <table:table-row table:style-name="ro4">
          <table:table-cell table:style-name="ce4" office:value-type="string" calcext:value-type="string" table:number-columns-spanned="2" table:number-rows-spanned="1">
            <text:p>時間演算</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hrono/duration.html" xlink:type="simple">duration</text:a>の丸め演算として、切り下げをする<text:a xlink:href="https://cpprefjp.github.io/reference/chrono/duration/floor.html" xlink:type="simple">floor()</text:a>、切り上げをする<text:a xlink:href="https://cpprefjp.github.io/reference/chrono/duration/ceil.html" xlink:type="simple">ceil()</text:a>、最近接遇数への丸めをする<text:a xlink:href="https://cpprefjp.github.io/reference/chrono/duration/round.html" xlink:type="simple">round()</text:a>、絶対値を求める<text:a xlink:href="https://cpprefjp.github.io/reference/chrono/duration/abs.html" xlink:type="simple">abs()</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hrono/time_point.html" xlink:type="simple">time_point</text:a>の丸め演算として、切り下げをする<text:a xlink:href="https://cpprefjp.github.io/reference/chrono/time_point/floor.html" xlink:type="simple">floor()</text:a>、切り上げをする<text:a xlink:href="https://cpprefjp.github.io/reference/chrono/time_point/ceil.html" xlink:type="simple">ceil()</text:a>、最近接遇数への丸めをする<text:a xlink:href="https://cpprefjp.github.io/reference/chrono/time_point/round.html" xlink:type="simple">round()</text:a>を追加</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hrono/duration.html" xlink:type="simple">duration</text:a>クラスと<text:a xlink:href="https://cpprefjp.github.io/reference/chrono/time_point.html" xlink:type="simple">time_point</text:a>クラスの変更操作をconstexprに対応</text:p>
          </table:table-cell>
          <table:covered-table-cell/>
          <table:table-cell table:number-columns-repeated="1022"/>
        </table:table-row>
        <table:table-row table:style-name="ro4">
          <table:table-cell table:style-name="ce4" office:value-type="string" calcext:value-type="string" table:number-columns-spanned="2" table:number-rows-spanned="1">
            <text:p>乱数</text:p>
          </table:table-cell>
          <table:covered-table-cell/>
          <table:table-cell table:number-columns-repeated="1022"/>
        </table:table-row>
        <table:table-row table:style-name="ro3">
          <table:table-cell office:value-type="string" calcext:value-type="string" table:number-columns-spanned="2" table:number-rows-spanned="1">
            <text:p>ランダムサンプリングアルゴリズムとして、<text:a xlink:href="https://cpprefjp.github.io/reference/algorithm/sample.html" xlink:type="simple">sample()</text:a>を追加</text:p>
          </table:table-cell>
          <table:covered-table-cell/>
          <table:table-cell table:number-columns-repeated="1022"/>
        </table:table-row>
        <table:table-row table:style-name="ro6">
          <table:table-cell office:value-type="string" calcext:value-type="string" table:number-columns-spanned="2" table:number-rows-spanned="1">
            <text:p>乱数用語を変更。乱数生成器の要件に 「URNG (Uniform Random Number Generator, 一様乱数生成器)」という用語を使用していたが、一般的なURNGの用語とは異なり、C++の乱数生成器は一度の呼び出しで、(32ビットを超えるような) より多くのビットを単一の符号なし整数にパックして返すという動作が許可されている。動作の誤解を避けるために、「URBG (Uniform Random Bit Generator)」という用語に変更する</text:p>
          </table:table-cell>
          <table:covered-table-cell/>
          <table:table-cell table:number-columns-repeated="1022"/>
        </table:table-row>
        <table:table-row table:style-name="ro4">
          <table:table-cell table:style-name="ce4" office:value-type="string" calcext:value-type="string" table:number-columns-spanned="2" table:number-rows-spanned="1">
            <text:p>エラーハンドリング</text:p>
          </table:table-cell>
          <table:covered-table-cell/>
          <table:table-cell table:number-columns-repeated="1022"/>
        </table:table-row>
        <table:table-row table:style-name="ro3">
          <table:table-cell office:value-type="string" calcext:value-type="string" table:number-columns-spanned="2" table:number-rows-spanned="1">
            <text:p>現在発生している例外の数を取得する<text:a xlink:href="https://cpprefjp.github.io/reference/exception/uncaught_exceptions.html" xlink:type="simple">uncaught_exceptions()</text:a>関数を追加</text:p>
          </table:table-cell>
          <table:covered-table-cell/>
          <table:table-cell table:number-columns-repeated="1022"/>
        </table:table-row>
        <table:table-row table:style-name="ro4">
          <table:table-cell table:style-name="ce4" office:value-type="string" calcext:value-type="string" table:number-columns-spanned="2" table:number-rows-spanned="1">
            <text:p>取り決め</text:p>
          </table:table-cell>
          <table:covered-table-cell/>
          <table:table-cell table:number-columns-repeated="1022"/>
        </table:table-row>
        <table:table-row table:style-name="ro3">
          <table:table-cell office:value-type="string" calcext:value-type="string" table:number-columns-spanned="2" table:number-rows-spanned="1">
            <text:p>std + 数字の名前空間を予約。C++の今後のバージョンアップで標準ライブラリに大きな変更を加えるときのために、「std + 数字」 (正規表現ではstd\d*) の名前空間が予約される</text:p>
          </table:table-cell>
          <table:covered-table-cell/>
          <table:table-cell table:number-columns-repeated="1022"/>
        </table:table-row>
        <table:table-row table:style-name="ro4">
          <table:table-cell table:style-name="ce4" office:value-type="string" calcext:value-type="string" table:number-columns-spanned="2" table:number-rows-spanned="1">
            <text:p>機能の削除</text:p>
          </table:table-cell>
          <table:covered-table-cell/>
          <table:table-cell table:number-columns-repeated="1022"/>
        </table:table-row>
        <table:table-row table:style-name="ro3">
          <table:table-cell office:value-type="string" calcext:value-type="string" table:number-columns-spanned="2" table:number-rows-spanned="1">
            <text:p>C++11から非推奨だった古いスマートポインタであるauto_ptrを削除。代わりに<text:a xlink:href="https://cpprefjp.github.io/reference/memory/shared_ptr.html" xlink:type="simple">shared_ptr</text:a>か<text:a xlink:href="https://cpprefjp.github.io/reference/memory/unique_ptr.html" xlink:type="simple">unique_ptr</text:a>を使用すること</text:p>
          </table:table-cell>
          <table:covered-table-cell/>
          <table:table-cell table:number-columns-repeated="1022"/>
        </table:table-row>
        <table:table-row table:style-name="ro3">
          <table:table-cell office:value-type="string" calcext:value-type="string" table:number-columns-spanned="2" table:number-rows-spanned="1">
            <text:p>C++14から非推奨だった配列をランダムに入れ替える<text:a xlink:href="https://cpprefjp.github.io/reference/algorithm/random_shuffle.html" xlink:type="simple">random_shuffle()</text:a>関数を削除。代わりに<text:a xlink:href="https://cpprefjp.github.io/reference/algorithm/shuffle.html" xlink:type="simple">shuffle()</text:a>を使用すること</text:p>
          </table:table-cell>
          <table:covered-table-cell/>
          <table:table-cell table:number-columns-repeated="1022"/>
        </table:table-row>
        <table:table-row table:style-name="ro3">
          <table:table-cell office:value-type="string" calcext:value-type="string" table:number-columns-spanned="2" table:number-rows-spanned="1">
            <text:p>C++11から非推奨だったthrowキーワードによる古い例外仕様に関連する、以下のライブラリ機能を削除する</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exception/unexpected.html" xlink:type="simple">unexpected()</text:a></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exception/set_unexpected.html" xlink:type="simple">set_unexpected()</text:a></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exception/get_unexpected.html" xlink:type="simple">get_unexpected()</text:a></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exception/set_unexpected.html" xlink:type="simple">unexpected_handler</text:a></text:p>
          </table:table-cell>
          <table:covered-table-cell/>
          <table:table-cell table:number-columns-repeated="1022"/>
        </table:table-row>
        <table:table-row table:style-name="ro6">
          <table:table-cell office:value-type="string" calcext:value-type="string" table:number-columns-spanned="2" table:number-rows-spanned="1">
            <text:p>noexceptによる例外仕様では、例外を送出しないはずの関数から例外が送出された場合、<text:a xlink:href="https://cpprefjp.github.io/reference/exception/terminate.html" xlink:type="simple">terminate()</text:a>関数によって即座にプログラムが異常終了するため、想定されていない例外が送出された場合のハンドリングは機能しない</text:p>
          </table:table-cell>
          <table:covered-table-cell/>
          <table:table-cell table:number-columns-repeated="1022"/>
        </table:table-row>
        <table:table-row table:style-name="ro3">
          <table:table-cell office:value-type="string" calcext:value-type="string" table:number-columns-spanned="2" table:number-rows-spanned="1">
            <text:p>C++11から非推奨だった古い<text:a xlink:href="https://cpprefjp.github.io/reference/functional.html" xlink:type="simple">&lt;functional&gt;</text:a>の機能を削除</text:p>
          </table:table-cell>
          <table:covered-table-cell/>
          <table:table-cell table:number-columns-repeated="1022"/>
        </table:table-row>
        <table:table-row table:style-name="ro3">
          <table:table-cell office:value-type="string" calcext:value-type="string" table:number-columns-spanned="2" table:number-rows-spanned="1">
            <text:p>引数を束縛するbind1st()関数、bind2nd()関数、binder1stクラス、binder2ndクラスを削除。代わりに<text:a xlink:href="https://cpprefjp.github.io/reference/functional/bind.html" xlink:type="simple">bind()</text:a>関数や<text:a xlink:href="https://cpprefjp.github.io/lang/cpp11/lambda_expressions.html" xlink:type="simple">ラムダ式</text:a>を使用すること</text:p>
          </table:table-cell>
          <table:covered-table-cell/>
          <table:table-cell table:number-columns-repeated="1022"/>
        </table:table-row>
        <table:table-row table:style-name="ro6">
          <table:table-cell office:value-type="string" calcext:value-type="string" table:number-columns-spanned="2" table:number-rows-spanned="1">
            <text:p>関数ポインタから関数オブジェクトに変換するためのptr_fun()関数、pointer_to_unary_functionクラス、pointer_to_binary_functionクラスを削除。first_argument_typeやsecond_argument_typeといった型が必要なくなったため、これらの機能は必要なくなった</text:p>
          </table:table-cell>
          <table:covered-table-cell/>
          <table:table-cell table:number-columns-repeated="1022"/>
        </table:table-row>
        <table:table-row table:style-name="ro6">
          <table:table-cell office:value-type="string" calcext:value-type="string" table:number-columns-spanned="2" table:number-rows-spanned="1">
            <text:p>メンバ関数から関数オブジェクトへの変換をするためのmem_fun()関数、mem_fun_ref()関数、mem_fun_tクラス、mem_fun1_tクラス、mem_fun_ref_tクラス、mem_fun1_ref_tクラス、const_mem_fun_tクラス、const_mem_fun1_tクラス、const_mem_fun_ref_tクラス、const_mem_fun1_ref_tクラスを削除。代わりに<text:a xlink:href="https://cpprefjp.github.io/reference/functional/mem_fn.html" xlink:type="simple">mem_fn()</text:a>、<text:a xlink:href="https://cpprefjp.github.io/reference/functional/bind.html" xlink:type="simple">bind()</text:a>関数や<text:a xlink:href="https://cpprefjp.github.io/lang/cpp11/lambda_expressions.html" xlink:type="simple">ラムダ式</text:a>を使用すること</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function.html" xlink:type="simple">function</text:a>クラスのアロケータサポートを削除。コンパイラが実装していなかったり、不完全な実装だったりしていた</text:p>
          </table:table-cell>
          <table:covered-table-cell/>
          <table:table-cell table:number-columns-repeated="1022"/>
        </table:table-row>
        <table:table-row table:style-name="ro3">
          <table:table-cell office:value-type="string" calcext:value-type="string" table:number-columns-spanned="2" table:number-rows-spanned="1">
            <text:p>C++98から非推奨だったiostreamのエイリアスを削除</text:p>
          </table:table-cell>
          <table:covered-table-cell/>
          <table:table-cell table:number-columns-repeated="1022"/>
        </table:table-row>
        <table:table-row table:style-name="ro3">
          <table:table-cell office:value-type="string" calcext:value-type="string" table:number-columns-spanned="2" table:number-rows-spanned="1">
            <text:p>ios_base::io_stateの代わりに<text:a xlink:href="https://cpprefjp.github.io/reference/ios/ios_base/type-iostate.html" xlink:type="simple">ios_base::iostate</text:a>を使用すること</text:p>
          </table:table-cell>
          <table:covered-table-cell/>
          <table:table-cell table:number-columns-repeated="1022"/>
        </table:table-row>
        <table:table-row table:style-name="ro3">
          <table:table-cell office:value-type="string" calcext:value-type="string" table:number-columns-spanned="2" table:number-rows-spanned="1">
            <text:p>ios_base::open_modeの代わりに<text:a xlink:href="https://cpprefjp.github.io/reference/ios/ios_base/type-openmode.html" xlink:type="simple">ios_base::openmode</text:a>を使用すること</text:p>
          </table:table-cell>
          <table:covered-table-cell/>
          <table:table-cell table:number-columns-repeated="1022"/>
        </table:table-row>
        <table:table-row table:style-name="ro3">
          <table:table-cell office:value-type="string" calcext:value-type="string" table:number-columns-spanned="2" table:number-rows-spanned="1">
            <text:p>ios_base::seek_dirの代わりに<text:a xlink:href="https://cpprefjp.github.io/reference/ios/ios_base/type-seekdir.html" xlink:type="simple">ios_base::seekdir</text:a>を使用すること</text:p>
          </table:table-cell>
          <table:covered-table-cell/>
          <table:table-cell table:number-columns-repeated="1022"/>
        </table:table-row>
        <table:table-row table:style-name="ro3">
          <table:table-cell office:value-type="string" calcext:value-type="string" table:number-columns-spanned="2" table:number-rows-spanned="1">
            <text:p>ios_base::streamoffの代わりに、char_traits&lt;CharT&gt;::off_typeもしくはbasic_ios&lt;CharT&gt;::off_typeを使用すること (&lt;iosfwd&gt;で定義されているstd::streamoffは残る)</text:p>
          </table:table-cell>
          <table:covered-table-cell/>
          <table:table-cell table:number-columns-repeated="1022"/>
        </table:table-row>
        <table:table-row table:style-name="ro3">
          <table:table-cell office:value-type="string" calcext:value-type="string" table:number-columns-spanned="2" table:number-rows-spanned="1">
            <text:p>ios_base::streamposの代わりに、char_traits&lt;CharT&gt;::pos_typeもしくはbasic_ios&lt;CharT&gt;::pos_typeを使用すること (&lt;iosfwd&gt;で定義されているstd::streamposは残る)</text:p>
          </table:table-cell>
          <table:covered-table-cell/>
          <table:table-cell table:number-columns-repeated="1022"/>
        </table:table-row>
        <table:table-row table:style-name="ro3">
          <table:table-cell office:value-type="string" calcext:value-type="string" table:number-columns-spanned="2" table:number-rows-spanned="1">
            <text:p>basic_streambuf::stossc()メンバ関数を削除。sbumpc()の単なる別名</text:p>
          </table:table-cell>
          <table:covered-table-cell/>
          <table:table-cell table:number-columns-repeated="1022"/>
        </table:table-row>
        <table:table-row table:style-name="ro3">
          <table:table-cell office:value-type="string" calcext:value-type="string" table:number-columns-spanned="2" table:number-rows-spanned="1">
            <text:p>ios_baseクラスの別名型が削除されることにともない、それらの型をパラメータにとるオーバーロードを削除</text:p>
          </table:table-cell>
          <table:covered-table-cell/>
          <table:table-cell table:number-columns-repeated="1022"/>
        </table:table-row>
        <table:table-row table:style-name="ro3">
          <table:table-cell office:value-type="string" calcext:value-type="string" table:number-columns-spanned="2" table:number-rows-spanned="1">
            <text:p>ios_baseクラスの別名型が削除されることにともない、それらの型をパラメータにとる関数が削除</text:p>
          </table:table-cell>
          <table:covered-table-cell/>
          <table:table-cell table:number-columns-repeated="1022"/>
        </table:table-row>
        <table:table-row table:style-name="ro4">
          <table:table-cell table:style-name="ce4" office:value-type="string" calcext:value-type="string" table:number-columns-spanned="2" table:number-rows-spanned="1">
            <text:p>機能の非推奨化</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iterator/iterator.html" xlink:type="simple">std::iterator</text:a>クラスを非推奨化。このクラスを使用しても、イテレータ定義は簡単にならなかった</text:p>
          </table:table-cell>
          <table:covered-table-cell/>
          <table:table-cell table:number-columns-repeated="1022"/>
        </table:table-row>
        <table:table-row table:style-name="ro3">
          <table:table-cell office:value-type="string" calcext:value-type="string" table:number-columns-spanned="2" table:number-rows-spanned="1">
            <text:p>C++11で<text:a xlink:href="https://cpprefjp.github.io/reference/memory/allocator_traits.html" xlink:type="simple">allocator_traits</text:a>クラスが導入されたことで不要になった、<text:a xlink:href="https://cpprefjp.github.io/reference/memory/allocator.html" xlink:type="simple">allocator</text:a>の以下のメンバを非推奨化：</text:p>
          </table:table-cell>
          <table:covered-table-cell/>
          <table:table-cell table:number-columns-repeated="1022"/>
        </table:table-row>
        <table:table-row table:style-name="ro3">
          <table:table-cell office:value-type="string" calcext:value-type="string" table:number-columns-spanned="2" table:number-rows-spanned="1">
            <text:p>size_type型</text:p>
          </table:table-cell>
          <table:covered-table-cell/>
          <table:table-cell table:number-columns-repeated="1022"/>
        </table:table-row>
        <table:table-row table:style-name="ro3">
          <table:table-cell office:value-type="string" calcext:value-type="string" table:number-columns-spanned="2" table:number-rows-spanned="1">
            <text:p>difference_type型</text:p>
          </table:table-cell>
          <table:covered-table-cell/>
          <table:table-cell table:number-columns-repeated="1022"/>
        </table:table-row>
        <table:table-row table:style-name="ro3">
          <table:table-cell office:value-type="string" calcext:value-type="string" table:number-columns-spanned="2" table:number-rows-spanned="1">
            <text:p>pointer型</text:p>
          </table:table-cell>
          <table:covered-table-cell/>
          <table:table-cell table:number-columns-repeated="1022"/>
        </table:table-row>
        <table:table-row table:style-name="ro3">
          <table:table-cell office:value-type="string" calcext:value-type="string" table:number-columns-spanned="2" table:number-rows-spanned="1">
            <text:p>const_pointer型</text:p>
          </table:table-cell>
          <table:covered-table-cell/>
          <table:table-cell table:number-columns-repeated="1022"/>
        </table:table-row>
        <table:table-row table:style-name="ro3">
          <table:table-cell office:value-type="string" calcext:value-type="string" table:number-columns-spanned="2" table:number-rows-spanned="1">
            <text:p>reference型</text:p>
          </table:table-cell>
          <table:covered-table-cell/>
          <table:table-cell table:number-columns-repeated="1022"/>
        </table:table-row>
        <table:table-row table:style-name="ro3">
          <table:table-cell office:value-type="string" calcext:value-type="string" table:number-columns-spanned="2" table:number-rows-spanned="1">
            <text:p>const_reference型</text:p>
          </table:table-cell>
          <table:covered-table-cell/>
          <table:table-cell table:number-columns-repeated="1022"/>
        </table:table-row>
        <table:table-row table:style-name="ro3">
          <table:table-cell office:value-type="string" calcext:value-type="string" table:number-columns-spanned="2" table:number-rows-spanned="1">
            <text:p>rebind型</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allocator/address.html" xlink:type="simple">address()</text:a>メンバ関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allocator/allocate.html" xlink:type="simple">allocate()</text:a>メンバ関数のhintパラメータ</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allocator/max_size.html" xlink:type="simple">max_size()</text:a>メンバ関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allocator/construct.html" xlink:type="simple">construct()</text:a>メンバ関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allocator/destroy.html" xlink:type="simple">destroy()</text:a>メンバ関数</text:p>
          </table:table-cell>
          <table:covered-table-cell/>
          <table:table-cell table:number-columns-repeated="1022"/>
        </table:table-row>
        <table:table-row table:style-name="ro3">
          <table:table-cell office:value-type="string" calcext:value-type="string" table:number-columns-spanned="2" table:number-rows-spanned="1">
            <text:p>C++11で<text:a xlink:href="https://cpprefjp.github.io/reference/memory/allocator_traits.html" xlink:type="simple">allocator_traits</text:a>クラスが導入されたことで不要になった、要素型を再束縛するためのallocator&lt;void&gt;特殊化を非推奨化</text:p>
          </table:table-cell>
          <table:covered-table-cell/>
          <table:table-cell table:number-columns-repeated="1022"/>
        </table:table-row>
        <table:table-row table:style-name="ro3">
          <table:table-cell office:value-type="string" calcext:value-type="string" table:number-columns-spanned="2" table:number-rows-spanned="1">
            <text:p>constexprの機能拡張によって扱える型が増えている。将来的にほとんどの型がconstexprで扱えるようになるため、constexprで扱える型の分類である<text:a xlink:href="https://cpprefjp.github.io/reference/type_traits/is_literal_type.html" xlink:type="simple">is_literal_type</text:a>型特性を非推奨化</text:p>
          </table:table-cell>
          <table:covered-table-cell/>
          <table:table-cell table:number-columns-repeated="1022"/>
        </table:table-row>
        <table:table-row table:style-name="ro7">
          <table:table-cell office:value-type="string" calcext:value-type="string" table:number-columns-spanned="2" table:number-rows-spanned="1">
            <text:p>一時的なメモリ確保のための<text:a xlink:href="https://cpprefjp.github.io/reference/memory/get_temporary_buffer.html" xlink:type="simple">std::get_temporary_buffer()</text:a>関数と<text:a xlink:href="https://cpprefjp.github.io/reference/memory/return_temporary_buffer.html" xlink:type="simple">std::return_temporary_buffer()</text:a>関数を非推奨化。これらは関数内での一時的なメモリ確保のために、最適化されたメモリ確保の仕組みを提供することを期待して定義されたが、実際にはどの実装も特別視せず、それゆえに便利に使われてはこなかった。将来的にスタックからのメモリ確保をする機能を作る予定だが、これらの関数は例外安全性やRAIIが考慮されていないため、これらの関数の実装・仕様のみを入れ替えるような改訂はできない</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memory/raw_storage_iterator.html" xlink:type="simple">raw_storage_iterator</text:a>クラスを非推奨化。アロケータとの連携ができず、限られた用途にしか使用できなかった</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not_fn.html" xlink:type="simple">not_fn()</text:a>の追加にともない、古くなった以下の機能を非推奨化：</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negators.html" xlink:type="simple">not1()</text:a>関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negators.html" xlink:type="simple">not2()</text:a>関数</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negators.html" xlink:type="simple">unary_negate</text:a>クラス</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functional/negators.html" xlink:type="simple">binary_nagate</text:a>クラス</text:p>
          </table:table-cell>
          <table:covered-table-cell/>
          <table:table-cell table:number-columns-repeated="1022"/>
        </table:table-row>
        <table:table-row table:style-name="ro3">
          <table:table-cell office:value-type="string" calcext:value-type="string" table:number-columns-spanned="2" table:number-rows-spanned="1">
            <text:p>標準関数オブジェクトのresult_type、argument_type、first_argument_type、second_argument_type型</text:p>
          </table:table-cell>
          <table:covered-table-cell/>
          <table:table-cell table:number-columns-repeated="1022"/>
        </table:table-row>
        <table:table-row table:style-name="ro3">
          <table:table-cell office:value-type="string" calcext:value-type="string" table:number-columns-spanned="2" table:number-rows-spanned="1">
            <text:p>デバッグ用途にしか使用しない、<text:a xlink:href="https://cpprefjp.github.io/reference/memory/shared_ptr.html" xlink:type="simple">shared_ptr</text:a>::<text:a xlink:href="https://cpprefjp.github.io/reference/memory/shared_ptr/unique.html" xlink:type="simple">unique()</text:a>を非推奨化</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type_traits/result_of.html" xlink:type="simple">result_of</text:a>を非推奨化。代わりに<text:a xlink:href="https://cpprefjp.github.io/reference/type_traits/invoke_result.html" xlink:type="simple">invoke_result</text:a>を使用すること</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codecvt.html" xlink:type="simple">&lt;codecvt&gt;</text:a>と関連する機能を非推奨化。適切なエラーハンドリングの方法がなかったため、セキュリティ上攻撃の可能性があった</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atomic/memory_order.html" xlink:type="simple">memory_order_consume</text:a>を一時的に非推奨化。「その定義が現実に即していない」「acquire/releaseより弱いから使いにくい」といった理由から、より良い定義に変更するまでの間、非推奨とする</text:p>
          </table:table-cell>
          <table:covered-table-cell/>
          <table:table-cell table:number-columns-repeated="1022"/>
        </table:table-row>
        <table:table-row table:style-name="ro3">
          <table:table-cell office:value-type="string" calcext:value-type="string" table:number-columns-spanned="2" table:number-rows-spanned="1">
            <text:p><text:a xlink:href="https://cpprefjp.github.io/reference/exception/uncaught_exceptions.html" xlink:type="simple">uncaught_exceptions()</text:a>の追加にともない、古くなった<text:a xlink:href="https://cpprefjp.github.io/reference/exception/uncaught_exception.html" xlink:type="simple">uncaught_exception()</text:a>を非推奨化</text:p>
          </table:table-cell>
          <table:covered-table-cell/>
          <table:table-cell table:number-columns-repeated="1022"/>
        </table:table-row>
        <table:table-row table:style-name="ro2">
          <table:table-cell table:style-name="ce2" office:value-type="string" calcext:value-type="string" table:number-columns-spanned="2" table:number-rows-spanned="1">
            <text:p>参照</text:p>
          </table:table-cell>
          <table:covered-table-cell/>
          <table:table-cell table:number-columns-repeated="1022"/>
        </table:table-row>
        <table:table-row table:style-name="ro3">
          <table:table-cell office:value-type="string" calcext:value-type="string" table:number-columns-spanned="2" table:number-rows-spanned="1">
            <text:p><text:a xlink:href="http://www.open-std.org/jtc1/sc22/wg21/docs/papers/2018/p0636r3.html" xlink:type="simple">P0636R3 Changes between C++14 and C++17 DIS</text:a></text:p>
          </table:table-cell>
          <table:covered-table-cell/>
          <table:table-cell table:number-columns-repeated="1022"/>
        </table:table-row>
        <table:table-row table:style-name="ro3">
          <table:table-cell office:value-type="string" calcext:value-type="string" table:number-columns-spanned="2" table:number-rows-spanned="1">
            <text:p><text:a xlink:href="https://groups.google.com/a/isocpp.org/d/msg/std-proposals/qd3L1-bGg1A/ut0Fu2ODCwAJ" xlink:type="simple">TOTAL RETARDATION in C++ - ISO C++ Standard - Future Proposals</text:a></text:p>
          </table:table-cell>
          <table:covered-table-cell/>
          <table:table-cell table:number-columns-repeated="1022"/>
        </table:table-row>
        <table:table-row table:style-name="ro3">
          <table:table-cell office:value-type="string" calcext:value-type="string" table:number-columns-spanned="2" table:number-rows-spanned="1">
            <text:p><text:a xlink:href="https://herbsutter.com/2019/07/13/draft-faq-why-does-the-c-standard-ship-every-three-years/" xlink:type="simple">Draft FAQ: Why does the C++ standard ship every three years?</text:a></text:p>
          </table:table-cell>
          <table:covered-table-cell/>
          <table:table-cell table:number-columns-repeated="1022"/>
        </table:table-row>
      </table:table>
      <table:table table:name="C++20" table:style-name="ta1">
        <table:table-column table:style-name="co6" table:default-cell-style-name="ce3"/>
        <table:table-column table:style-name="co7" table:default-cell-style-name="Default"/>
        <table:table-row table:style-name="ro1">
          <table:table-cell table:style-name="ce1" office:value-type="string" calcext:value-type="string" table:number-columns-spanned="2" table:number-rows-spanned="1">
            <text:p>C++20</text:p>
          </table:table-cell>
          <table:covered-table-cell/>
        </table:table-row>
        <table:table-row table:style-name="ro2">
          <table:table-cell table:style-name="ce2" office:value-type="string" calcext:value-type="string" table:number-columns-spanned="2" table:number-rows-spanned="1">
            <text:p>概要</text:p>
          </table:table-cell>
          <table:covered-table-cell/>
        </table:table-row>
        <table:table-row table:style-name="ro3">
          <table:table-cell office:value-type="string" calcext:value-type="string" table:number-columns-spanned="2" table:number-rows-spanned="1">
            <text:p>C++20とは、2020年中に改訂され、ISO/IEC 14882:2020で標準規格化されたC++バージョンの通称である。</text:p>
          </table:table-cell>
          <table:covered-table-cell/>
        </table:table-row>
        <table:table-row table:style-name="ro6">
          <table:table-cell office:value-type="string" calcext:value-type="string" table:number-columns-spanned="2" table:number-rows-spanned="1">
            <text:p>このバージョンは、策定中はC++2aと呼ばれることがあった。「202a年にリリースされる」という伏せ字として「a」が使われているが、3年周期に次のバージョンが策定されることが決まっているため、伏せ字になっている年数がずれることはない。</text:p>
          </table:table-cell>
          <table:covered-table-cell/>
        </table:table-row>
        <table:table-row table:style-name="ro2">
          <table:table-cell table:style-name="ce2" office:value-type="string" calcext:value-type="string" table:number-columns-spanned="2" table:number-rows-spanned="1">
            <text:p>言語機能</text:p>
          </table:table-cell>
          <table:covered-table-cell/>
        </table:table-row>
        <table:table-row table:style-name="ro4">
          <table:table-cell table:style-name="ce4" office:value-type="string" calcext:value-type="string" table:number-columns-spanned="2" table:number-rows-spanned="1">
            <text:p>クラス</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consistent_comparison.html" xlink:type="simple">一貫比較</text:a></text:p>
          </table:table-cell>
          <table:table-cell table:style-name="ce3" office:value-type="string" calcext:value-type="string">
            <text:p>三方比較演算子によって比較演算子の自動生成を行うようにする</text:p>
          </table:table-cell>
        </table:table-row>
        <table:table-row table:style-name="ro3">
          <table:table-cell office:value-type="string" calcext:value-type="string">
            <text:p><text:a xlink:href="https://cpprefjp.github.io/lang/cpp20/default_member_initializers_for_bit_fields.html" xlink:type="simple">ビットフィールドのメンバ変数初期化</text:a></text:p>
          </table:table-cell>
          <table:table-cell table:style-name="ce3" office:value-type="string" calcext:value-type="string">
            <text:p>ビットフィールドメンバ変数のデフォルト値を設定する構文を追加する</text:p>
          </table:table-cell>
        </table:table-row>
        <table:table-row table:style-name="ro3">
          <table:table-cell office:value-type="string" calcext:value-type="string">
            <text:p><text:a xlink:href="https://cpprefjp.github.io/lang/cpp20/explicit_bool.html" xlink:type="simple">関数を条件付きでexplicitにする構文を追加</text:a></text:p>
          </table:table-cell>
          <table:table-cell table:style-name="ce3" office:value-type="string" calcext:value-type="string">
            <text:p>explicit(true)のようにexplicitに真理値パラメータを指定できるようにする</text:p>
          </table:table-cell>
        </table:table-row>
        <table:table-row table:style-name="ro3">
          <table:table-cell office:value-type="string" calcext:value-type="string">
            <text:p><text:a xlink:href="https://cpprefjp.github.io/lang/cpp20/fixing_const_qualified_pointers_to_members.html" xlink:type="simple">const修飾されたメンバポインタの制限を修正</text:a></text:p>
          </table:table-cell>
          <table:table-cell table:style-name="ce3" office:value-type="string" calcext:value-type="string">
            <text:p>.*演算子での左辺値のconstメンバ関数呼び出しを許可する</text:p>
          </table:table-cell>
        </table:table-row>
        <table:table-row table:style-name="ro3">
          <table:table-cell office:value-type="string" calcext:value-type="string">
            <text:p>デフォルトのコピーコンストラクタと非constなコンストラクタが衝突する問題を修正</text:p>
          </table:table-cell>
          <table:table-cell table:style-name="ce9"/>
        </table:table-row>
        <table:table-row table:style-name="ro3">
          <table:table-cell office:value-type="string" calcext:value-type="string">
            <text:p>特殊化のアクセスチェック</text:p>
          </table:table-cell>
          <table:table-cell table:style-name="ce9" office:value-type="string" calcext:value-type="string">
            <text:p/>
          </table:table-cell>
        </table:table-row>
        <table:table-row table:style-name="ro3">
          <table:table-cell office:value-type="string" calcext:value-type="string">
            <text:p><text:a xlink:href="https://cpprefjp.github.io/lang/cpp20/language_support_for_empty_objects.html" xlink:type="simple">空オブジェクトに対する最適化を支援する属性[[no_unique_address]]</text:a></text:p>
          </table:table-cell>
          <table:table-cell table:style-name="ce3" office:value-type="string" calcext:value-type="string">
            <text:p>[[no_unique_address]]属性を導入し、空の型のオブジェクトをほかのオブジェクトと共有する最適化を許可する</text:p>
          </table:table-cell>
        </table:table-row>
        <table:table-row table:style-name="ro6">
          <table:table-cell office:value-type="string" calcext:value-type="string">
            <text:p><text:a xlink:href="https://cpprefjp.github.io/lang/cpp20/allow_structured_bindings_to_accessible_members.html" xlink:type="simple">friend指定された関数内から構造化束縛を使用して非公開メンバ変数にアクセスすることを許可</text:a></text:p>
          </table:table-cell>
          <table:table-cell table:style-name="ce3" office:value-type="string" calcext:value-type="string">
            <text:p>構造化束縛の仕様として公開メンバ変数のみを取り出せるようになっていたが、friend指定された関数からは非公開メンバ変数にもアクセスできるようにする</text:p>
          </table:table-cell>
        </table:table-row>
        <table:table-row table:style-name="ro3">
          <table:table-cell office:value-type="string" calcext:value-type="string">
            <text:p><text:a xlink:href="https://cpprefjp.github.io/lang/cpp20/relaxing_the_structured_bindings_customization_point_finding_rules.html" xlink:type="simple">構造化束縛がカスタマイゼーションポイントを見つけるルールを緩和</text:a></text:p>
          </table:table-cell>
          <table:table-cell table:style-name="ce3" office:value-type="string" calcext:value-type="string">
            <text:p>非テンプレートのget()メンバ関数が見つかった場合は、非メンバ関数のget()を探しにいく</text:p>
          </table:table-cell>
        </table:table-row>
        <table:table-row table:style-name="ro3">
          <table:table-cell office:value-type="string" calcext:value-type="string">
            <text:p>抽象型のチェック</text:p>
          </table:table-cell>
          <table:table-cell table:style-name="ce3" office:value-type="string" calcext:value-type="string">
            <text:p>関数の宣言段階では、パラメータおよび戻り値型が抽象型かどうかをチェックしないようにする</text:p>
          </table:table-cell>
        </table:table-row>
        <table:table-row table:style-name="ro3">
          <table:table-cell office:value-type="string" calcext:value-type="string">
            <text:p>可変長データを扱うクラスの効率的なdelete</text:p>
          </table:table-cell>
          <table:table-cell table:style-name="ce3" office:value-type="string" calcext:value-type="string">
            <text:p>クラスのdelete演算子が呼び出される前にデストラクタが呼ばれないようにするオプションを追加</text:p>
          </table:table-cell>
        </table:table-row>
        <table:table-row table:style-name="ro3">
          <table:table-cell office:value-type="string" calcext:value-type="string">
            <text:p>条件付きで特殊メンバ関数をトリビアルに定義するように</text:p>
          </table:table-cell>
          <table:table-cell table:style-name="ce3" office:value-type="string" calcext:value-type="string">
            <text:p>制約によってトリビアルな特殊メンバ関数と非トリビアルな特殊メンバ関数をオーバーロードできるようにする</text:p>
          </table:table-cell>
        </table:table-row>
        <table:table-row table:style-name="ro4">
          <table:table-cell table:style-name="ce4" office:value-type="string" calcext:value-type="string" table:number-columns-spanned="2" table:number-rows-spanned="1">
            <text:p>列挙型</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using_enum.html" xlink:type="simple">スコープ付き列挙型のusing宣言</text:a></text:p>
          </table:table-cell>
          <table:table-cell table:style-name="ce3" office:value-type="string" calcext:value-type="string">
            <text:p>using enum EnumType;もしくはusing EnumType::enumeratorとすることで、列挙値のスコープ指定を省略できるようにする</text:p>
          </table:table-cell>
        </table:table-row>
        <table:table-row table:style-name="ro4">
          <table:table-cell table:style-name="ce4" office:value-type="string" calcext:value-type="string" table:number-columns-spanned="2" table:number-rows-spanned="1">
            <text:p>変数</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designated_initialization.html" xlink:type="simple">指示付き初期化</text:a></text:p>
          </table:table-cell>
          <table:table-cell table:style-name="ce3" office:value-type="string" calcext:value-type="string">
            <text:p>波カッコによる集成体初期化でメンバ名を指定して初期化できるようにする</text:p>
          </table:table-cell>
        </table:table-row>
        <table:table-row table:style-name="ro3">
          <table:table-cell office:value-type="string" calcext:value-type="string">
            <text:p><text:a xlink:href="https://cpprefjp.github.io/lang/cpp20/extending_structured_bindings_to_be_more_like_variable_declarations.html" xlink:type="simple">構造化束縛を拡張して通常の変数宣言のように使用できるようにする</text:a></text:p>
          </table:table-cell>
          <table:table-cell table:style-name="ce3" office:value-type="string" calcext:value-type="string">
            <text:p>記憶域指定子としてstaticとthread_localの指定を許可</text:p>
          </table:table-cell>
        </table:table-row>
        <table:table-row table:style-name="ro3">
          <table:table-cell office:value-type="string" calcext:value-type="string">
            <text:p><text:a xlink:href="https://cpprefjp.github.io/lang/cpp20/allow_initializing_aggregates_from_a_parenthesized_list_of_values.html" xlink:type="simple">丸カッコの値リストからの集成体初期化を許可</text:a></text:p>
          </table:table-cell>
          <table:table-cell table:style-name="ce3" office:value-type="string" calcext:value-type="string">
            <text:p>T x{1, 2, 3};と同様にT x(1, 2, 3);でも集成体初期化できるようにする</text:p>
          </table:table-cell>
        </table:table-row>
        <table:table-row table:style-name="ro3">
          <table:table-cell office:value-type="string" calcext:value-type="string">
            <text:p><text:a xlink:href="https://cpprefjp.github.io/lang/cpp20/array_size_deduction_in_new-expressions.html" xlink:type="simple">new式での配列要素数の推論</text:a></text:p>
          </table:table-cell>
          <table:table-cell table:style-name="ce3" office:value-type="string" calcext:value-type="string">
            <text:p>double* p = new double[]{1,2,3};を許可</text:p>
          </table:table-cell>
        </table:table-row>
        <table:table-row table:style-name="ro3">
          <table:table-cell office:value-type="string" calcext:value-type="string">
            <text:p><text:a xlink:href="https://cpprefjp.github.io/lang/cpp20/permit_conversions_to_arrays_of_unknown_bound.html" xlink:type="simple">要素数不明の配列への変換を許可</text:a></text:p>
          </table:table-cell>
          <table:table-cell table:style-name="ce3" office:value-type="string" calcext:value-type="string">
            <text:p>要素数が判明している配列から、要素数が不明の配列への変換を許可</text:p>
          </table:table-cell>
        </table:table-row>
        <table:table-row table:style-name="ro3">
          <table:table-cell office:value-type="string" calcext:value-type="string">
            <text:p><text:a xlink:href="https://cpprefjp.github.io/lang/cpp20/deprecating_volatile.html" xlink:type="simple">ほとんどのvolatileを非推奨化</text:a></text:p>
          </table:table-cell>
          <table:table-cell table:style-name="ce3" office:value-type="string" calcext:value-type="string">
            <text:p>volatileの有用な機能のみを残し、効果が疑わしい、または壊れている機能を非推奨化する</text:p>
          </table:table-cell>
        </table:table-row>
        <table:table-row table:style-name="ro3">
          <table:table-cell office:value-type="string" calcext:value-type="string">
            <text:p><text:a xlink:href="https://cpprefjp.github.io/lang/cpp20/converting_from_pointer_to_bool_should_be_considered_narrowing.html" xlink:type="simple">ポインタからboolへの変換を縮小変換とする</text:a></text:p>
          </table:table-cell>
          <table:table-cell table:style-name="ce3" office:value-type="string" calcext:value-type="string">
            <text:p>ポインタからbool値への変換を縮小変換と規定することで、意図しない変換を防止する</text:p>
          </table:table-cell>
        </table:table-row>
        <table:table-row table:style-name="ro4">
          <table:table-cell table:style-name="ce4" office:value-type="string" calcext:value-type="string" table:number-columns-spanned="2" table:number-rows-spanned="1">
            <text:p>整数</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signed_integers_are_twos_complement.html" xlink:type="simple">符号付き整数型が2の補数表現であることを規定</text:a></text:p>
          </table:table-cell>
          <table:table-cell table:style-name="ce3" office:value-type="string" calcext:value-type="string">
            <text:p>符号付き整数型のビット表現を2の補数に規定する</text:p>
          </table:table-cell>
        </table:table-row>
        <table:table-row table:style-name="ro4">
          <table:table-cell table:style-name="ce4" office:value-type="string" calcext:value-type="string" table:number-columns-spanned="2" table:number-rows-spanned="1">
            <text:p>文字列</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char8_t.html" xlink:type="simple">UTF-8エンコーディングされた文字の型としてchar8_tを追加</text:a></text:p>
          </table:table-cell>
          <table:table-cell table:style-name="ce3" office:value-type="string" calcext:value-type="string">
            <text:p>UTF-8エンコードされた文字かどうかでオーバーロード・特殊化をできるようにする</text:p>
          </table:table-cell>
        </table:table-row>
        <table:table-row table:style-name="ro3">
          <table:table-cell office:value-type="string" calcext:value-type="string">
            <text:p><text:a xlink:href="https://cpprefjp.github.io/lang/cpp20/make_char16t_char32t_string_literals_be_utf16_32.html" xlink:type="simple">char16_tとchar32_tの文字・文字列リテラルを、文字コードUTF-16/32に規定</text:a></text:p>
          </table:table-cell>
          <table:table-cell table:style-name="ce3" office:value-type="string" calcext:value-type="string">
            <text:p>__STDC_UTF_16__、__STDC_UTF_32__の定義に関係なく、char16_t、char32_tのリテラルをUTF-16/32文字コードに規定する</text:p>
          </table:table-cell>
        </table:table-row>
        <table:table-row table:style-name="ro4">
          <table:table-cell table:style-name="ce4" office:value-type="string" calcext:value-type="string" table:number-columns-spanned="2" table:number-rows-spanned="1">
            <text:p>関数</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nodiscard_should_have_a_reason.html" xlink:type="simple">[[nodiscard]]属性に理由となる文字列を付加できるようにする</text:a></text:p>
          </table:table-cell>
          <table:table-cell table:style-name="ce3" office:value-type="string" calcext:value-type="string">
            <text:p>関数の戻り値を無視してはならない理由を関数宣言に持たせ、警告メッセージに役立てる</text:p>
          </table:table-cell>
        </table:table-row>
        <table:table-row table:style-name="ro3">
          <table:table-cell office:value-type="string" calcext:value-type="string">
            <text:p><text:a xlink:href="https://cpprefjp.github.io/lang/cpp20/nodiscard_for_constructors.html" xlink:type="simple">[[nodiscard]]をコンストラクタのオーバーロードごとに付加できるようにする</text:a></text:p>
          </table:table-cell>
          <table:table-cell table:style-name="ce3" office:value-type="string" calcext:value-type="string">
            <text:p>リソース確保するコンストラクタにのみ[[nodisacrd]]を付加できるようにする</text:p>
          </table:table-cell>
        </table:table-row>
        <table:table-row table:style-name="ro4">
          <table:table-cell table:style-name="ce4" office:value-type="string" calcext:value-type="string" table:number-columns-spanned="2" table:number-rows-spanned="1">
            <text:p>制御構文</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range-based_for_statements_with_initializer.html" xlink:type="simple">初期化式をともなう範囲for文</text:a></text:p>
          </table:table-cell>
          <table:table-cell table:style-name="ce3" office:value-type="string" calcext:value-type="string">
            <text:p>範囲for文スコープで使用する変数の初期化のための構文を追加</text:p>
          </table:table-cell>
        </table:table-row>
        <table:table-row table:style-name="ro3">
          <table:table-cell office:value-type="string" calcext:value-type="string">
            <text:p><text:a xlink:href="https://cpprefjp.github.io/lang/cpp20/relaxing_the_range_for_loop_customization_point_finding_rules.html" xlink:type="simple">範囲for文がカスタマイゼーションポイントを見つけるルールを緩和</text:a></text:p>
          </table:table-cell>
          <table:table-cell table:style-name="ce3" office:value-type="string" calcext:value-type="string">
            <text:p>begin()/end()メンバ関数のどちらかが見つからなかった場合に非メンバ関数のbegin()/end()を探しにいく</text:p>
          </table:table-cell>
        </table:table-row>
        <table:table-row table:style-name="ro3">
          <table:table-cell office:value-type="string" calcext:value-type="string">
            <text:p><text:a xlink:href="https://cpprefjp.github.io/lang/cpp20/likely_and_unlikely_attributes.html" xlink:type="simple">確率が高い分岐と低い分岐を伝える属性 [[likely]], [[unlikely]]</text:a></text:p>
          </table:table-cell>
          <table:table-cell table:style-name="ce3" office:value-type="string" calcext:value-type="string">
            <text:p>条件分岐の最適化ヒントを与える属性</text:p>
          </table:table-cell>
        </table:table-row>
        <table:table-row table:style-name="ro4">
          <table:table-cell table:style-name="ce4" office:value-type="string" calcext:value-type="string" table:number-columns-spanned="2" table:number-rows-spanned="1">
            <text:p>テンプレート</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concepts.html" xlink:type="simple">コンセプト</text:a></text:p>
          </table:table-cell>
          <table:table-cell table:style-name="ce3" office:value-type="string" calcext:value-type="string">
            <text:p>テンプレートパラメータに対する制約を行う</text:p>
          </table:table-cell>
        </table:table-row>
        <table:table-row table:style-name="ro3">
          <table:table-cell office:value-type="string" calcext:value-type="string">
            <text:p><text:a xlink:href="https://cpprefjp.github.io/lang/cpp20/function_templates_with_auto_parameters.html" xlink:type="simple">autoパラメータによる関数テンプレートの簡易定義</text:a></text:p>
          </table:table-cell>
          <table:table-cell table:style-name="ce3" office:value-type="string" calcext:value-type="string">
            <text:p>ジェネリックラムダと同様、関数パラメータをの型をautoにすることで簡易的に関数テンプレートを定義できるようにする</text:p>
          </table:table-cell>
        </table:table-row>
        <table:table-row table:style-name="ro3">
          <table:table-cell office:value-type="string" calcext:value-type="string">
            <text:p><text:a xlink:href="https://cpprefjp.github.io/lang/cpp20/down_with_typename.html" xlink:type="simple">型の文脈でtypenameの省略を許可</text:a></text:p>
          </table:table-cell>
          <table:table-cell table:style-name="ce3" office:value-type="string" calcext:value-type="string">
            <text:p>型しか現れない文脈では、依存名を解決するためのtypenameキーワードを省略できるようにする</text:p>
          </table:table-cell>
        </table:table-row>
        <table:table-row table:style-name="ro3">
          <table:table-cell office:value-type="string" calcext:value-type="string">
            <text:p><text:a xlink:href="https://cpprefjp.github.io/lang/cpp20/class_types_in_non-type_template_parameters.html" xlink:type="simple">非型テンプレートパラメータとしてクラス型を許可する</text:a></text:p>
          </table:table-cell>
          <table:table-cell table:style-name="ce3" office:value-type="string" calcext:value-type="string">
            <text:p>定数式として使用できる型を広く非型テンプレートパラメータとして使用できるようにする</text:p>
          </table:table-cell>
        </table:table-row>
        <table:table-row table:style-name="ro3">
          <table:table-cell office:value-type="string" calcext:value-type="string">
            <text:p><text:a xlink:href="https://cpprefjp.github.io/lang/cpp20/adl_and_function_templates_that_are_not_visible.html" xlink:type="simple">関数テンプレートに明示的に型指定した場合にADLで見つからない問題を修正</text:a></text:p>
          </table:table-cell>
          <table:table-cell table:style-name="ce3" office:value-type="string" calcext:value-type="string">
            <text:p>名前空間内の関数テンプレートをテンプレート引数指定かつ非修飾・ADLで正しく呼び出せるよう修正</text:p>
          </table:table-cell>
        </table:table-row>
        <table:table-row table:style-name="ro3">
          <table:table-cell office:value-type="string" calcext:value-type="string">
            <text:p><text:a xlink:href="https://cpprefjp.github.io/lang/cpp20/class_template_argument_deduction_for_aggregates.html" xlink:type="simple">集成体クラステンプレートのテンプレート引数推論</text:a></text:p>
          </table:table-cell>
          <table:table-cell table:style-name="ce3" office:value-type="string" calcext:value-type="string">
            <text:p>クラステンプレートのテンプレート引数推論はコンストラクタ引数から推論されるが、集成体初期化からも推論できるようにする</text:p>
          </table:table-cell>
        </table:table-row>
        <table:table-row table:style-name="ro3">
          <table:table-cell office:value-type="string" calcext:value-type="string">
            <text:p><text:a xlink:href="https://cpprefjp.github.io/lang/cpp20/class_template_argument_deduction_for_alias_templates.html" xlink:type="simple">エイリアステンプレート経由でのクラステンプレートのテンプレート引数推論</text:a></text:p>
          </table:table-cell>
          <table:table-cell table:style-name="ce3" office:value-type="string" calcext:value-type="string">
            <text:p>エイリアステンプレートからクラステンプレートのテンプレート引数を推論できるようにする</text:p>
          </table:table-cell>
        </table:table-row>
        <table:table-row table:style-name="ro4">
          <table:table-cell table:style-name="ce4" office:value-type="string" calcext:value-type="string" table:number-columns-spanned="2" table:number-rows-spanned="1">
            <text:p>定数式</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6">
          <table:table-cell office:value-type="string" calcext:value-type="string">
            <text:p><text:a xlink:href="https://cpprefjp.github.io/lang/cpp20/less_eager_instantiation_of_constexpr_functions.html" xlink:type="simple">評価されない文脈での定数式評価によって特殊メンバ関数がインスタンス化されることを規定</text:a></text:p>
          </table:table-cell>
          <table:table-cell table:style-name="ce3" office:value-type="string" calcext:value-type="string">
            <text:p>sizeofやdecltypeなどの評価されない文脈において定数式評価を行った場合に、ムーブコンストラクタのような特殊メンバ関数が定義されることを規定</text:p>
          </table:table-cell>
        </table:table-row>
        <table:table-row table:style-name="ro3">
          <table:table-cell office:value-type="string" calcext:value-type="string">
            <text:p><text:a xlink:href="https://cpprefjp.github.io/lang/cpp20/allow_virtual_function_calls_in_constant_expressions.html" xlink:type="simple">定数式からの仮想関数の呼び出しを許可</text:a></text:p>
          </table:table-cell>
          <table:table-cell table:style-name="ce3" office:value-type="string" calcext:value-type="string">
            <text:p>仮想関数にconstexprを付けられない制限を解除</text:p>
          </table:table-cell>
        </table:table-row>
        <table:table-row table:style-name="ro3">
          <table:table-cell office:value-type="string" calcext:value-type="string">
            <text:p><text:a xlink:href="https://cpprefjp.github.io/lang/cpp20/allowing_dynamic_cast_polymorphic_typeid_in_constant_expressions.html" xlink:type="simple">定数式でのdynamic_cast、多態的なtypeidを許可</text:a></text:p>
          </table:table-cell>
          <table:table-cell table:style-name="ce3" office:value-type="string" calcext:value-type="string">
            <text:p>定数式での動的多態を許可</text:p>
          </table:table-cell>
        </table:table-row>
        <table:table-row table:style-name="ro3">
          <table:table-cell office:value-type="string" calcext:value-type="string">
            <text:p><text:a xlink:href="https://cpprefjp.github.io/lang/cpp20/try-catch_blocks_in_constexpr_functions.html" xlink:type="simple">constexpr関数内でのtry-catchブロックを許可</text:a></text:p>
          </table:table-cell>
          <table:table-cell table:style-name="ce3" office:value-type="string" calcext:value-type="string">
            <text:p>constexpr関数内でtry-catchブロックを書けるようにする</text:p>
          </table:table-cell>
        </table:table-row>
        <table:table-row table:style-name="ro3">
          <table:table-cell office:value-type="string" calcext:value-type="string">
            <text:p><text:a xlink:href="https://cpprefjp.github.io/lang/cpp20/immediate_functions.html" xlink:type="simple">即時関数</text:a></text:p>
          </table:table-cell>
          <table:table-cell table:style-name="ce3" office:value-type="string" calcext:value-type="string">
            <text:p>constevalキーワードを追加し、常に定数式評価されるよう指定できるようにする</text:p>
          </table:table-cell>
        </table:table-row>
        <table:table-row table:style-name="ro3">
          <table:table-cell office:value-type="string" calcext:value-type="string">
            <text:p><text:a xlink:href="https://cpprefjp.github.io/lang/cpp20/changing_the_active_member_of_a_union_inside_constexpr.html" xlink:type="simple">定数式内での共用体のアクティブメンバの変更を許可</text:a></text:p>
          </table:table-cell>
          <table:table-cell table:style-name="ce3" office:value-type="string" calcext:value-type="string">
            <text:p>共用体メンバの書き換えを定数式内で行えるようにする</text:p>
          </table:table-cell>
        </table:table-row>
        <table:table-row table:style-name="ro3">
          <table:table-cell office:value-type="string" calcext:value-type="string">
            <text:p><text:a xlink:href="https://cpprefjp.github.io/lang/cpp20/permitting_trivial_default_initialization_in_constexpr_contexts.html" xlink:type="simple">constexpr関数内でのトリビアルなデフォルト初期化を許可</text:a></text:p>
          </table:table-cell>
          <table:table-cell table:style-name="ce3" office:value-type="string" calcext:value-type="string">
            <text:p>constexpr関数内でのデフォルト初期化を許可し、未初期化値を読むことのみ禁止する</text:p>
          </table:table-cell>
        </table:table-row>
        <table:table-row table:style-name="ro3">
          <table:table-cell office:value-type="string" calcext:value-type="string">
            <text:p><text:a xlink:href="https://cpprefjp.github.io/lang/cpp20/enabling_constexpr_intrinsics_by_permitting_unevaluated_inline-assembly_in_constexpr_functions.html" xlink:type="simple">constexpr関数内で未評価のインラインアセンブリを許可することによる組み込み関数のconstexpr有効化</text:a></text:p>
          </table:table-cell>
          <table:table-cell table:style-name="ce3" office:value-type="string" calcext:value-type="string">
            <text:p>コンパイル時に評価されない場合にconstexpr関数にasm定義を含めることを許可</text:p>
          </table:table-cell>
        </table:table-row>
        <table:table-row table:style-name="ro3">
          <table:table-cell office:value-type="string" calcext:value-type="string">
            <text:p><text:a xlink:href="https://cpprefjp.github.io/lang/cpp20/constinit.html" xlink:type="simple">コンパイル時初期化を強制するconstinitキーワードを追加</text:a></text:p>
          </table:table-cell>
          <table:table-cell table:style-name="ce3" office:value-type="string" calcext:value-type="string">
            <text:p>初期化のみコンパイル時におわらせたい場合に使用する</text:p>
          </table:table-cell>
        </table:table-row>
        <table:table-row table:style-name="ro3">
          <table:table-cell office:value-type="string" calcext:value-type="string">
            <text:p><text:a xlink:href="https://cpprefjp.github.io/lang/cpp20/more_constexpr_containers.html" xlink:type="simple">可変サイズをもつコンテナのconstexpr化</text:a></text:p>
          </table:table-cell>
          <table:table-cell table:style-name="ce3" office:value-type="string" calcext:value-type="string">
            <text:p>constexpr記憶域をもつメモリアロケータの存在を考慮することで、可変サイズをもつコンテナをコンパイル時に使用できるようにする</text:p>
          </table:table-cell>
        </table:table-row>
        <table:table-row table:style-name="ro4">
          <table:table-cell table:style-name="ce4" office:value-type="string" calcext:value-type="string" table:number-columns-spanned="2" table:number-rows-spanned="1">
            <text:p>ラムダ式</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familiar_template_syntax_for_generic_lambdas.html" xlink:type="simple">ジェネリックラムダのテンプレート構文</text:a></text:p>
          </table:table-cell>
          <table:table-cell table:style-name="ce3" office:value-type="string" calcext:value-type="string">
            <text:p>ジェネリックラムダでテンプレートパラメータを定義できるようにする</text:p>
          </table:table-cell>
        </table:table-row>
        <table:table-row table:style-name="ro3">
          <table:table-cell office:value-type="string" calcext:value-type="string">
            <text:p><text:a xlink:href="https://cpprefjp.github.io/lang/cpp20/allow_lambda_capture_equal_this.html" xlink:type="simple">ラムダ式のキャプチャとして[=, this]を許可する</text:a></text:p>
          </table:table-cell>
          <table:table-cell table:style-name="ce3" office:value-type="string" calcext:value-type="string">
            <text:p>デフォルトコピーキャプチャとthisポインタのコピーキャプチャを両方指定できるようにする</text:p>
          </table:table-cell>
        </table:table-row>
        <table:table-row table:style-name="ro3">
          <table:table-cell office:value-type="string" calcext:value-type="string">
            <text:p><text:a xlink:href="https://cpprefjp.github.io/lang/cpp20/deprecate_implicit_capture_of_this_via_defcopy.html" xlink:type="simple">[=]によるthisの暗黙のキャプチャを非推奨化</text:a></text:p>
          </table:table-cell>
          <table:table-cell table:style-name="ce3" office:value-type="string" calcext:value-type="string">
            <text:p>コピーのデフォルトキャプチャでは、thisポインタをキャプチャされなくする</text:p>
          </table:table-cell>
        </table:table-row>
        <table:table-row table:style-name="ro3">
          <table:table-cell office:value-type="string" calcext:value-type="string">
            <text:p>暗黙のラムダキャプチャを簡略化</text:p>
          </table:table-cell>
          <table:table-cell table:style-name="ce9" office:value-type="string" calcext:value-type="string">
            <text:p/>
          </table:table-cell>
        </table:table-row>
        <table:table-row table:style-name="ro3">
          <table:table-cell office:value-type="string" calcext:value-type="string">
            <text:p><text:a xlink:href="https://cpprefjp.github.io/lang/cpp20/default_constructible_and_assignable_stateless_lambdas.html" xlink:type="simple">状態を持たないラムダ式を、デフォルト構築可能、代入可能とする</text:a></text:p>
          </table:table-cell>
          <table:table-cell table:style-name="ce3" office:value-type="string" calcext:value-type="string">
            <text:p>キャプチャしていないラムダ式をデフォルト構築・代入可能にする</text:p>
          </table:table-cell>
        </table:table-row>
        <table:table-row table:style-name="ro3">
          <table:table-cell office:value-type="string" calcext:value-type="string">
            <text:p><text:a xlink:href="https://cpprefjp.github.io/lang/cpp20/wording_for_lambdas_in_unevaluated_contexts.html" xlink:type="simple">評価されない文脈でのラムダ式</text:a></text:p>
          </table:table-cell>
          <table:table-cell table:style-name="ce3" office:value-type="string" calcext:value-type="string">
            <text:p>評価されない文脈でもラムダ式を書くことができるようにする</text:p>
          </table:table-cell>
        </table:table-row>
        <table:table-row table:style-name="ro3">
          <table:table-cell office:value-type="string" calcext:value-type="string">
            <text:p><text:a xlink:href="https://cpprefjp.github.io/lang/cpp20/allow_pack_expansion_in_lambda_init_capture.html" xlink:type="simple">ラムダ式の初期化キャプチャでのパック展開を許可</text:a></text:p>
          </table:table-cell>
          <table:table-cell table:style-name="ce3" office:value-type="string" calcext:value-type="string">
            <text:p>[...args = std::move(args)]のようなキャプチャを許可</text:p>
          </table:table-cell>
        </table:table-row>
        <table:table-row table:style-name="ro3">
          <table:table-cell office:value-type="string" calcext:value-type="string">
            <text:p><text:a xlink:href="https://cpprefjp.github.io/lang/cpp20/reference_capture_of_structured_bindings.html" xlink:type="simple">構造化束縛した変数の参照キャプチャを許可</text:a></text:p>
          </table:table-cell>
          <table:table-cell table:style-name="ce3" office:value-type="string" calcext:value-type="string">
            <text:p>構造化束縛をした変数は特殊な扱いのためラムダ式で参照キャプチャできない規定となっていたがこれを許可する</text:p>
          </table:table-cell>
        </table:table-row>
        <table:table-row table:style-name="ro4">
          <table:table-cell table:style-name="ce4" office:value-type="string" calcext:value-type="string" table:number-columns-spanned="2" table:number-rows-spanned="1">
            <text:p>名前空間</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nested_inline_mamespaces.html" xlink:type="simple">入れ子名前空間定義でのインライン名前空間</text:a></text:p>
          </table:table-cell>
          <table:table-cell table:style-name="ce3" office:value-type="string" calcext:value-type="string">
            <text:p>namespace ns1::inline ns2::ns3 {}のように、入れ子名前空間を定義する式にインライン名前空間の指定を含められるようにする</text:p>
          </table:table-cell>
        </table:table-row>
        <table:table-row table:style-name="ro4">
          <table:table-cell table:style-name="ce4" office:value-type="string" calcext:value-type="string" table:number-columns-spanned="2" table:number-rows-spanned="1">
            <text:p>モジュール化</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modules.html" xlink:type="simple">モジュール</text:a></text:p>
          </table:table-cell>
          <table:table-cell table:style-name="ce3" office:value-type="string" calcext:value-type="string">
            <text:p>ヘッダファイル・ソースファイル、インクルードに変わる仕組みとしてモジュールを導入する</text:p>
          </table:table-cell>
        </table:table-row>
        <table:table-row table:style-name="ro4">
          <table:table-cell table:style-name="ce4" office:value-type="string" calcext:value-type="string" table:number-columns-spanned="2" table:number-rows-spanned="1">
            <text:p>並行・並列処理</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coroutines.html" xlink:type="simple">コルーチン</text:a></text:p>
          </table:table-cell>
          <table:table-cell table:style-name="ce3" office:value-type="string" calcext:value-type="string">
            <text:p>関数実行を中断・再開する仕組みとしてコルーチンを導入する</text:p>
          </table:table-cell>
        </table:table-row>
        <table:table-row table:style-name="ro4">
          <table:table-cell table:style-name="ce4" office:value-type="string" calcext:value-type="string" table:number-columns-spanned="2" table:number-rows-spanned="1">
            <text:p>プリプロセッサ</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va_opt.html" xlink:type="simple">可変引数が空でない場合のトークン置換</text:a></text:p>
          </table:table-cell>
          <table:table-cell table:style-name="ce3" office:value-type="string" calcext:value-type="string">
            <text:p>プリプロセッサの置換で可変引数が空の場合に余計なカンマが付いてしまう問題に対処</text:p>
          </table:table-cell>
        </table:table-row>
        <table:table-row table:style-name="ro4">
          <table:table-cell table:style-name="ce4" office:value-type="string" calcext:value-type="string" table:number-columns-spanned="2" table:number-rows-spanned="1">
            <text:p>機能の非推奨化</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deprecate_pod.html" xlink:type="simple">PODを非推奨化</text:a></text:p>
          </table:table-cell>
          <table:table-cell table:style-name="ce3" office:value-type="string" calcext:value-type="string">
            <text:p>PODという用語を非推奨化する</text:p>
          </table:table-cell>
        </table:table-row>
        <table:table-row table:style-name="ro3">
          <table:table-cell office:value-type="string" calcext:value-type="string">
            <text:p><text:a xlink:href="https://cpprefjp.github.io/lang/cpp20/deprecate_implicit_capture_of_this_via_defcopy.html" xlink:type="simple">[=]によるthisの暗黙のキャプチャを非推奨化</text:a></text:p>
          </table:table-cell>
          <table:table-cell table:style-name="ce3" office:value-type="string" calcext:value-type="string">
            <text:p>コピーのデフォルトキャプチャでは、thisポインタのキャプチャを非推奨化する</text:p>
          </table:table-cell>
        </table:table-row>
        <table:table-row table:style-name="ro3">
          <table:table-cell office:value-type="string" calcext:value-type="string">
            <text:p><text:a xlink:href="https://cpprefjp.github.io/lang/cpp20/deprecate_uses_of_the_comma_operator_in_subscripting_expressions.html" xlink:type="simple">添字演算子内でのカンマ演算子の使用を非推奨化</text:a></text:p>
          </table:table-cell>
          <table:table-cell table:style-name="ce3" office:value-type="string" calcext:value-type="string">
            <text:p>ar[i, j]を非推奨化。ar[(i, j)]はOK</text:p>
          </table:table-cell>
        </table:table-row>
        <table:table-row table:style-name="ro4">
          <table:table-cell table:style-name="ce4" office:value-type="string" calcext:value-type="string" table:number-columns-spanned="2" table:number-rows-spanned="1">
            <text:p>機能の削除</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remove_deprecated_nothrow_exception_specification.html" xlink:type="simple">throw()による例外送出しない指定を削除</text:a></text:p>
          </table:table-cell>
          <table:table-cell table:style-name="ce3" office:value-type="string" calcext:value-type="string">
            <text:p>代わりにnoexceptを使用すること</text:p>
          </table:table-cell>
        </table:table-row>
        <table:table-row table:style-name="ro6">
          <table:table-cell office:value-type="string" calcext:value-type="string">
            <text:p><text:a xlink:href="https://cpprefjp.github.io/lang/cpp20/prohibit_aggregates_with_user-declared_constructors.html" xlink:type="simple">ユーザー宣言したコンストラクタを持つクラスの集成体初期化を禁止</text:a></text:p>
          </table:table-cell>
          <table:table-cell table:style-name="ce3" office:value-type="string" calcext:value-type="string">
            <text:p>コンストラクタがdelete／default宣言されているクラスを、集成体初期化によってコンストラクタ呼び出しを回避して構築できてしまっていた技法を禁止</text:p>
          </table:table-cell>
        </table:table-row>
        <table:table-row table:style-name="ro4">
          <table:table-cell table:style-name="ce4" office:value-type="string" calcext:value-type="string" table:number-columns-spanned="2" table:number-rows-spanned="1">
            <text:p>小さな変更</text:p>
          </table:table-cell>
          <table:covered-table-cell/>
        </table:table-row>
        <table:table-row table:style-name="ro3">
          <table:table-cell table:style-name="ce5" office:value-type="string" calcext:value-type="string">
            <text:p>言語機能</text:p>
          </table:table-cell>
          <table:table-cell table:style-name="ce5" office:value-type="string" calcext:value-type="string">
            <text:p>説明</text:p>
          </table:table-cell>
        </table:table-row>
        <table:table-row table:style-name="ro3">
          <table:table-cell office:value-type="string" calcext:value-type="string">
            <text:p><text:a xlink:href="https://cpprefjp.github.io/lang/cpp20/predefined_macros.html" xlink:type="simple">更新された定義済みマクロ</text:a></text:p>
          </table:table-cell>
          <table:table-cell table:style-name="ce3" office:value-type="string" calcext:value-type="string">
            <text:p>標準規格で定義されたマクロの更新</text:p>
          </table:table-cell>
        </table:table-row>
        <table:table-row table:style-name="ro3">
          <table:table-cell office:value-type="string" calcext:value-type="string">
            <text:p><text:a xlink:href="https://cpprefjp.github.io/lang/cpp20/update_the_reference_to_the_unicode_standard.html" xlink:type="simple">Unicode標準への参照を更新</text:a></text:p>
          </table:table-cell>
          <table:table-cell table:style-name="ce3" office:value-type="string" calcext:value-type="string">
            <text:p>標準C++からISO/IEC 10646への参照を更新する</text:p>
          </table:table-cell>
        </table:table-row>
        <table:table-row table:style-name="ro3">
          <table:table-cell office:value-type="string" calcext:value-type="string">
            <text:p><text:a xlink:href="https://cpprefjp.github.io/lang/cpp20/reserving_attribute_namespaces_for_future_use.html" xlink:type="simple">属性の名前空間を予約</text:a></text:p>
          </table:table-cell>
          <table:table-cell table:style-name="ce3" office:value-type="string" calcext:value-type="string">
            <text:p>将来の使用のために属性の名前空間を予約</text:p>
          </table:table-cell>
        </table:table-row>
        <table:table-row table:style-name="ro2">
          <table:table-cell table:style-name="ce2" office:value-type="string" calcext:value-type="string" table:number-columns-spanned="2" table:number-rows-spanned="1">
            <text:p>ライブラリ更新の概要</text:p>
          </table:table-cell>
          <table:covered-table-cell/>
        </table:table-row>
        <table:table-row table:style-name="ro4">
          <table:table-cell table:style-name="ce4" office:value-type="string" calcext:value-type="string" table:number-columns-spanned="2" table:number-rows-spanned="1">
            <text:p>新ライブラリ</text:p>
          </table:table-cell>
          <table:covered-table-cell/>
        </table:table-row>
        <table:table-row table:style-name="ro3">
          <table:table-cell office:value-type="string" calcext:value-type="string" table:number-columns-spanned="2" table:number-rows-spanned="1">
            <text:p>バージョン情報ライブラリとして<text:a xlink:href="https://cpprefjp.github.io/reference/version.html" xlink:type="simple">&lt;version&gt;</text:a>を追加。ここでは、実装依存の情報 (バージョンやリリース日付など) が標準ライブラリの実装によって定義される</text:p>
          </table:table-cell>
          <table:covered-table-cell/>
        </table:table-row>
        <table:table-row table:style-name="ro3">
          <table:table-cell office:value-type="string" calcext:value-type="string" table:number-columns-spanned="2" table:number-rows-spanned="1">
            <text:p><text:a xlink:href="https://cpprefjp.github.io/reference/chrono.html" xlink:type="simple">&lt;chrono&gt;</text:a>ライブラリに、カレンダーとタイムゾーンの機能を拡張</text:p>
          </table:table-cell>
          <table:covered-table-cell/>
        </table:table-row>
        <table:table-row table:style-name="ro3">
          <table:table-cell office:value-type="string" calcext:value-type="string" table:number-columns-spanned="2" table:number-rows-spanned="1">
            <text:p>任意のシーケンスの部分シーケンスを参照するライブラリとして<text:a xlink:href="https://cpprefjp.github.io/reference/span.html" xlink:type="simple">&lt;span&gt;</text:a>を追加</text:p>
          </table:table-cell>
          <table:covered-table-cell/>
        </table:table-row>
        <table:table-row table:style-name="ro3">
          <table:table-cell office:value-type="string" calcext:value-type="string" table:number-columns-spanned="2" table:number-rows-spanned="1">
            <text:p>文字列フォーマットライブラリとして<text:a xlink:href="https://cpprefjp.github.io/reference/format.html" xlink:type="simple">&lt;format&gt;</text:a>を追加</text:p>
          </table:table-cell>
          <table:covered-table-cell/>
        </table:table-row>
        <table:table-row table:style-name="ro3">
          <table:table-cell office:value-type="string" calcext:value-type="string" table:number-columns-spanned="2" table:number-rows-spanned="1">
            <text:p>出力ストリームを同期するライブラリとして<text:a xlink:href="https://cpprefjp.github.io/reference/syncstream.html" xlink:type="simple">&lt;syncstream&gt;</text:a>を追加</text:p>
          </table:table-cell>
          <table:covered-table-cell/>
        </table:table-row>
        <table:table-row table:style-name="ro3">
          <table:table-cell office:value-type="string" calcext:value-type="string" table:number-columns-spanned="2" table:number-rows-spanned="1">
            <text:p>三方比較ライブラリとして<text:a xlink:href="https://cpprefjp.github.io/reference/compare.html" xlink:type="simple">&lt;compare&gt;</text:a>を追加</text:p>
          </table:table-cell>
          <table:covered-table-cell/>
        </table:table-row>
        <table:table-row table:style-name="ro3">
          <table:table-cell office:value-type="string" calcext:value-type="string" table:number-columns-spanned="2" table:number-rows-spanned="1">
            <text:p>数値ライブラリとして<text:a xlink:href="https://cpprefjp.github.io/reference/numbers.html" xlink:type="simple">&lt;numbers&gt;</text:a>を追加。数学定数が定義される</text:p>
          </table:table-cell>
          <table:covered-table-cell/>
        </table:table-row>
        <table:table-row table:style-name="ro3">
          <table:table-cell office:value-type="string" calcext:value-type="string" table:number-columns-spanned="2" table:number-rows-spanned="1">
            <text:p>ビット操作ライブラリとして<text:a xlink:href="https://cpprefjp.github.io/reference/bit.html" xlink:type="simple">&lt;bit&gt;</text:a>を追加</text:p>
          </table:table-cell>
          <table:covered-table-cell/>
        </table:table-row>
        <table:table-row table:style-name="ro3">
          <table:table-cell office:value-type="string" calcext:value-type="string" table:number-columns-spanned="2" table:number-rows-spanned="1">
            <text:p>Strict Aliasing規則に抵触しないビットレベルの再解釈キャストである<text:a xlink:href="https://cpprefjp.github.io/reference/bit/bit_cast.html" xlink:type="simple">std::bit_cast()</text:a>関数を追加</text:p>
          </table:table-cell>
          <table:covered-table-cell/>
        </table:table-row>
        <table:table-row table:style-name="ro3">
          <table:table-cell office:value-type="string" calcext:value-type="string" table:number-columns-spanned="2" table:number-rows-spanned="1">
            <text:p>1ビットだけ立っている値をもっているかを判定する<text:a xlink:href="https://cpprefjp.github.io/reference/bit/has_single_bit.html" xlink:type="simple">std::has_single_bit()</text:a>関数を追加</text:p>
          </table:table-cell>
          <table:covered-table-cell/>
        </table:table-row>
        <table:table-row table:style-name="ro3">
          <table:table-cell office:value-type="string" calcext:value-type="string" table:number-columns-spanned="2" table:number-rows-spanned="1">
            <text:p>整数値を2の累乗値に切り上げる<text:a xlink:href="https://cpprefjp.github.io/reference/bit/bit_ceil.html" xlink:type="simple">std::bit_ceil()</text:a>関数、整数値を2の累乗値に切り下げる<text:a xlink:href="https://cpprefjp.github.io/reference/bit/bit_floor.html" xlink:type="simple">std::bit_floor()</text:a>関数を追加</text:p>
          </table:table-cell>
          <table:covered-table-cell/>
        </table:table-row>
        <table:table-row table:style-name="ro3">
          <table:table-cell office:value-type="string" calcext:value-type="string" table:number-columns-spanned="2" table:number-rows-spanned="1">
            <text:p>値を表現するために必要なビット幅を求める<text:a xlink:href="https://cpprefjp.github.io/reference/bit/bit_width.html" xlink:type="simple">std::bit_width()</text:a>関数を追加</text:p>
          </table:table-cell>
          <table:covered-table-cell/>
        </table:table-row>
        <table:table-row table:style-name="ro3">
          <table:table-cell office:value-type="string" calcext:value-type="string" table:number-columns-spanned="2" table:number-rows-spanned="1">
            <text:p>循環ビットシフトを行う<text:a xlink:href="https://cpprefjp.github.io/reference/bit/rotl.html" xlink:type="simple">std::rotl()</text:a>と<text:a xlink:href="https://cpprefjp.github.io/reference/bit/rotr.html" xlink:type="simple">std::rotr()</text:a>を追加</text:p>
          </table:table-cell>
          <table:covered-table-cell/>
        </table:table-row>
        <table:table-row table:style-name="ro3">
          <table:table-cell office:value-type="string" calcext:value-type="string" table:number-columns-spanned="2" table:number-rows-spanned="1">
            <text:p>連続した0もしくは1のビットを数える<text:a xlink:href="https://cpprefjp.github.io/reference/bit/countl_zero.html" xlink:type="simple">std::countl_zero()</text:a>、<text:a xlink:href="https://cpprefjp.github.io/reference/bit/countl_one.html" xlink:type="simple">std::countl_one()</text:a>、<text:a xlink:href="https://cpprefjp.github.io/reference/bit/countr_zero.html" xlink:type="simple">std::countr_zero()</text:a>、<text:a xlink:href="https://cpprefjp.github.io/reference/bit/countr_one.html" xlink:type="simple">std::countr_one()</text:a>、および立っているビットを数える<text:a xlink:href="https://cpprefjp.github.io/reference/bit/popcount.html" xlink:type="simple">std::popcount()</text:a>を追加</text:p>
          </table:table-cell>
          <table:covered-table-cell/>
        </table:table-row>
        <table:table-row table:style-name="ro3">
          <table:table-cell office:value-type="string" calcext:value-type="string" table:number-columns-spanned="2" table:number-rows-spanned="1">
            <text:p>エンディアンを表す列挙型として<text:a xlink:href="https://cpprefjp.github.io/reference/bit/endian.html" xlink:type="simple">std::endian</text:a>を追加</text:p>
          </table:table-cell>
          <table:covered-table-cell/>
        </table:table-row>
        <table:table-row table:style-name="ro3">
          <table:table-cell office:value-type="string" calcext:value-type="string" table:number-columns-spanned="2" table:number-rows-spanned="1">
            <text:p>型制約のための要件ライブラリとして<text:a xlink:href="https://cpprefjp.github.io/reference/concepts.html" xlink:type="simple">&lt;concepts&gt;</text:a>を追加</text:p>
          </table:table-cell>
          <table:covered-table-cell/>
        </table:table-row>
        <table:table-row table:style-name="ro3">
          <table:table-cell office:value-type="string" calcext:value-type="string" table:number-columns-spanned="2" table:number-rows-spanned="1">
            <text:p>言語機能であるコルーチンを制御するライブラリとして<text:a xlink:href="https://cpprefjp.github.io/reference/coroutine.html" xlink:type="simple">&lt;coroutine&gt;</text:a>を追加</text:p>
          </table:table-cell>
          <table:covered-table-cell/>
        </table:table-row>
        <table:table-row table:style-name="ro3">
          <table:table-cell office:value-type="string" calcext:value-type="string" table:number-columns-spanned="2" table:number-rows-spanned="1">
            <text:p>スレッドの実行を停止させるメカニズムとして<text:a xlink:href="https://cpprefjp.github.io/reference/stop_token.html" xlink:type="simple">&lt;stop_token&gt;</text:a>を追加し、停止に対応したスレッドクラスとして<text:a xlink:href="https://cpprefjp.github.io/reference/thread.html" xlink:type="simple">&lt;thread&gt;</text:a>に<text:a xlink:href="https://cpprefjp.github.io/reference/thread/jthread.html" xlink:type="simple">std::jthread</text:a>クラスを追加</text:p>
          </table:table-cell>
          <table:covered-table-cell/>
        </table:table-row>
        <table:table-row table:style-name="ro3">
          <table:table-cell office:value-type="string" calcext:value-type="string" table:number-columns-spanned="2" table:number-rows-spanned="1">
            <text:p>軽量な同期プリミティブであるセマフォのライブラリとして<text:a xlink:href="https://cpprefjp.github.io/reference/semaphore.html" xlink:type="simple">&lt;semaphore&gt;</text:a>を追加</text:p>
          </table:table-cell>
          <table:covered-table-cell/>
        </table:table-row>
        <table:table-row table:style-name="ro3">
          <table:table-cell office:value-type="string" calcext:value-type="string" table:number-columns-spanned="2" table:number-rows-spanned="1">
            <text:p>スレッド調整メカニズムとして、ラッチライブラリの<text:a xlink:href="https://cpprefjp.github.io/reference/latch.html" xlink:type="simple">&lt;latch&gt;</text:a>、バリアライブラリの<text:a xlink:href="https://cpprefjp.github.io/reference/barrier.html" xlink:type="simple">&lt;barrier&gt;</text:a>を追加</text:p>
          </table:table-cell>
          <table:covered-table-cell/>
        </table:table-row>
        <table:table-row table:style-name="ro3">
          <table:table-cell office:value-type="string" calcext:value-type="string" table:number-columns-spanned="2" table:number-rows-spanned="1">
            <text:p>イテレータの組ではなく、コンテナや配列、部分的なコンテナなどを扱う範囲ライブラリとして<text:a xlink:href="https://cpprefjp.github.io/reference/ranges.html" xlink:type="simple">&lt;ranges&gt;</text:a>を追加</text:p>
          </table:table-cell>
          <table:covered-table-cell/>
        </table:table-row>
        <table:table-row table:style-name="ro3">
          <table:table-cell office:value-type="string" calcext:value-type="string" table:number-columns-spanned="2" table:number-rows-spanned="1">
            <text:p>既存のイテレータの組を扱うアルゴリズムは、std::ranges名前空間に範囲版アルゴリズムが追加される</text:p>
          </table:table-cell>
          <table:covered-table-cell/>
        </table:table-row>
        <table:table-row table:style-name="ro3">
          <table:table-cell office:value-type="string" calcext:value-type="string" table:number-columns-spanned="2" table:number-rows-spanned="1">
            <text:p>ソースコードの位置を取得するライブラリとして<text:a xlink:href="https://cpprefjp.github.io/reference/source_location.html" xlink:type="simple">&lt;source_location&gt;</text:a>を追加</text:p>
          </table:table-cell>
          <table:covered-table-cell/>
        </table:table-row>
        <table:table-row table:style-name="ro4">
          <table:table-cell table:style-name="ce4" office:value-type="string" calcext:value-type="string" table:number-columns-spanned="2" table:number-rows-spanned="1">
            <text:p>取り決め</text:p>
          </table:table-cell>
          <table:covered-table-cell/>
        </table:table-row>
        <table:table-row table:style-name="ro3">
          <table:table-cell office:value-type="string" calcext:value-type="string" table:number-columns-spanned="2" table:number-rows-spanned="1">
            <text:p>std名前空間以下の関数テンプレートをユーザーが特殊化することを禁止する (参照 : <text:a xlink:href="http://www.open-std.org/jtc1/sc22/wg21/docs/papers/2018/p0551r3.pdf" xlink:type="simple">P0551R3</text:a>)</text:p>
          </table:table-cell>
          <table:covered-table-cell/>
        </table:table-row>
        <table:table-row table:style-name="ro4">
          <table:table-cell table:style-name="ce4" office:value-type="string" calcext:value-type="string" table:number-columns-spanned="2" table:number-rows-spanned="1">
            <text:p>コンテナ</text:p>
          </table:table-cell>
          <table:covered-table-cell/>
        </table:table-row>
        <table:table-row table:style-name="ro3">
          <table:table-cell office:value-type="string" calcext:value-type="string" table:number-columns-spanned="2" table:number-rows-spanned="1">
            <text:p>連想コンテナに、要素がコンテナに含まれているかを判定するcontains()メンバ関数を追加</text:p>
          </table:table-cell>
          <table:covered-table-cell/>
        </table:table-row>
        <table:table-row table:style-name="ro6">
          <table:table-cell office:value-type="string" calcext:value-type="string" table:number-columns-spanned="2" table:number-rows-spanned="1">
            <text:p>順序付き連想コンテナと同様に、非順序連想コンテナの検索処理で、一時オブジェクトが生成されるコストを抑える拡張を追加。キー等値比較を行う関数オブジェクトとハッシュ計算を行う関数オブジェクトの両方にis_transparentが定義されていれば、透過的な検索が使用できる。<text:a xlink:href="https://cpprefjp.github.io/reference/functional/hash.html" xlink:type="simple">std::hash</text:a>クラスのページを参照</text:p>
          </table:table-cell>
          <table:covered-table-cell/>
        </table:table-row>
        <table:table-row table:style-name="ro3">
          <table:table-cell office:value-type="string" calcext:value-type="string" table:number-columns-spanned="2" table:number-rows-spanned="1">
            <text:p>各コンテナの非メンバ関数として、要素を削除するstd::erase()関数とstd::erase_if()関数を追加</text:p>
          </table:table-cell>
          <table:covered-table-cell/>
        </table:table-row>
        <table:table-row table:style-name="ro3">
          <table:table-cell office:value-type="string" calcext:value-type="string" table:number-columns-spanned="2" table:number-rows-spanned="1">
            <text:p><text:a xlink:href="https://cpprefjp.github.io/reference/forward_list/forward_list.html" xlink:type="simple">std::forward_list</text:a>と<text:a xlink:href="https://cpprefjp.github.io/reference/list/list.html" xlink:type="simple">std::list</text:a>のメンバ関数remove()、remove_if()、unique()の戻り値型を、voidからContainer::size_typeに変更</text:p>
          </table:table-cell>
          <table:covered-table-cell/>
        </table:table-row>
        <table:table-row table:style-name="ro3">
          <table:table-cell office:value-type="string" calcext:value-type="string" table:number-columns-spanned="2" table:number-rows-spanned="1">
            <text:p><text:a xlink:href="https://cpprefjp.github.io/reference/array/array.html" xlink:type="simple">std::array</text:a>クラスの比較演算子、<text:a xlink:href="https://cpprefjp.github.io/reference/array/array/fill.html" xlink:type="simple">fill()</text:a>メンバ関数、<text:a xlink:href="https://cpprefjp.github.io/reference/array/array/swap.html" xlink:type="simple">swap()</text:a>メンバ関数、<text:a xlink:href="https://cpprefjp.github.io/reference/array/array/swap_free.html" xlink:type="simple">swap()</text:a>非メンバ関数にconstexprを追加。このクラスのメンバ関数はすべてconstexprに対応した</text:p>
          </table:table-cell>
          <table:covered-table-cell/>
        </table:table-row>
        <table:table-row table:style-name="ro3">
          <table:table-cell office:value-type="string" calcext:value-type="string" table:number-columns-spanned="2" table:number-rows-spanned="1">
            <text:p>組み込み配列を<text:a xlink:href="https://cpprefjp.github.io/reference/array/array.html" xlink:type="simple">std::array</text:a>に変換する関数として<text:a xlink:href="https://cpprefjp.github.io/reference/array/to_array.html" xlink:type="simple">std::to_array()</text:a>を追加</text:p>
          </table:table-cell>
          <table:covered-table-cell/>
        </table:table-row>
        <table:table-row table:style-name="ro3">
          <table:table-cell office:value-type="string" calcext:value-type="string" table:number-columns-spanned="2" table:number-rows-spanned="1">
            <text:p><text:a xlink:href="https://cpprefjp.github.io/reference/iterator.html" xlink:type="simple">&lt;iterator&gt;</text:a>に、符号付き整数としてコンテナの要素数を取得する<text:a xlink:href="https://cpprefjp.github.io/reference/iterator/ssize.html" xlink:type="simple">std::ssize()</text:a>関数を追加</text:p>
          </table:table-cell>
          <table:covered-table-cell/>
        </table:table-row>
        <table:table-row table:style-name="ro3">
          <table:table-cell office:value-type="string" calcext:value-type="string" table:number-columns-spanned="2" table:number-rows-spanned="1">
            <text:p><text:a xlink:href="https://cpprefjp.github.io/reference/memory/allocator.html" xlink:type="simple">std::allocator</text:a>、および<text:a xlink:href="https://cpprefjp.github.io/reference/vector/vector.html" xlink:type="simple">std::vector</text:a>と<text:a xlink:href="https://cpprefjp.github.io/reference/string/basic_string.html" xlink:type="simple">std::basic_string</text:a>をconstexpr対応</text:p>
          </table:table-cell>
          <table:covered-table-cell/>
        </table:table-row>
        <table:table-row table:style-name="ro4">
          <table:table-cell table:style-name="ce4" office:value-type="string" calcext:value-type="string" table:number-columns-spanned="2" table:number-rows-spanned="1">
            <text:p>アルゴリズム</text:p>
          </table:table-cell>
          <table:covered-table-cell/>
        </table:table-row>
        <table:table-row table:style-name="ro3">
          <table:table-cell office:value-type="string" calcext:value-type="string" table:number-columns-spanned="2" table:number-rows-spanned="1">
            <text:p><text:a xlink:href="https://cpprefjp.github.io/reference/algorithm.html" xlink:type="simple">&lt;algorithm&gt;</text:a>の多くの関数にconstexprを追加</text:p>
          </table:table-cell>
          <table:covered-table-cell/>
        </table:table-row>
        <table:table-row table:style-name="ro3">
          <table:table-cell office:value-type="string" calcext:value-type="string" table:number-columns-spanned="2" table:number-rows-spanned="1">
            <text:p><text:a xlink:href="https://cpprefjp.github.io/reference/algorithm.html" xlink:type="simple">&lt;algorithm&gt;</text:a>に、要素位置をシフトする<text:a xlink:href="https://cpprefjp.github.io/reference/algorithm/shift_left.html" xlink:type="simple">std::shift_left()</text:a>、<text:a xlink:href="https://cpprefjp.github.io/reference/algorithm/shift_right.html" xlink:type="simple">std::shift_right()</text:a>を追加</text:p>
          </table:table-cell>
          <table:covered-table-cell/>
        </table:table-row>
        <table:table-row table:style-name="ro3">
          <table:table-cell office:value-type="string" calcext:value-type="string" table:number-columns-spanned="2" table:number-rows-spanned="1">
            <text:p><text:a xlink:href="https://cpprefjp.github.io/reference/algorithm.html" xlink:type="simple">&lt;algorithm&gt;</text:a>に三方比較による辞書順比較アルゴリズム<text:a xlink:href="https://cpprefjp.github.io/reference/algorithm/lexicographical_compare_three_way.html" xlink:type="simple">std::lexicographical_compare_three_way()</text:a>を追加</text:p>
          </table:table-cell>
          <table:covered-table-cell/>
        </table:table-row>
        <table:table-row table:style-name="ro3">
          <table:table-cell office:value-type="string" calcext:value-type="string" table:number-columns-spanned="2" table:number-rows-spanned="1">
            <text:p>数値とポインタの中点を求める関数として、<text:a xlink:href="https://cpprefjp.github.io/reference/numeric.html" xlink:type="simple">&lt;numeric&gt;</text:a>に<text:a xlink:href="https://cpprefjp.github.io/reference/numeric/midpoint.html" xlink:type="simple">std::midpoint()</text:a>関数を追加</text:p>
          </table:table-cell>
          <table:covered-table-cell/>
        </table:table-row>
        <table:table-row table:style-name="ro3">
          <table:table-cell office:value-type="string" calcext:value-type="string" table:number-columns-spanned="2" table:number-rows-spanned="1">
            <text:p>浮動小数点数を線形補間する関数として、<text:a xlink:href="https://cpprefjp.github.io/reference/cmath.html" xlink:type="simple">&lt;cmath&gt;</text:a>に<text:a xlink:href="https://cpprefjp.github.io/reference/cmath/lerp.html" xlink:type="simple">std::lerp()</text:a>関数を追加</text:p>
          </table:table-cell>
          <table:covered-table-cell/>
        </table:table-row>
        <table:table-row table:style-name="ro3">
          <table:table-cell office:value-type="string" calcext:value-type="string" table:number-columns-spanned="2" table:number-rows-spanned="1">
            <text:p><text:a xlink:href="https://cpprefjp.github.io/reference/numeric.html" xlink:type="simple">&lt;numeric&gt;</text:a>の数値計算アルゴリズムをムーブに対応</text:p>
          </table:table-cell>
          <table:covered-table-cell/>
        </table:table-row>
        <table:table-row table:style-name="ro3">
          <table:table-cell office:value-type="string" calcext:value-type="string" table:number-columns-spanned="2" table:number-rows-spanned="1">
            <text:p><text:a xlink:href="https://cpprefjp.github.io/reference/numeric.html" xlink:type="simple">&lt;numeric&gt;</text:a>の数値計算アルゴリズムにconstexprを追加</text:p>
          </table:table-cell>
          <table:covered-table-cell/>
        </table:table-row>
        <table:table-row table:style-name="ro4">
          <table:table-cell table:style-name="ce4" office:value-type="string" calcext:value-type="string" table:number-columns-spanned="2" table:number-rows-spanned="1">
            <text:p>イテレータ</text:p>
          </table:table-cell>
          <table:covered-table-cell/>
        </table:table-row>
        <table:table-row table:style-name="ro6">
          <table:table-cell office:value-type="string" calcext:value-type="string" table:number-columns-spanned="2" table:number-rows-spanned="1">
            <text:p><text:a xlink:href="https://cpprefjp.github.io/reference/iterator/back_insert_iterator.html" xlink:type="simple">std::back_insert_iterator</text:a>クラス、<text:a xlink:href="https://cpprefjp.github.io/reference/iterator/front_insert_iterator.html" xlink:type="simple">std::front_insert_iterator</text:a>クラス、<text:a xlink:href="https://cpprefjp.github.io/reference/iterator/insert_iterator.html" xlink:type="simple">std::insert_iterator</text:a>クラスのコンストラクタ、代入演算子、間接参照演算子、インクリメント演算子、および<text:a xlink:href="https://cpprefjp.github.io/reference/iterator/back_inserter.html" xlink:type="simple">std::back_inserter()</text:a>、<text:a xlink:href="https://cpprefjp.github.io/reference/iterator/front_inserter.html" xlink:type="simple">std::front_inserter()</text:a>、<text:a xlink:href="https://cpprefjp.github.io/reference/iterator/inserter.html" xlink:type="simple">std::inserter()</text:a>にconstexprを追加。これらのクラスのメンバ関数はすべてconstexprに対応した</text:p>
          </table:table-cell>
          <table:covered-table-cell/>
        </table:table-row>
        <table:table-row table:style-name="ro4">
          <table:table-cell table:style-name="ce4" office:value-type="string" calcext:value-type="string" table:number-columns-spanned="2" table:number-rows-spanned="1">
            <text:p>関数オブジェクト</text:p>
          </table:table-cell>
          <table:covered-table-cell/>
        </table:table-row>
        <table:table-row table:style-name="ro3">
          <table:table-cell office:value-type="string" calcext:value-type="string" table:number-columns-spanned="2" table:number-rows-spanned="1">
            <text:p><text:a xlink:href="https://cpprefjp.github.io/reference/functional/reference_wrapper.html" xlink:type="simple">std::reference_wrapper</text:a>クラス、<text:a xlink:href="https://cpprefjp.github.io/reference/functional/ref.html" xlink:type="simple">std::ref()</text:a>関数、<text:a xlink:href="https://cpprefjp.github.io/reference/functional/cref.html" xlink:type="simple">std::cref()</text:a>関数のテンプレートパラメータT型に不完全型を指定することを許可</text:p>
          </table:table-cell>
          <table:covered-table-cell/>
        </table:table-row>
        <table:table-row table:style-name="ro3">
          <table:table-cell office:value-type="string" calcext:value-type="string" table:number-columns-spanned="2" table:number-rows-spanned="1">
            <text:p>メンバ関数の部分適用を簡単にするために、プレースホルダーの指定なく引数を先頭から順に束縛する<text:a xlink:href="https://cpprefjp.github.io/reference/functional/bind_front.html" xlink:type="simple">std::bind_front()</text:a>関数を追加</text:p>
          </table:table-cell>
          <table:covered-table-cell/>
        </table:table-row>
        <table:table-row table:style-name="ro3">
          <table:table-cell office:value-type="string" calcext:value-type="string" table:number-columns-spanned="2" table:number-rows-spanned="1">
            <text:p><text:a xlink:href="https://cpprefjp.github.io/reference/functional/invoke.html" xlink:type="simple">std::invoke()</text:a>、<text:a xlink:href="https://cpprefjp.github.io/reference/functional/reference_wrapper.html" xlink:type="simple">std::reference_wrapper</text:a>の各操作、<text:a xlink:href="https://cpprefjp.github.io/reference/functional/not_fn.html" xlink:type="simple">std::not_fn()</text:a>、<text:a xlink:href="https://cpprefjp.github.io/reference/functional/bind.html" xlink:type="simple">std::bind()</text:a>、<text:a xlink:href="https://cpprefjp.github.io/reference/functional/mem_fn.html" xlink:type="simple">std::mem_fn()</text:a>をconstexpr対応</text:p>
          </table:table-cell>
          <table:covered-table-cell/>
        </table:table-row>
        <table:table-row table:style-name="ro3">
          <table:table-cell office:value-type="string" calcext:value-type="string" table:number-columns-spanned="2" table:number-rows-spanned="1">
            <text:p>コンセプトの導入にともない、<text:a xlink:href="https://cpprefjp.github.io/reference/functional.html" xlink:type="simple">&lt;functional&gt;</text:a>に、受け取った値をそのまま返す関数オブジェクト<text:a xlink:href="https://cpprefjp.github.io/reference/functional/identity.html" xlink:type="simple">std::identity</text:a>を追加</text:p>
          </table:table-cell>
          <table:covered-table-cell/>
        </table:table-row>
        <table:table-row table:style-name="ro4">
          <table:table-cell table:style-name="ce4" office:value-type="string" calcext:value-type="string" table:number-columns-spanned="2" table:number-rows-spanned="1">
            <text:p>文字列</text:p>
          </table:table-cell>
          <table:covered-table-cell/>
        </table:table-row>
        <table:table-row table:style-name="ro3">
          <table:table-cell office:value-type="string" calcext:value-type="string" table:number-columns-spanned="2" table:number-rows-spanned="1">
            <text:p><text:a xlink:href="https://cpprefjp.github.io/reference/string/basic_string.html" xlink:type="simple">std::basic_string</text:a>クラスと<text:a xlink:href="https://cpprefjp.github.io/reference/string_view/basic_string_view.html" xlink:type="simple">std::basic_string_view</text:a>クラスに、先頭の部分文字列を判定するstarts_with()メンバ関数、末尾の部分文字列を判定するends_with()メンバ関数を追加</text:p>
          </table:table-cell>
          <table:covered-table-cell/>
        </table:table-row>
        <table:table-row table:style-name="ro3">
          <table:table-cell office:value-type="string" calcext:value-type="string" table:number-columns-spanned="2" table:number-rows-spanned="1">
            <text:p><text:a xlink:href="https://cpprefjp.github.io/reference/string/basic_string.html" xlink:type="simple">std::basic_string</text:a>::<text:a xlink:href="https://cpprefjp.github.io/reference/string/basic_string/reserve.html" xlink:type="simple">reserve()</text:a>メンバ関数の、メモリの縮小機能を削除し、伸長のみとする。</text:p>
          </table:table-cell>
          <table:covered-table-cell/>
        </table:table-row>
        <table:table-row table:style-name="ro3">
          <table:table-cell office:value-type="string" calcext:value-type="string" table:number-columns-spanned="2" table:number-rows-spanned="1">
            <text:p><text:a xlink:href="https://cpprefjp.github.io/reference/string/char_traits.html" xlink:type="simple">std::char_traits</text:a>クラスの<text:a xlink:href="https://cpprefjp.github.io/reference/string/char_traits/move.html" xlink:type="simple">move()</text:a>、<text:a xlink:href="https://cpprefjp.github.io/reference/string/char_traits/copy.html" xlink:type="simple">copy()</text:a>、<text:a xlink:href="https://cpprefjp.github.io/reference/string/char_traits/assign.html" xlink:type="simple">assign()</text:a>静的メンバ関数にconstexprを追加</text:p>
          </table:table-cell>
          <table:covered-table-cell/>
        </table:table-row>
        <table:table-row table:style-name="ro4">
          <table:table-cell table:style-name="ce4" office:value-type="string" calcext:value-type="string" table:number-columns-spanned="2" table:number-rows-spanned="1">
            <text:p>並行・並列処理</text:p>
          </table:table-cell>
          <table:covered-table-cell/>
        </table:table-row>
        <table:table-row table:style-name="ro3">
          <table:table-cell office:value-type="string" calcext:value-type="string" table:number-columns-spanned="2" table:number-rows-spanned="1">
            <text:p><text:a xlink:href="https://cpprefjp.github.io/reference/atomic/atomic.html" xlink:type="simple">std::atomic</text:a>クラスと<text:a xlink:href="https://cpprefjp.github.io/reference/atomic/atomic_flag.html" xlink:type="simple">std::atomic_flag</text:a>クラスのデフォルトコンストラクタが、値初期化するよう動作変更。これまではC言語との互換性のために未初期化となっていた</text:p>
          </table:table-cell>
          <table:covered-table-cell/>
        </table:table-row>
        <table:table-row table:style-name="ro3">
          <table:table-cell office:value-type="string" calcext:value-type="string" table:number-columns-spanned="2" table:number-rows-spanned="1">
            <text:p><text:a xlink:href="https://cpprefjp.github.io/reference/memory.html" xlink:type="simple">&lt;memory&gt;</text:a>に、<text:a xlink:href="https://cpprefjp.github.io/reference/memory/atomic.html" xlink:type="simple">std::atomic</text:a>クラスの<text:a xlink:href="https://cpprefjp.github.io/reference/memory/shared_ptr.html" xlink:type="simple">std::shared_ptr</text:a>と<text:a xlink:href="https://cpprefjp.github.io/reference/memory/weak_ptr.html" xlink:type="simple">std::weak_ptr</text:a>に対する特殊化を追加</text:p>
          </table:table-cell>
          <table:covered-table-cell/>
        </table:table-row>
        <table:table-row table:style-name="ro3">
          <table:table-cell office:value-type="string" calcext:value-type="string" table:number-columns-spanned="2" table:number-rows-spanned="1">
            <text:p><text:a xlink:href="https://cpprefjp.github.io/reference/atomic/atomic.html" xlink:type="simple">std::atomic</text:a>クラスの浮動小数点数型に対する特殊化を追加</text:p>
          </table:table-cell>
          <table:covered-table-cell/>
        </table:table-row>
        <table:table-row table:style-name="ro3">
          <table:table-cell office:value-type="string" calcext:value-type="string" table:number-columns-spanned="2" table:number-rows-spanned="1">
            <text:p>アトミッククラスに対するブロッキング同期の機能として<text:a xlink:href="https://cpprefjp.github.io/reference/atomic/atomic/wait.html" xlink:type="simple">wait()</text:a>、<text:a xlink:href="https://cpprefjp.github.io/reference/atomic/atomic/notify_one.html" xlink:type="simple">notify_one()</text:a>、<text:a xlink:href="https://cpprefjp.github.io/reference/atomic/atomic/notify_all.html" xlink:type="simple">notify_all()</text:a>を追加</text:p>
          </table:table-cell>
          <table:covered-table-cell/>
        </table:table-row>
        <table:table-row table:style-name="ro3">
          <table:table-cell office:value-type="string" calcext:value-type="string" table:number-columns-spanned="2" table:number-rows-spanned="1">
            <text:p>ロックフリーであることが保証されたアトミック整数型の別名として<text:a xlink:href="https://cpprefjp.github.io/reference/atomic/atomic.html" xlink:type="simple">atomic_signed_lock_free</text:a>と<text:a xlink:href="https://cpprefjp.github.io/reference/atomic/atomic.html" xlink:type="simple">atomic_unsigned_lock_free</text:a>を追加</text:p>
          </table:table-cell>
          <table:covered-table-cell/>
        </table:table-row>
        <table:table-row table:style-name="ro3">
          <table:table-cell office:value-type="string" calcext:value-type="string" table:number-columns-spanned="2" table:number-rows-spanned="1">
            <text:p><text:a xlink:href="https://cpprefjp.github.io/reference/atomic/memory_order.html" xlink:type="simple">std::memory_order</text:a>の列挙子にスコープをもたせた</text:p>
          </table:table-cell>
          <table:covered-table-cell/>
        </table:table-row>
        <table:table-row table:style-name="ro3">
          <table:table-cell office:value-type="string" calcext:value-type="string" table:number-columns-spanned="2" table:number-rows-spanned="1">
            <text:p><text:a xlink:href="https://cpprefjp.github.io/reference/atomic/atomic_flag.html" xlink:type="simple">std::atomic_flag</text:a>クラスに、bool値を読み込むメンバ関数<text:a xlink:href="https://cpprefjp.github.io/reference/atomic/atomic_flag/test.html" xlink:type="simple">test()</text:a>を追加</text:p>
          </table:table-cell>
          <table:covered-table-cell/>
        </table:table-row>
        <table:table-row table:style-name="ro3">
          <table:table-cell office:value-type="string" calcext:value-type="string" table:number-columns-spanned="2" table:number-rows-spanned="1">
            <text:p>非アトミックなオブジェクトにアトミック操作を適用するためのクラス<text:a xlink:href="https://cpprefjp.github.io/reference/atomic/atomic_ref.html" xlink:type="simple">std::atomic_ref</text:a>を追加</text:p>
          </table:table-cell>
          <table:covered-table-cell/>
        </table:table-row>
        <table:table-row table:style-name="ro3">
          <table:table-cell office:value-type="string" calcext:value-type="string" table:number-columns-spanned="2" table:number-rows-spanned="1">
            <text:p>ベクトル化の実行ポリシーとして、<text:a xlink:href="https://cpprefjp.github.io/reference/execution.html" xlink:type="simple">&lt;execution&gt;</text:a>に<text:a xlink:href="https://cpprefjp.github.io/reference/execution/execution/execution_policy.html" xlink:type="simple">std::execution::unsequenced_policy</text:a>型と<text:a xlink:href="https://cpprefjp.github.io/reference/execution/execution/execution_policy.html" xlink:type="simple">std::execution::unseq</text:a>タグを追加</text:p>
          </table:table-cell>
          <table:covered-table-cell/>
        </table:table-row>
        <table:table-row table:style-name="ro4">
          <table:table-cell table:style-name="ce4" office:value-type="string" calcext:value-type="string" table:number-columns-spanned="2" table:number-rows-spanned="1">
            <text:p>入出力</text:p>
          </table:table-cell>
          <table:covered-table-cell/>
        </table:table-row>
        <table:table-row table:style-name="ro3">
          <table:table-cell office:value-type="string" calcext:value-type="string" table:number-columns-spanned="2" table:number-rows-spanned="1">
            <text:p>同期ストリームの追加にともなって、<text:a xlink:href="https://cpprefjp.github.io/reference/ostream.html" xlink:type="simple">&lt;ostream&gt;</text:a>に、同期ストリーム関係の出力マニピュレータを追加</text:p>
          </table:table-cell>
          <table:covered-table-cell/>
        </table:table-row>
        <table:table-row table:style-name="ro3">
          <table:table-cell office:value-type="string" calcext:value-type="string" table:number-columns-spanned="2" table:number-rows-spanned="1">
            <text:p><text:a xlink:href="https://cpprefjp.github.io/reference/istream/basic_istream/op_istream_free.html" xlink:type="simple">operator&gt;&gt;</text:a>(basic_istream&amp;, CharT*)をoperator&gt;&gt;(basic_istream&amp;, CharT (&amp;)[N])に修正</text:p>
          </table:table-cell>
          <table:covered-table-cell/>
        </table:table-row>
        <table:table-row table:style-name="ro3">
          <table:table-cell office:value-type="string" calcext:value-type="string" table:number-columns-spanned="2" table:number-rows-spanned="1">
            <text:p><text:a xlink:href="https://cpprefjp.github.io/reference/ostream/basic_ostream/op_ostream_free.html" xlink:type="simple">operator&lt;&lt;</text:a>に、wchar_t (char版のみ)、char8_t、char16_t、char32_tのdelete宣言を追加</text:p>
          </table:table-cell>
          <table:covered-table-cell/>
        </table:table-row>
        <table:table-row table:style-name="ro3">
          <table:table-cell office:value-type="string" calcext:value-type="string" table:number-columns-spanned="2" table:number-rows-spanned="1">
            <text:p><text:a xlink:href="https://cpprefjp.github.io/reference/iterator/istream_iterator.html" xlink:type="simple">std::istream_iterator</text:a>について、要件の書き方を整理し、振る舞いをより明確化</text:p>
          </table:table-cell>
          <table:covered-table-cell/>
        </table:table-row>
        <table:table-row table:style-name="ro3">
          <table:table-cell office:value-type="string" calcext:value-type="string" table:number-columns-spanned="2" table:number-rows-spanned="1">
            <text:p>std::basic_stringbuf、std::basic_istringstream、std::basic_ostringstreamクラスに、アロケータを伝播させるためのインタフェースを追加</text:p>
          </table:table-cell>
          <table:covered-table-cell/>
        </table:table-row>
        <table:table-row table:style-name="ro4">
          <table:table-cell table:style-name="ce4" office:value-type="string" calcext:value-type="string" table:number-columns-spanned="2" table:number-rows-spanned="1">
            <text:p>スマートポインタ</text:p>
          </table:table-cell>
          <table:covered-table-cell/>
        </table:table-row>
        <table:table-row table:style-name="ro3">
          <table:table-cell office:value-type="string" calcext:value-type="string" table:number-columns-spanned="2" table:number-rows-spanned="1">
            <text:p><text:a xlink:href="https://cpprefjp.github.io/reference/memory/make_shared.html" xlink:type="simple">std::make_shared()</text:a>と<text:a xlink:href="https://cpprefjp.github.io/reference/memory/allocate_shared.html" xlink:type="simple">std::allocate_shared()</text:a>を配列に対応</text:p>
          </table:table-cell>
          <table:covered-table-cell/>
        </table:table-row>
        <table:table-row table:style-name="ro3">
          <table:table-cell office:value-type="string" calcext:value-type="string" table:number-columns-spanned="2" table:number-rows-spanned="1">
            <text:p>スマートポインタをデフォルト初期化で構築するヘルパ関数として、<text:a xlink:href="https://cpprefjp.github.io/reference/memory/make_unique_for_overwrite.html" xlink:type="simple">std::make_unique_for_overwrite()</text:a>、<text:a xlink:href="https://cpprefjp.github.io/reference/memory/make_shared_for_overwrite.html" xlink:type="simple">std::make_shared_for_overwrite()</text:a>、<text:a xlink:href="https://cpprefjp.github.io/reference/memory/allocate_shared_for_overwrite.html" xlink:type="simple">std::allocate_shared_for_overwrite()</text:a>を追加</text:p>
          </table:table-cell>
          <table:covered-table-cell/>
        </table:table-row>
        <table:table-row table:style-name="ro3">
          <table:table-cell office:value-type="string" calcext:value-type="string" table:number-columns-spanned="2" table:number-rows-spanned="1">
            <text:p>ポインタを生ポインタに変換する<text:a xlink:href="https://cpprefjp.github.io/reference/memory/to_address.html" xlink:type="simple">std::to_address()</text:a>を追加</text:p>
          </table:table-cell>
          <table:covered-table-cell/>
        </table:table-row>
        <table:table-row table:style-name="ro3">
          <table:table-cell office:value-type="string" calcext:value-type="string" table:number-columns-spanned="2" table:number-rows-spanned="1">
            <text:p><text:a xlink:href="https://cpprefjp.github.io/reference/memory/pointer_traits.html" xlink:type="simple">std::pointer_traits</text:a>::<text:a xlink:href="https://cpprefjp.github.io/reference/memory/pointer_traits/pointer_to.html" xlink:type="simple">pointer_to()</text:a>関数にconstexprを追加</text:p>
          </table:table-cell>
          <table:covered-table-cell/>
        </table:table-row>
        <table:table-row table:style-name="ro4">
          <table:table-cell table:style-name="ce4" office:value-type="string" calcext:value-type="string" table:number-columns-spanned="2" table:number-rows-spanned="1">
            <text:p>メモリ</text:p>
          </table:table-cell>
          <table:covered-table-cell/>
        </table:table-row>
        <table:table-row table:style-name="ro3">
          <table:table-cell office:value-type="string" calcext:value-type="string" table:number-columns-spanned="2" table:number-rows-spanned="1">
            <text:p><text:a xlink:href="https://cpprefjp.github.io/reference/memory.html" xlink:type="simple">&lt;memory&gt;</text:a>に、Nバイトアライメントされたポインタであることをコンパイラに伝える<text:a xlink:href="https://cpprefjp.github.io/reference/memory/assume_aligned.html" xlink:type="simple">std::assume_aligned()</text:a>関数を追加</text:p>
          </table:table-cell>
          <table:covered-table-cell/>
        </table:table-row>
        <table:table-row table:style-name="ro3">
          <table:table-cell office:value-type="string" calcext:value-type="string" table:number-columns-spanned="2" table:number-rows-spanned="1">
            <text:p><text:a xlink:href="https://cpprefjp.github.io/reference/memory.html" xlink:type="simple">&lt;memory&gt;</text:a>に、uses allocator構築をサポートするユーティリティ関数として、<text:a xlink:href="https://cpprefjp.github.io/reference/memory/uses_allocator_construction_args.html" xlink:type="simple">std::uses_allocator_construction_args()</text:a>、<text:a xlink:href="https://cpprefjp.github.io/reference/memory/make_obj_using_allocator.html" xlink:type="simple">std::make_obj_using_allocator()</text:a>、<text:a xlink:href="https://cpprefjp.github.io/reference/memory/uninitialized_construct_using_allocator.html" xlink:type="simple">std::uninitialized_construct_using_allocator()</text:a>を追加</text:p>
          </table:table-cell>
          <table:covered-table-cell/>
        </table:table-row>
        <table:table-row table:style-name="ro3">
          <table:table-cell office:value-type="string" calcext:value-type="string" table:number-columns-spanned="2" table:number-rows-spanned="1">
            <text:p><text:a xlink:href="https://cpprefjp.github.io/reference/memory_resource/polymorphic_allocator.html" xlink:type="simple">std::pmr::polymorphic_allocator</text:a>に、以下の変更を追加：</text:p>
          </table:table-cell>
          <table:covered-table-cell/>
        </table:table-row>
        <table:table-row table:style-name="ro3">
          <table:table-cell office:value-type="string" calcext:value-type="string" table:number-columns-spanned="2" table:number-rows-spanned="1">
            <text:p>クラステンプレートのデフォルトテンプレート引数を<text:a xlink:href="https://cpprefjp.github.io/reference/cstddef/byte.html" xlink:type="simple">std::byte</text:a>型とした</text:p>
          </table:table-cell>
          <table:covered-table-cell/>
        </table:table-row>
        <table:table-row table:style-name="ro3">
          <table:table-cell office:value-type="string" calcext:value-type="string" table:number-columns-spanned="2" table:number-rows-spanned="1">
            <text:p>void*のバイト列をメモリ確保する<text:a xlink:href="https://cpprefjp.github.io/reference/memory_resource/polymorphic_allocator/allocate_bytes.html" xlink:type="simple">allocate_bytes()</text:a>、解放する<text:a xlink:href="https://cpprefjp.github.io/reference/memory_resource/polymorphic_allocator/deallocate_bytes.html" xlink:type="simple">deallocate_bytes()</text:a>メンバ関数を追加</text:p>
          </table:table-cell>
          <table:covered-table-cell/>
        </table:table-row>
        <table:table-row table:style-name="ro3">
          <table:table-cell office:value-type="string" calcext:value-type="string" table:number-columns-spanned="2" table:number-rows-spanned="1">
            <text:p>指定した型のメモリを確保する<text:a xlink:href="https://cpprefjp.github.io/reference/memory_resource/polymorphic_allocator/allocate_object.html" xlink:type="simple">allocate_object()</text:a>、解放する<text:a xlink:href="https://cpprefjp.github.io/reference/memory_resource/polymorphic_allocator/deallocate_object.html" xlink:type="simple">deallocate_object()</text:a>を追加</text:p>
          </table:table-cell>
          <table:covered-table-cell/>
        </table:table-row>
        <table:table-row table:style-name="ro3">
          <table:table-cell office:value-type="string" calcext:value-type="string" table:number-columns-spanned="2" table:number-rows-spanned="1">
            <text:p>指定した型のメモリ確保と構築をする<text:a xlink:href="https://cpprefjp.github.io/reference/memory_resource/polymorphic_allocator/new_object.html" xlink:type="simple">new_object()</text:a>、破棄と解放をする<text:a xlink:href="https://cpprefjp.github.io/reference/memory_resource/polymorphic_allocator/delete_object.html" xlink:type="simple">delete_object()</text:a>を追加</text:p>
          </table:table-cell>
          <table:covered-table-cell/>
        </table:table-row>
        <table:table-row table:style-name="ro4">
          <table:table-cell table:style-name="ce4" office:value-type="string" calcext:value-type="string" table:number-columns-spanned="2" table:number-rows-spanned="1">
            <text:p>ユーティリティ</text:p>
          </table:table-cell>
          <table:covered-table-cell/>
        </table:table-row>
        <table:table-row table:style-name="ro3">
          <table:table-cell office:value-type="string" calcext:value-type="string" table:number-columns-spanned="2" table:number-rows-spanned="1">
            <text:p><text:a xlink:href="https://cpprefjp.github.io/reference/utility.html" xlink:type="simple">&lt;utility&gt;</text:a>に、符号付き整数と符号なし整数の安全な比較関数として、以下を追加：</text:p>
          </table:table-cell>
          <table:covered-table-cell/>
        </table:table-row>
        <table:table-row table:style-name="ro3">
          <table:table-cell office:value-type="string" calcext:value-type="string" table:number-columns-spanned="2" table:number-rows-spanned="1">
            <text:p><text:a xlink:href="https://cpprefjp.github.io/reference/utility/cmp_equal.html" xlink:type="simple">std::cmp_equal()</text:a></text:p>
          </table:table-cell>
          <table:covered-table-cell/>
        </table:table-row>
        <table:table-row table:style-name="ro3">
          <table:table-cell office:value-type="string" calcext:value-type="string" table:number-columns-spanned="2" table:number-rows-spanned="1">
            <text:p><text:a xlink:href="https://cpprefjp.github.io/reference/utility/cmp_not_equal.html" xlink:type="simple">std::cmp_not_equal()</text:a></text:p>
          </table:table-cell>
          <table:covered-table-cell/>
        </table:table-row>
        <table:table-row table:style-name="ro3">
          <table:table-cell office:value-type="string" calcext:value-type="string" table:number-columns-spanned="2" table:number-rows-spanned="1">
            <text:p><text:a xlink:href="https://cpprefjp.github.io/reference/utility/cmp_less.html" xlink:type="simple">std::cmp_less()</text:a></text:p>
          </table:table-cell>
          <table:covered-table-cell/>
        </table:table-row>
        <table:table-row table:style-name="ro3">
          <table:table-cell office:value-type="string" calcext:value-type="string" table:number-columns-spanned="2" table:number-rows-spanned="1">
            <text:p><text:a xlink:href="https://cpprefjp.github.io/reference/utility/cmp_less_equal.html" xlink:type="simple">std::cmp_less_equal()</text:a></text:p>
          </table:table-cell>
          <table:covered-table-cell/>
        </table:table-row>
        <table:table-row table:style-name="ro3">
          <table:table-cell office:value-type="string" calcext:value-type="string" table:number-columns-spanned="2" table:number-rows-spanned="1">
            <text:p><text:a xlink:href="https://cpprefjp.github.io/reference/utility/cmp_greater.html" xlink:type="simple">std::cmp_greater()</text:a></text:p>
          </table:table-cell>
          <table:covered-table-cell/>
        </table:table-row>
        <table:table-row table:style-name="ro3">
          <table:table-cell office:value-type="string" calcext:value-type="string" table:number-columns-spanned="2" table:number-rows-spanned="1">
            <text:p><text:a xlink:href="https://cpprefjp.github.io/reference/utility/cmp_greater_equal.html" xlink:type="simple">std::cmp_greater_equal()</text:a></text:p>
          </table:table-cell>
          <table:covered-table-cell/>
        </table:table-row>
        <table:table-row table:style-name="ro3">
          <table:table-cell office:value-type="string" calcext:value-type="string" table:number-columns-spanned="2" table:number-rows-spanned="1">
            <text:p><text:a xlink:href="https://cpprefjp.github.io/reference/utility/in_range.html" xlink:type="simple">std::in_range()</text:a></text:p>
          </table:table-cell>
          <table:covered-table-cell/>
        </table:table-row>
        <table:table-row table:style-name="ro3">
          <table:table-cell office:value-type="string" calcext:value-type="string" table:number-columns-spanned="2" table:number-rows-spanned="1">
            <text:p><text:a xlink:href="https://cpprefjp.github.io/reference/utility/swap.html" xlink:type="simple">std::swap()</text:a>関数にconstexprを追加</text:p>
          </table:table-cell>
          <table:covered-table-cell/>
        </table:table-row>
        <table:table-row table:style-name="ro3">
          <table:table-cell office:value-type="string" calcext:value-type="string" table:number-columns-spanned="2" table:number-rows-spanned="1">
            <text:p><text:a xlink:href="https://cpprefjp.github.io/reference/utility/exchange.html" xlink:type="simple">std::exchange()</text:a>関数にconstexprを追加</text:p>
          </table:table-cell>
          <table:covered-table-cell/>
        </table:table-row>
        <table:table-row table:style-name="ro3">
          <table:table-cell office:value-type="string" calcext:value-type="string" table:number-columns-spanned="2" table:number-rows-spanned="1">
            <text:p><text:a xlink:href="https://cpprefjp.github.io/reference/complex/complex.html" xlink:type="simple">std::complex</text:a>クラスをconstexprに対応</text:p>
          </table:table-cell>
          <table:covered-table-cell/>
        </table:table-row>
        <table:table-row table:style-name="ro3">
          <table:table-cell office:value-type="string" calcext:value-type="string" table:number-columns-spanned="2" table:number-rows-spanned="1">
            <text:p><text:a xlink:href="https://cpprefjp.github.io/reference/utility/pair.html" xlink:type="simple">std::pair</text:a>クラスの<text:a xlink:href="https://cpprefjp.github.io/reference/utility/pair/op_constructor.html" xlink:type="simple">コンストラクタ</text:a>、<text:a xlink:href="https://cpprefjp.github.io/reference/utility/pair/op_assign.html" xlink:type="simple">代入演算子</text:a>、<text:a xlink:href="https://cpprefjp.github.io/reference/utility/pair/swap.html" xlink:type="simple">swap()</text:a>メンバ関数、<text:a xlink:href="https://cpprefjp.github.io/reference/utility/pair/swap_free.html" xlink:type="simple">swap()</text:a>非メンバ関数にconstexprを追加。このクラスのメンバ関数はすべてconstexprに対応した</text:p>
          </table:table-cell>
          <table:covered-table-cell/>
        </table:table-row>
        <table:table-row table:style-name="ro3">
          <table:table-cell office:value-type="string" calcext:value-type="string" table:number-columns-spanned="2" table:number-rows-spanned="1">
            <text:p><text:a xlink:href="https://cpprefjp.github.io/reference/tuple/tuple.html" xlink:type="simple">std::tuple</text:a>クラスの<text:a xlink:href="https://cpprefjp.github.io/reference/tuple/tuple/op_constructor.html" xlink:type="simple">コンストラクタ</text:a>、<text:a xlink:href="https://cpprefjp.github.io/reference/tuple/tuple/op_assign.html" xlink:type="simple">代入演算子</text:a>、<text:a xlink:href="https://cpprefjp.github.io/reference/tuple/tuple/swap.html" xlink:type="simple">swap()</text:a>メンバ関数、<text:a xlink:href="https://cpprefjp.github.io/reference/tuple/tuple/swap_free.html" xlink:type="simple">swap()</text:a>非メンバ関数にconstexprを追加。このクラスのメンバ関数はすべてconstexprに対応した</text:p>
          </table:table-cell>
          <table:covered-table-cell/>
        </table:table-row>
        <table:table-row table:style-name="ro4">
          <table:table-cell table:style-name="ce4" office:value-type="string" calcext:value-type="string" table:number-columns-spanned="2" table:number-rows-spanned="1">
            <text:p>ファイルシステム</text:p>
          </table:table-cell>
          <table:covered-table-cell/>
        </table:table-row>
        <table:table-row table:style-name="ro3">
          <table:table-cell office:value-type="string" calcext:value-type="string" table:number-columns-spanned="2" table:number-rows-spanned="1">
            <text:p><text:a xlink:href="https://cpprefjp.github.io/reference/filesystem/create_directory.html" xlink:type="simple">std::filesystem::create_directory()</text:a>と<text:a xlink:href="https://cpprefjp.github.io/reference/filesystem/create_directories.html" xlink:type="simple">std::filesystem::create_directories()</text:a>の仕様が直感的ではなく、すでにディレクトリが存在している場合にエラーとなっていた。C++20ではその状況ではエラーにならないようにする (エラーではなくfalseが返る)</text:p>
          </table:table-cell>
          <table:covered-table-cell/>
        </table:table-row>
        <table:table-row table:style-name="ro4">
          <table:table-cell table:style-name="ce4" office:value-type="string" calcext:value-type="string" table:number-columns-spanned="2" table:number-rows-spanned="1">
            <text:p>型特性</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constexpr関数が定数式評価されたかを判定する特殊な関数<text:a xlink:href="https://cpprefjp.github.io/reference/type_traits/is_constant_evaluated.html" xlink:type="simple">std::is_constant_evaluated()</text:a>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型のCV修飾と参照を除去する型特性クラスとして<text:a xlink:href="https://cpprefjp.github.io/reference/type_traits/remove_cvref.html" xlink:type="simple">std::remove_cvref</text:a>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受け取った型をそのまま返す<text:a xlink:href="https://cpprefjp.github.io/reference/type_traits/type_identity.html" xlink:type="simple">std::type_identity</text:a>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例外送出せずに暗黙の型変換が可能かを判定する<text:a xlink:href="https://cpprefjp.github.io/reference/type_traits/is_nothrow_convertible.html" xlink:type="simple">std::is_nothrow_convertible</text:a>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要素数が判明している配列型かを判定する<text:a xlink:href="https://cpprefjp.github.io/reference/type_traits/is_bounded_array.html" xlink:type="simple">std::is_bounded_array</text:a>、要素数が不明な配列型かを判定する<text:a xlink:href="https://cpprefjp.github.io/reference/type_traits/is_unbounded_array.html" xlink:type="simple">std::is_unbounded_array</text:a>を追加</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レイアウト互換性、ポインタ相互交換可能性を判定する以下の型特性を追加：</text:p>
          </table:table-cell>
          <table:covered-table-cell/>
        </table:table-row>
        <table:table-row table:style-name="ro3">
          <table:table-cell office:value-type="string" calcext:value-type="string" table:number-columns-spanned="2" table:number-rows-spanned="1">
            <text:p>2つの型にレイアウト互換があるかを判定する<text:a xlink:href="https://cpprefjp.github.io/reference/type_traits/is_layout_compatible.html" xlink:type="simple">std::is_layout_compatible</text:a></text:p>
          </table:table-cell>
          <table:covered-table-cell/>
        </table:table-row>
        <table:table-row table:style-name="ro3">
          <table:table-cell office:value-type="string" calcext:value-type="string" table:number-columns-spanned="2" table:number-rows-spanned="1">
            <text:p>2つのメンバポインタが互換な共通位置にあるかを判定する<text:a xlink:href="https://cpprefjp.github.io/reference/type_traits/is_corresponding_member.html" xlink:type="simple">std::is_corresponding_member()</text:a></text:p>
          </table:table-cell>
          <table:covered-table-cell/>
        </table:table-row>
        <table:table-row table:style-name="ro3">
          <table:table-cell office:value-type="string" calcext:value-type="string" table:number-columns-spanned="2" table:number-rows-spanned="1">
            <text:p>基底クラスと派生クラスの間でポインタ相互交換可能かを判定する<text:a xlink:href="https://cpprefjp.github.io/reference/type_traits/is_pointer_interconvertible_base_of.html" xlink:type="simple">std::is_pointer_interconvertible_base_of</text:a></text:p>
          </table:table-cell>
          <table:covered-table-cell/>
        </table:table-row>
        <table:table-row table:style-name="ro3">
          <table:table-cell office:value-type="string" calcext:value-type="string" table:number-columns-spanned="2" table:number-rows-spanned="1">
            <text:p>メンバポインタとクラスの間でポインタ相互交換可能かを判定する<text:a xlink:href="https://cpprefjp.github.io/reference/type_traits/is_pointer_interconvertible_with_class.html" xlink:type="simple">is_pointer_interconvertible_with_class()</text:a></text:p>
          </table:table-cell>
          <table:covered-table-cell/>
        </table:table-row>
        <table:table-row table:style-name="ro3">
          <table:table-cell office:value-type="string" calcext:value-type="string" table:number-columns-spanned="2" table:number-rows-spanned="1">
            <text:p><text:a xlink:href="https://cpprefjp.github.io/reference/type_traits.html" xlink:type="simple">&lt;type_traits&gt;</text:a>に、<text:a xlink:href="https://cpprefjp.github.io/reference/functional/reference_wrapper.html" xlink:type="simple">std::reference_wrapper</text:a>&lt;T&gt;型をT&amp;型に展開する<text:a xlink:href="https://cpprefjp.github.io/reference/type_traits/unwrap_reference.html" xlink:type="simple">std::unwrap_reference</text:a>型特性、<text:a xlink:href="https://cpprefjp.github.io/reference/type_traits/decay.html" xlink:type="simple">std::decay</text:a> + <text:a xlink:href="https://cpprefjp.github.io/reference/functional/reference_wrapper.html" xlink:type="simple">std::reference_wrapper</text:a>&lt;T&gt;型の展開をする<text:a xlink:href="https://cpprefjp.github.io/reference/type_traits/unwrap_ref_decay.html" xlink:type="simple">std::unwrap_ref_decay</text:a>型特性を追加</text:p>
          </table:table-cell>
          <table:covered-table-cell/>
        </table:table-row>
        <table:table-row table:style-name="ro4">
          <table:table-cell table:style-name="ce4" office:value-type="string" calcext:value-type="string" table:number-columns-spanned="2" table:number-rows-spanned="1">
            <text:p>機能の非推奨化</text:p>
          </table:table-cell>
          <table:covered-table-cell/>
        </table:table-row>
        <table:table-row table:style-name="ro3">
          <table:table-cell office:value-type="string" calcext:value-type="string" table:number-columns-spanned="2" table:number-rows-spanned="1">
            <text:p>一貫比較機能によって比較演算子の定義が容易になったため、不要になった演算子の簡潔定義機能である<text:a xlink:href="https://cpprefjp.github.io/reference/utility/rel_ops.html" xlink:type="simple">std::rel_ops</text:a>を非推奨化</text:p>
          </table:table-cell>
          <table:covered-table-cell/>
        </table:table-row>
        <table:table-row table:style-name="ro3">
          <table:table-cell office:value-type="string" calcext:value-type="string" table:number-columns-spanned="2" table:number-rows-spanned="1">
            <text:p><text:a xlink:href="https://cpprefjp.github.io/reference/string/basic_string.html" xlink:type="simple">std::basic_string</text:a>::<text:a xlink:href="https://cpprefjp.github.io/reference/string/basic_string/reserve.html" xlink:type="simple">reserve()</text:a>メンバ関数が、メモリの縮小をしなくなったため、デフォルト引数0を非推奨化</text:p>
          </table:table-cell>
          <table:covered-table-cell/>
        </table:table-row>
        <table:table-row table:style-name="ro3">
          <table:table-cell office:value-type="string" calcext:value-type="string" table:number-columns-spanned="2" table:number-rows-spanned="1">
            <text:p><text:a xlink:href="https://cpprefjp.github.io/reference/atomic/atomic.html" xlink:type="simple">std::atomic</text:a>クラスと<text:a xlink:href="https://cpprefjp.github.io/reference/atomic/atomic_flag.html" xlink:type="simple">std::atomic_flag</text:a>クラスのデフォルトコンストラクタが値初期化するようになったため、不要になった以下のアトミックオブジェクトの初期化機能を非推奨化：</text:p>
          </table:table-cell>
          <table:covered-table-cell/>
        </table:table-row>
        <table:table-row table:style-name="ro3">
          <table:table-cell office:value-type="string" calcext:value-type="string" table:number-columns-spanned="2" table:number-rows-spanned="1">
            <text:p><text:a xlink:href="https://cpprefjp.github.io/reference/atomic/atomic_init.html" xlink:type="simple">std::atomic_init()</text:a>関数</text:p>
          </table:table-cell>
          <table:covered-table-cell/>
        </table:table-row>
        <table:table-row table:style-name="ro3">
          <table:table-cell office:value-type="string" calcext:value-type="string" table:number-columns-spanned="2" table:number-rows-spanned="1">
            <text:p><text:a xlink:href="https://cpprefjp.github.io/reference/atomic/atomic_var_init.html" xlink:type="simple">ATOMIC_VAR_INIT</text:a>マクロ</text:p>
          </table:table-cell>
          <table:covered-table-cell/>
        </table:table-row>
        <table:table-row table:style-name="ro3">
          <table:table-cell office:value-type="string" calcext:value-type="string" table:number-columns-spanned="2" table:number-rows-spanned="1">
            <text:p><text:a xlink:href="https://cpprefjp.github.io/reference/atomic/atomic_flag_init.html" xlink:type="simple">ATOMIC_FLAG_INIT</text:a>マクロ</text:p>
          </table:table-cell>
          <table:covered-table-cell/>
        </table:table-row>
        <table:table-row table:style-name="ro4">
          <table:table-cell table:style-name="ce4" office:value-type="string" calcext:value-type="string" table:number-columns-spanned="2" table:number-rows-spanned="1">
            <text:p>機能の削除</text:p>
          </table:table-cell>
          <table:covered-table-cell/>
        </table:table-row>
        <table:table-row table:style-name="ro3">
          <table:table-cell office:value-type="string" calcext:value-type="string" table:number-columns-spanned="2" table:number-rows-spanned="1">
            <text:p>C++11で<text:a xlink:href="https://cpprefjp.github.io/reference/memory/allocator_traits.html" xlink:type="simple">allocator_traits</text:a>クラスが導入されたことでC++17から非推奨化されていた、<text:a xlink:href="https://cpprefjp.github.io/reference/memory/allocator.html" xlink:type="simple">allocator</text:a>の以下のメンバを削除：</text:p>
          </table:table-cell>
          <table:covered-table-cell/>
        </table:table-row>
        <table:table-row table:style-name="ro3">
          <table:table-cell office:value-type="string" calcext:value-type="string" table:number-columns-spanned="2" table:number-rows-spanned="1">
            <text:p>size_type型</text:p>
          </table:table-cell>
          <table:covered-table-cell/>
        </table:table-row>
        <table:table-row table:style-name="ro3">
          <table:table-cell office:value-type="string" calcext:value-type="string" table:number-columns-spanned="2" table:number-rows-spanned="1">
            <text:p>difference_type型</text:p>
          </table:table-cell>
          <table:covered-table-cell/>
        </table:table-row>
        <table:table-row table:style-name="ro3">
          <table:table-cell office:value-type="string" calcext:value-type="string" table:number-columns-spanned="2" table:number-rows-spanned="1">
            <text:p>pointer型</text:p>
          </table:table-cell>
          <table:covered-table-cell/>
        </table:table-row>
        <table:table-row table:style-name="ro3">
          <table:table-cell office:value-type="string" calcext:value-type="string" table:number-columns-spanned="2" table:number-rows-spanned="1">
            <text:p>const_pointer型</text:p>
          </table:table-cell>
          <table:covered-table-cell/>
        </table:table-row>
        <table:table-row table:style-name="ro3">
          <table:table-cell office:value-type="string" calcext:value-type="string" table:number-columns-spanned="2" table:number-rows-spanned="1">
            <text:p>reference型</text:p>
          </table:table-cell>
          <table:covered-table-cell/>
        </table:table-row>
        <table:table-row table:style-name="ro3">
          <table:table-cell office:value-type="string" calcext:value-type="string" table:number-columns-spanned="2" table:number-rows-spanned="1">
            <text:p>const_reference型</text:p>
          </table:table-cell>
          <table:covered-table-cell/>
        </table:table-row>
        <table:table-row table:style-name="ro3">
          <table:table-cell office:value-type="string" calcext:value-type="string" table:number-columns-spanned="2" table:number-rows-spanned="1">
            <text:p>rebind型</text:p>
          </table:table-cell>
          <table:covered-table-cell/>
        </table:table-row>
        <table:table-row table:style-name="ro3">
          <table:table-cell office:value-type="string" calcext:value-type="string" table:number-columns-spanned="2" table:number-rows-spanned="1">
            <text:p><text:a xlink:href="https://cpprefjp.github.io/reference/memory/allocator/address.html" xlink:type="simple">address()</text:a>メンバ関数</text:p>
          </table:table-cell>
          <table:covered-table-cell/>
        </table:table-row>
        <table:table-row table:style-name="ro3">
          <table:table-cell office:value-type="string" calcext:value-type="string" table:number-columns-spanned="2" table:number-rows-spanned="1">
            <text:p><text:a xlink:href="https://cpprefjp.github.io/reference/memory/allocator/allocate.html" xlink:type="simple">allocate()</text:a>メンバ関数のhintパラメータ</text:p>
          </table:table-cell>
          <table:covered-table-cell/>
        </table:table-row>
        <table:table-row table:style-name="ro3">
          <table:table-cell office:value-type="string" calcext:value-type="string" table:number-columns-spanned="2" table:number-rows-spanned="1">
            <text:p><text:a xlink:href="https://cpprefjp.github.io/reference/memory/allocator/max_size.html" xlink:type="simple">max_size()</text:a>メンバ関数</text:p>
          </table:table-cell>
          <table:covered-table-cell/>
        </table:table-row>
        <table:table-row table:style-name="ro3">
          <table:table-cell office:value-type="string" calcext:value-type="string" table:number-columns-spanned="2" table:number-rows-spanned="1">
            <text:p><text:a xlink:href="https://cpprefjp.github.io/reference/memory/allocator/construct.html" xlink:type="simple">construct()</text:a>メンバ関数</text:p>
          </table:table-cell>
          <table:covered-table-cell/>
        </table:table-row>
        <table:table-row table:style-name="ro3">
          <table:table-cell office:value-type="string" calcext:value-type="string" table:number-columns-spanned="2" table:number-rows-spanned="1">
            <text:p><text:a xlink:href="https://cpprefjp.github.io/reference/memory/allocator/destroy.html" xlink:type="simple">destroy()</text:a>メンバ関数</text:p>
          </table:table-cell>
          <table:covered-table-cell/>
        </table:table-row>
        <table:table-row table:style-name="ro3">
          <table:table-cell office:value-type="string" calcext:value-type="string" table:number-columns-spanned="2" table:number-rows-spanned="1">
            <text:p>C++11で<text:a xlink:href="https://cpprefjp.github.io/reference/memory/allocator_traits.html" xlink:type="simple">allocator_traits</text:a>クラスが導入されたことでC++17から非推奨化されていた、要素型を再束縛するためのallocator&lt;void&gt;特殊化を削除</text:p>
          </table:table-cell>
          <table:covered-table-cell/>
        </table:table-row>
        <table:table-row table:style-name="ro3">
          <table:table-cell office:value-type="string" calcext:value-type="string" table:number-columns-spanned="2" table:number-rows-spanned="1">
            <text:p>C++17で非推奨化されていた、constexprで扱える型の分類である<text:a xlink:href="https://cpprefjp.github.io/reference/type_traits/is_literal_type.html" xlink:type="simple">is_literal_type</text:a>型特性を削除</text:p>
          </table:table-cell>
          <table:covered-table-cell/>
        </table:table-row>
        <table:table-row table:style-name="ro3">
          <table:table-cell office:value-type="string" calcext:value-type="string" table:number-columns-spanned="2" table:number-rows-spanned="1">
            <text:p>C++17で非推奨化されていた、一時的なメモリ確保のための<text:a xlink:href="https://cpprefjp.github.io/reference/memory/get_temporary_buffer.html" xlink:type="simple">std::get_temporary_buffer()</text:a>関数と<text:a xlink:href="https://cpprefjp.github.io/reference/memory/return_temporary_buffer.html" xlink:type="simple">std::return_temporary_buffer()</text:a>関数を削除</text:p>
          </table:table-cell>
          <table:covered-table-cell/>
        </table:table-row>
        <table:table-row table:style-name="ro3">
          <table:table-cell office:value-type="string" calcext:value-type="string" table:number-columns-spanned="2" table:number-rows-spanned="1">
            <text:p>C++17で非推奨化されていた<text:a xlink:href="https://cpprefjp.github.io/reference/memory/raw_storage_iterator.html" xlink:type="simple">raw_storage_iterator</text:a>クラスを削除</text:p>
          </table:table-cell>
          <table:covered-table-cell/>
        </table:table-row>
        <table:table-row table:style-name="ro3">
          <table:table-cell office:value-type="string" calcext:value-type="string" table:number-columns-spanned="2" table:number-rows-spanned="1">
            <text:p><text:a xlink:href="https://cpprefjp.github.io/reference/functional/not_fn.html" xlink:type="simple">not_fn()</text:a>の追加にともない、C++17から非推奨化されていた以下の機能を削除：</text:p>
          </table:table-cell>
          <table:covered-table-cell/>
        </table:table-row>
        <table:table-row table:style-name="ro3">
          <table:table-cell office:value-type="string" calcext:value-type="string" table:number-columns-spanned="2" table:number-rows-spanned="1">
            <text:p><text:a xlink:href="https://cpprefjp.github.io/reference/functional/negators.html" xlink:type="simple">not1()</text:a>関数</text:p>
          </table:table-cell>
          <table:covered-table-cell/>
        </table:table-row>
        <table:table-row table:style-name="ro3">
          <table:table-cell office:value-type="string" calcext:value-type="string" table:number-columns-spanned="2" table:number-rows-spanned="1">
            <text:p><text:a xlink:href="https://cpprefjp.github.io/reference/functional/negators.html" xlink:type="simple">not2()</text:a>関数</text:p>
          </table:table-cell>
          <table:covered-table-cell/>
        </table:table-row>
        <table:table-row table:style-name="ro3">
          <table:table-cell office:value-type="string" calcext:value-type="string" table:number-columns-spanned="2" table:number-rows-spanned="1">
            <text:p><text:a xlink:href="https://cpprefjp.github.io/reference/functional/negators.html" xlink:type="simple">unary_negate</text:a>クラス</text:p>
          </table:table-cell>
          <table:covered-table-cell/>
        </table:table-row>
        <table:table-row table:style-name="ro3">
          <table:table-cell office:value-type="string" calcext:value-type="string" table:number-columns-spanned="2" table:number-rows-spanned="1">
            <text:p><text:a xlink:href="https://cpprefjp.github.io/reference/functional/negators.html" xlink:type="simple">binary_negate</text:a>クラス</text:p>
          </table:table-cell>
          <table:covered-table-cell/>
        </table:table-row>
        <table:table-row table:style-name="ro3">
          <table:table-cell office:value-type="string" calcext:value-type="string" table:number-columns-spanned="2" table:number-rows-spanned="1">
            <text:p>標準関数オブジェクトのresult_type、argument_type、first_argument_type、second_argument_type型</text:p>
          </table:table-cell>
          <table:covered-table-cell/>
        </table:table-row>
        <table:table-row table:style-name="ro3">
          <table:table-cell office:value-type="string" calcext:value-type="string" table:number-columns-spanned="2" table:number-rows-spanned="1">
            <text:p>C++17から非推奨化されていた<text:a xlink:href="https://cpprefjp.github.io/reference/memory/shared_ptr.html" xlink:type="simple">shared_ptr</text:a>::<text:a xlink:href="https://cpprefjp.github.io/reference/memory/shared_ptr/unique.html" xlink:type="simple">unique()</text:a>を削除</text:p>
          </table:table-cell>
          <table:covered-table-cell/>
        </table:table-row>
        <table:table-row table:style-name="ro3">
          <table:table-cell office:value-type="string" calcext:value-type="string" table:number-columns-spanned="2" table:number-rows-spanned="1">
            <text:p><text:a xlink:href="https://cpprefjp.github.io/reference/type_traits/invoke_result.html" xlink:type="simple">invoke_result</text:a>の追加にともない、C++17から非推奨化されていた<text:a xlink:href="https://cpprefjp.github.io/reference/type_traits/result_of.html" xlink:type="simple">result_of</text:a>を削除</text:p>
          </table:table-cell>
          <table:covered-table-cell/>
        </table:table-row>
        <table:table-row table:style-name="ro3">
          <table:table-cell office:value-type="string" calcext:value-type="string" table:number-columns-spanned="2" table:number-rows-spanned="1">
            <text:p>C++17での<text:a xlink:href="https://cpprefjp.github.io/reference/exception/uncaught_exceptions.html" xlink:type="simple">uncaught_exceptions()</text:a>の追加にともない、非推奨化していた<text:a xlink:href="https://cpprefjp.github.io/reference/exception/uncaught_exception.html" xlink:type="simple">uncaught_exception()</text:a>を削除</text:p>
          </table:table-cell>
          <table:covered-table-cell/>
        </table:table-row>
        <table:table-row table:style-name="ro3">
          <table:table-cell office:value-type="string" calcext:value-type="string" table:number-columns-spanned="2" table:number-rows-spanned="1">
            <text:p>C++17で非推奨化されていたC互換ライブラリ&lt;ccomplex&gt;, &lt;cstdalign&gt;, &lt;cstdbool&gt;, &lt;ctgmath&gt;を削除。また、C++ではなにも定義されないC互換ライブラリ&lt;ciso646&gt;を削除</text:p>
          </table:table-cell>
          <table:covered-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2:45:20.234548883</meta:creation-date>
    <dc:date>2022-06-26T13:16:04.778694227</dc:date>
    <meta:editing-duration>PT20M34S</meta:editing-duration>
    <meta:editing-cycles>1</meta:editing-cycles>
    <meta:document-statistic meta:table-count="4" meta:cell-count="953" meta:object-count="0"/>
    <meta:generator>LibreOffice/7.3.3.2$Linux_X86_64 LibreOffice_project/30$Build-2</meta:generator>
  </office:meta>
</office:document-meta>
</file>